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Heading_20_1">
      <style:paragraph-properties fo:margin-top="0.706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3" style:family="paragraph" style:parent-style-name="Heading_20_1">
      <style:paragraph-properties fo:margin-top="0.706cm" fo:margin-bottom="0.212cm" style:contextual-spacing="false" fo:line-height="138%" style:writing-mode="lr-tb"/>
      <style:text-properties fo:font-variant="normal" fo:text-transform="none" fo:color="#000000" loext:opacity="100%" style:text-line-through-style="none" style:text-line-through-type="none" style:font-name="Arial" fo:font-size="20pt" fo:font-style="normal" style:text-underline-style="none" fo:font-weight="bold" officeooo:paragraph-rsid="0001aa02" style:text-blinking="false" fo:background-color="transparent"/>
    </style:style>
    <style:style style:name="P4"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5"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6"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font-style="normal" style:text-underline-style="none" fo:font-weight="bold" officeooo:paragraph-rsid="0001aa02" style:text-blinking="false" fo:background-color="transparent"/>
    </style:style>
    <style:style style:name="P7" style:family="paragraph" style:parent-style-name="Heading_20_2">
      <style:paragraph-properties fo:margin-left="0cm" fo:margin-right="0cm" fo:margin-top="0.635cm" fo:margin-bottom="0.212cm" style:contextual-spacing="false" fo:line-height="100%" fo:text-indent="0cm" style:auto-text-indent="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8" style:family="paragraph" style:parent-style-name="Heading_20_2">
      <style:paragraph-properties fo:margin-top="0.635cm" fo:margin-bottom="0.212cm" style:contextual-spacing="false" fo:line-height="138%" fo:break-before="page" style:writing-mode="lr-tb"/>
      <style:text-properties fo:font-variant="normal" fo:text-transform="none" fo:color="#000000" loext:opacity="100%" style:text-line-through-style="none" style:text-line-through-type="none" style:font-name="Arial" fo:font-size="16pt" fo:font-style="normal" style:text-underline-style="none" fo:font-weight="bold" officeooo:rsid="0013b79d" officeooo:paragraph-rsid="0013b79d" style:text-blinking="false" fo:background-color="transparent"/>
    </style:style>
    <style:style style:name="P9"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11" style:family="paragraph" style:parent-style-name="Heading_20_3">
      <style:paragraph-properties fo:margin-top="0.56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2"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3b79d" style:text-blinking="false" fo:background-color="transparent"/>
    </style:style>
    <style:style style:name="P13" style:family="paragraph" style:parent-style-name="Heading_20_3">
      <style:paragraph-properties fo:margin-top="0.564cm" fo:margin-bottom="0.141cm"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59d74" style:text-blinking="false" fo:background-color="transparent"/>
    </style:style>
    <style:style style:name="P14"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5" style:family="paragraph" style:parent-style-name="Heading_20_4">
      <style:paragraph-properties fo:margin-top="0.494cm" fo:margin-bottom="0.141cm" style:contextual-spacing="false" fo:line-height="138%" fo:break-before="pag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17"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52655" style:text-blinking="false" fo:background-color="transparent"/>
    </style:style>
    <style:style style:name="P18"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7555f" style:text-blinking="false" fo:background-color="transparent"/>
    </style:style>
    <style:style style:name="P19"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ddd63" style:text-blinking="false" fo:background-color="transparent"/>
    </style:style>
    <style:style style:name="P20"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0f2281" style:text-blinking="false" fo:background-color="transparent"/>
    </style:style>
    <style:style style:name="P21" style:family="paragraph" style:parent-style-name="Text_20_body">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paragraph-rsid="00107952" style:text-blinking="false" fo:background-color="transparent"/>
    </style:style>
    <style:style style:name="P22" style:family="paragraph" style:parent-style-name="Text_20_body">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9d74" style:text-blinking="false" fo:background-color="transparent"/>
    </style:style>
    <style:style style:name="P23"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a1e8" style:text-blinking="false" fo:background-color="transparent"/>
    </style:style>
    <style:style style:name="P24" style:family="paragraph" style:parent-style-name="Heading_20_1">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5"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59d74" officeooo:paragraph-rsid="0015f6e1" style:text-blinking="false" fo:background-color="transparent"/>
    </style:style>
    <style:style style:name="P26" style:family="paragraph" style:parent-style-name="Heading_20_1">
      <style:paragraph-properties fo:break-before="page"/>
      <style:text-properties fo:font-variant="normal" fo:text-transform="none" fo:color="#000000" loext:opacity="100%" style:text-line-through-style="none" style:text-line-through-type="none" style:font-name="Arial" fo:font-size="12pt" fo:font-style="normal" style:text-underline-style="none" fo:font-weight="bold" officeooo:rsid="0018c44d" officeooo:paragraph-rsid="0018c44d" style:text-blinking="false" fo:background-color="transparent"/>
    </style:style>
    <style:style style:name="P27" style:family="paragraph" style:parent-style-name="Text_20_body">
      <style:paragraph-properties fo:margin-top="0cm" fo:margin-bottom="0.106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6pt" fo:font-style="normal" style:text-underline-style="none" fo:font-weight="bold"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1aa02" style:text-blinking="false" fo:background-color="transparen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7555f" style:text-blinking="false" fo:background-color="transparent"/>
    </style:style>
    <style:style style:name="P3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ddd63" style:text-blinking="false" fo:background-color="transparent"/>
    </style:style>
    <style:style style:name="P3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07952" style:text-blinking="false" fo:background-color="transparent"/>
    </style:style>
    <style:style style:name="P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11be7" style:text-blinking="false" fo:background-color="transparent"/>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2d9e0" style:text-blinking="false" fo:background-color="transparent"/>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3b79d" style:text-blinking="false" fo:background-color="transparent"/>
    </style:style>
    <style:style style:name="P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9d74" style:text-blinking="false" fo:background-color="transparen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a1e8" style:text-blinking="false" fo:background-color="transparent"/>
    </style:style>
    <style:style style:name="P39"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5f6e1" style:text-blinking="false" fo:background-color="transparent"/>
    </style:style>
    <style:style style:name="P41" style:family="paragraph" style:parent-style-name="Preformatted_20_Text">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7a63d" style:text-blinking="false" fo:background-color="transparent"/>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8c44d" style:text-blinking="false" fo:background-color="transparent"/>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2d004" officeooo:paragraph-rsid="0002d004" style:text-blinking="false" fo:background-color="transparent" style:font-weight-asian="normal" style:font-weight-complex="normal"/>
    </style:style>
    <style:style style:name="P4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3a368" officeooo:paragraph-rsid="0003a368" style:text-blinking="false" fo:background-color="transparent" style:font-weight-asian="normal" style:font-weight-complex="normal"/>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52655" officeooo:paragraph-rsid="00052655" style:text-blinking="false" fo:background-color="transparent" style:font-weight-asian="normal" style:font-weight-complex="normal"/>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a4071" officeooo:paragraph-rsid="001a4071" style:text-blinking="false" fo:background-color="transparent" style:font-weight-asian="normal" style:font-weight-complex="normal"/>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8c44d" style:text-blinking="false" fo:background-color="transparent" style:font-weight-asian="normal" style:font-weight-complex="normal"/>
    </style:style>
    <style:style style:name="P50" style:family="paragraph" style:parent-style-name="Heading_20_4">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51" style:family="paragraph" style:parent-style-name="Text_20_body">
      <style:paragraph-properties fo:margin-top="0.423cm" fo:margin-bottom="0cm" style:contextual-spacing="false" fo:line-height="5%" style:writing-mode="lr-tb"/>
      <style:text-properties fo:font-variant="normal" fo:text-transform="none" fo:color="#b5cea8" loext:opacity="100%" style:text-line-through-style="none" style:text-line-through-type="none" style:font-name="Arial" fo:font-size="9pt" fo:font-style="normal" style:text-underline-style="none" fo:font-weight="normal" style:text-blinking="false" fo:background-color="#282828"/>
    </style:style>
    <style:style style:name="P52" style:family="paragraph" style:parent-style-name="Heading_20_4">
      <style:paragraph-properties fo:margin-top="0.494cm" fo:margin-bottom="0.141cm" style:contextual-spacing="false" fo:line-height="138%" style:writing-mode="lr-tb"/>
    </style:style>
    <style:style style:name="P53" style:family="paragraph" style:parent-style-name="Heading_20_4">
      <style:paragraph-properties fo:margin-top="0.494cm" fo:margin-bottom="0.141cm" style:contextual-spacing="false" fo:line-height="138%" fo:break-before="page" style:writing-mode="lr-tb"/>
    </style:style>
    <style:style style:name="P54" style:family="paragraph" style:parent-style-name="Heading_20_4">
      <style:paragraph-properties fo:margin-top="0.423cm" fo:margin-bottom="0.247cm" style:contextual-spacing="false" fo:line-height="138%" style:writing-mode="lr-tb"/>
    </style:style>
    <style:style style:name="P55" style:family="paragraph" style:parent-style-name="Text_20_body">
      <style:paragraph-properties fo:margin-top="0.423cm" fo:margin-bottom="0.247cm" style:contextual-spacing="false" fo:line-height="138%" style:writing-mode="lr-tb"/>
    </style:style>
    <style:style style:name="P56" style:family="paragraph" style:parent-style-name="Text_20_body">
      <style:paragraph-properties fo:margin-top="0cm" fo:margin-bottom="0cm" style:contextual-spacing="false" fo:line-height="138%" style:writing-mode="lr-tb"/>
    </style:style>
    <style:style style:name="P57" style:family="paragraph" style:parent-style-name="Text_20_body">
      <style:paragraph-properties fo:margin-top="0cm" fo:margin-bottom="0cm" style:contextual-spacing="false" fo:line-height="138%" style:writing-mode="lr-tb"/>
      <style:text-properties officeooo:paragraph-rsid="0001aa02"/>
    </style:style>
    <style:style style:name="P58" style:family="paragraph" style:parent-style-name="Text_20_body">
      <style:paragraph-properties fo:margin-top="0cm" fo:margin-bottom="0cm" style:contextual-spacing="false" fo:line-height="138%" style:writing-mode="lr-tb"/>
      <style:text-properties officeooo:paragraph-rsid="0007555f"/>
    </style:style>
    <style:style style:name="P59" style:family="paragraph" style:parent-style-name="Text_20_body">
      <style:paragraph-properties fo:margin-top="0cm" fo:margin-bottom="0cm" style:contextual-spacing="false" fo:line-height="138%" style:writing-mode="lr-tb"/>
      <style:text-properties officeooo:paragraph-rsid="0008f341"/>
    </style:style>
    <style:style style:name="P60" style:family="paragraph" style:parent-style-name="Text_20_body">
      <style:paragraph-properties fo:margin-top="0cm" fo:margin-bottom="0cm" style:contextual-spacing="false" fo:line-height="138%" style:writing-mode="lr-tb"/>
      <style:text-properties officeooo:paragraph-rsid="00092cdf"/>
    </style:style>
    <style:style style:name="P61" style:family="paragraph" style:parent-style-name="Text_20_body">
      <style:paragraph-properties fo:margin-top="0cm" fo:margin-bottom="0cm" style:contextual-spacing="false" fo:line-height="138%" style:writing-mode="lr-tb"/>
      <style:text-properties officeooo:paragraph-rsid="000ddd63"/>
    </style:style>
    <style:style style:name="P62" style:family="paragraph" style:parent-style-name="Text_20_body">
      <style:paragraph-properties fo:margin-top="0cm" fo:margin-bottom="0cm" style:contextual-spacing="false" fo:line-height="138%" style:writing-mode="lr-tb"/>
      <style:text-properties officeooo:paragraph-rsid="000f2281"/>
    </style:style>
    <style:style style:name="P63" style:family="paragraph" style:parent-style-name="Text_20_body">
      <style:paragraph-properties fo:margin-top="0cm" fo:margin-bottom="0cm" style:contextual-spacing="false" fo:line-height="138%" style:writing-mode="lr-tb"/>
      <style:text-properties officeooo:paragraph-rsid="00107952"/>
    </style:style>
    <style:style style:name="P64" style:family="paragraph" style:parent-style-name="Heading_20_3">
      <style:paragraph-properties fo:margin-top="0.564cm" fo:margin-bottom="0.141cm" style:contextual-spacing="false" fo:line-height="138%" style:writing-mode="lr-tb"/>
      <style:text-properties officeooo:paragraph-rsid="0013b79d"/>
    </style:style>
    <style:style style:name="P65" style:family="paragraph" style:parent-style-name="Text_20_body">
      <style:paragraph-properties fo:margin-top="0cm" fo:margin-bottom="0cm" style:contextual-spacing="false" fo:line-height="138%" style:writing-mode="lr-tb"/>
      <style:text-properties officeooo:paragraph-rsid="0013b79d"/>
    </style:style>
    <style:style style:name="P66" style:family="paragraph" style:parent-style-name="Text_20_body">
      <style:paragraph-properties fo:margin-top="0cm" fo:margin-bottom="0cm" style:contextual-spacing="false" fo:line-height="138%" style:writing-mode="lr-tb"/>
      <style:text-properties officeooo:paragraph-rsid="0015a1e8"/>
    </style:style>
    <style:style style:name="P67" style:family="paragraph" style:parent-style-name="Text_20_body">
      <style:paragraph-properties fo:margin-top="0cm" fo:margin-bottom="0cm" style:contextual-spacing="false" fo:line-height="138%" style:writing-mode="lr-tb"/>
      <style:text-properties officeooo:paragraph-rsid="0015f6e1"/>
    </style:style>
    <style:style style:name="P68" style:family="paragraph" style:parent-style-name="Text_20_body">
      <style:paragraph-properties fo:margin-top="0cm" fo:margin-bottom="0cm" style:contextual-spacing="false" fo:line-height="138%" style:writing-mode="lr-tb"/>
      <style:text-properties officeooo:paragraph-rsid="0018c44d"/>
    </style:style>
    <style:style style:name="P69" style:family="paragraph" style:parent-style-name="Text_20_body">
      <style:text-properties officeooo:paragraph-rsid="00052655"/>
    </style:style>
    <style:style style:name="P70"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3"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4"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5"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7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1bc6f6" officeooo:paragraph-rsid="001bc6f6" style:text-blinking="false" fo:background-color="transparent" style:font-weight-asian="normal" style:font-weight-complex="normal"/>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0f2281" style:text-blinking="false" fo:background-color="transparent"/>
    </style:style>
    <style:style style:name="P78" style:family="paragraph" style:parent-style-name="Text_20_body" style:list-style-name="L7"/>
    <style:style style:name="P79" style:family="paragraph" style:parent-style-name="Text_20_body" style:list-style-name="L8"/>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font-style="normal" style:text-underline-style="none" fo:font-weight="bold" officeooo:rsid="00092cdf" style:text-blinking="false" fo:background-color="transparent" loext:char-shading-value="0" style:font-size-asian="11pt" style:font-size-complex="11pt"/>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7555f" style:text-blinking="false" fo:background-color="transparent" loext:char-shading-value="0" style:font-size-asian="11pt" style:font-size-complex="11pt"/>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92cdf" style:text-blinking="false" fo:background-color="transparent" loext:char-shading-value="0" style:font-size-asian="11pt" style:font-size-complex="11pt"/>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font-size-asian="11pt" style:font-size-complex="11pt"/>
    </style:style>
    <style:style style:name="T1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ddd63"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228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079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9d74"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a1e8"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5f6e1"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c44d"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4pt" fo:font-style="normal" style:text-underline-style="none" fo:font-weight="bold" officeooo:rsid="0012d9e0" style:text-blinking="false" fo:background-color="transparent" loext:char-shading-value="0" style:font-size-asian="11pt" style:font-weight-asian="normal" style:font-size-complex="11pt" style:font-weight-complex="normal"/>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text-underline-style="none" officeooo:rsid="0007555f"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officeooo:rsid="000f2281"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officeooo:rsid="00159d74"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text-underline-style="none" officeooo:rsid="0015f6e1"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07555f" style:text-blinking="false" fo:background-color="transparent" loext:char-shading-value="0" style:font-size-asian="11pt" style:font-weight-asian="normal" style:font-size-complex="11pt" style:font-weight-complex="normal"/>
    </style:style>
    <style:style style:name="T26" style:family="text">
      <style:text-properties fo:font-variant="normal" fo:text-transform="none" fo:color="#000000" loext:opacity="100%" style:text-line-through-style="none" style:text-line-through-type="none" style:font-name="Arial1" fo:font-size="11pt" style:text-underline-style="none" officeooo:rsid="00092cdf" style:text-blinking="false" fo:background-color="transparent" loext:char-shading-value="0" style:font-size-asian="11pt" style:font-size-complex="11pt"/>
    </style:style>
    <style:style style:name="T27"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9"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30"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1" style:family="text">
      <style:text-properties style:font-name="Arial" fo:font-size="14pt" fo:font-style="normal" fo:font-weight="bold"/>
    </style:style>
    <style:style style:name="T32" style:family="text">
      <style:text-properties style:font-name="Arial" officeooo:rsid="00092cdf" style:font-size-asian="11pt" style:font-size-complex="11pt"/>
    </style:style>
    <style:style style:name="T33" style:family="text">
      <style:text-properties style:font-name="Arial" officeooo:rsid="0013b79d" style:font-size-asian="11pt" style:font-weight-asian="normal" style:font-size-complex="11pt" style:font-weight-complex="normal"/>
    </style:style>
    <style:style style:name="T34" style:family="text">
      <style:text-properties style:font-name="Arial" officeooo:rsid="00159d74" style:font-size-asian="11pt" style:font-weight-asian="normal" style:font-size-complex="11pt" style:font-weight-complex="normal"/>
    </style:style>
    <style:style style:name="T35" style:family="text">
      <style:text-properties style:font-name="Arial" officeooo:rsid="00092cdf" style:font-size-asian="11pt" style:font-weight-asian="normal" style:font-size-complex="11pt" style:font-weight-complex="normal"/>
    </style:style>
    <style:style style:name="T36" style:family="text">
      <style:text-properties style:font-name="Arial" fo:font-weight="normal" officeooo:rsid="000ddd63" style:font-size-asian="11pt" style:font-weight-asian="normal" style:font-size-complex="11pt" style:font-weight-complex="normal"/>
    </style:style>
    <style:style style:name="T37" style:family="text">
      <style:text-properties style:font-name="Arial" fo:font-weight="normal" officeooo:rsid="000f2281" style:font-size-asian="11pt" style:font-weight-asian="normal" style:font-size-complex="11pt" style:font-weight-complex="normal"/>
    </style:style>
    <style:style style:name="T38" style:family="text">
      <style:text-properties style:font-name="Arial" fo:font-weight="normal" officeooo:rsid="00107952" style:font-size-asian="11pt" style:font-weight-asian="normal" style:font-size-complex="11pt" style:font-weight-complex="normal"/>
    </style:style>
    <style:style style:name="T39" style:family="text">
      <style:text-properties style:font-name="Arial" fo:font-weight="normal" officeooo:rsid="00111be7" style:font-size-asian="11pt" style:font-weight-asian="normal" style:font-size-complex="11pt" style:font-weight-complex="normal"/>
    </style:style>
    <style:style style:name="T40" style:family="text">
      <style:text-properties style:font-name="Arial" fo:font-weight="normal" officeooo:rsid="0012d9e0" style:font-size-asian="11pt" style:font-weight-asian="normal" style:font-size-complex="11pt" style:font-weight-complex="normal"/>
    </style:style>
    <style:style style:name="T41" style:family="text">
      <style:text-properties style:font-name="Arial" fo:font-weight="normal" officeooo:rsid="00159d74" style:font-size-asian="11pt" style:font-weight-asian="normal" style:font-size-complex="11pt" style:font-weight-complex="normal"/>
    </style:style>
    <style:style style:name="T42" style:family="text">
      <style:text-properties style:font-name="Arial" fo:font-weight="normal" officeooo:rsid="0015a1e8" style:font-size-asian="11pt" style:font-weight-asian="normal" style:font-size-complex="11pt" style:font-weight-complex="normal"/>
    </style:style>
    <style:style style:name="T43" style:family="text">
      <style:text-properties style:font-name="Arial" fo:font-weight="normal" officeooo:rsid="0015f6e1" style:font-size-asian="11pt" style:font-weight-asian="normal" style:font-size-complex="11pt" style:font-weight-complex="normal"/>
    </style:style>
    <style:style style:name="T44" style:family="text">
      <style:text-properties style:font-name="Arial" fo:font-weight="normal" officeooo:rsid="0013b79d" style:font-size-asian="11pt" style:font-weight-asian="normal" style:font-size-complex="11pt" style:font-weight-complex="normal"/>
    </style:style>
    <style:style style:name="T45" style:family="text">
      <style:text-properties style:font-name="Arial" fo:font-weight="normal" officeooo:rsid="0017a63d" style:font-size-asian="11pt" style:font-weight-asian="normal" style:font-size-complex="11pt" style:font-weight-complex="normal"/>
    </style:style>
    <style:style style:name="T46" style:family="text">
      <style:text-properties style:font-name="Arial" fo:font-weight="normal" officeooo:rsid="0018c44d" style:font-size-asian="11pt" style:font-weight-asian="normal" style:font-size-complex="11pt" style:font-weight-complex="normal"/>
    </style:style>
    <style:style style:name="T47" style:family="text">
      <style:text-properties style:font-name="Arial" fo:font-weight="normal" officeooo:rsid="001a4071" style:font-size-asian="11pt" style:font-weight-asian="normal" style:font-size-complex="11pt" style:font-weight-complex="normal"/>
    </style:style>
    <style:style style:name="T48" style:family="text">
      <style:text-properties fo:font-weight="bold" style:font-weight-asian="bold" style:font-weight-complex="bold"/>
    </style:style>
    <style:style style:name="T49" style:family="text">
      <style:text-properties officeooo:rsid="0001aa02"/>
    </style:style>
    <style:style style:name="T50" style:family="text">
      <style:text-properties officeooo:rsid="00052655"/>
    </style:style>
    <style:style style:name="T51" style:family="text">
      <style:text-properties officeooo:rsid="0005a999"/>
    </style:style>
    <style:style style:name="T52" style:family="text">
      <style:text-properties style:font-name="Arial1" fo:font-size="11pt" style:font-size-asian="11pt" style:font-size-complex="11pt"/>
    </style:style>
    <style:style style:name="T53" style:family="text">
      <style:text-properties style:font-name="Arial1" fo:font-size="11pt" officeooo:rsid="0007555f" style:font-size-asian="11pt" style:font-size-complex="11pt"/>
    </style:style>
    <style:style style:name="T54" style:family="text">
      <style:text-properties style:font-name="Arial1" fo:font-size="11pt" officeooo:rsid="0008f341" style:font-size-asian="11pt" style:font-size-complex="11pt"/>
    </style:style>
    <style:style style:name="T55" style:family="text">
      <style:text-properties style:font-name="Arial1" fo:font-size="11pt" officeooo:rsid="00092cdf" style:font-size-asian="11pt" style:font-size-complex="11pt"/>
    </style:style>
    <style:style style:name="T56" style:family="text">
      <style:text-properties officeooo:rsid="000ddd63"/>
    </style:style>
    <style:style style:name="T57" style:family="text">
      <style:text-properties fo:color="#d4d4d4" loext:opacity="100%" style:font-name="Arial" fo:font-size="9.75pt" fo:font-weight="normal" officeooo:rsid="0015f6e1" style:font-size-asian="11pt" style:font-weight-asian="normal" style:font-size-complex="11pt" style:font-weight-complex="normal"/>
    </style:style>
    <style:style style:name="T58"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 text:name="docs-internal-guid-4a223954-7fff-b878-557d-782050385a71"/>Interview Prep</text:p>
      <text:h text:style-name="P3" text:outline-level="1">HackerRank</text:h>
      <text:h text:style-name="P6" text:outline-level="2">Python</text:h>
      <text:h text:style-name="P9" text:outline-level="3">Basic_Data_Types</text:h>
      <text:h text:style-name="P52" text:outline-level="4"><text:span text:style-name="T1">Find_runnerup</text:span><text:span text:style-name="T20"> </text:span></text:h>
      <text:p text:style-name="P56"><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www.hackerrank.com/challenges/find-second-maximum-number-in-a-list/problem" text:style-name="Internet_20_link" text:visited-style-name="Visited_20_Internet_20_Link"><text:span text:style-name="T28">https://www.hackerrank.com/challenges/find-second-maximum-number-in-a-list/problem</text:span></text:a></text:p>
      <text:p text:style-name="P56"><text:span text:style-name="T3">Status</text:span><text:span text:style-name="T5">: Success</text:span></text:p>
      <text:p text:style-name="P56"><text:span text:style-name="T3">Time Taken: </text:span><text:span text:style-name="T5">40</text:span><text:span text:style-name="T2">min</text:span></text:p>
      <text:p text:style-name="P28">Date: 14th August 2025</text:p>
      <text:p text:style-name="P28">Solution Notes:</text:p>
      <text:p text:style-name="Text_20_body"/>
      <text:p text:style-name="P43">Add all elements to a set, which removes duplicates, before popping the maximum value, only leaving the runner-up, which can be accessed using max.</text:p>
      <text:h text:style-name="P14" text:outline-level="4">Hackerank_lists</text:h>
      <text:p text:style-name="P56"><text:span text:style-name="T3">Link:</text:span><text:a xlink:type="simple" xlink:href="https://www.hackerrank.com/challenges/python-lists/problem" text:style-name="Internet_20_link" text:visited-style-name="Visited_20_Internet_20_Link"><text:span text:style-name="T29"> </text:span></text:a><text:a xlink:type="simple" xlink:href="https://www.hackerrank.com/challenges/python-lists/problem" text:style-name="Internet_20_link" text:visited-style-name="Visited_20_Internet_20_Link"><text:span text:style-name="T28">https://www.hackerrank.com/challenges/python-lists/problem</text:span></text:a></text:p>
      <text:p text:style-name="P56"><text:span text:style-name="T3">Status: </text:span><text:span text:style-name="T5">Success</text:span></text:p>
      <text:p text:style-name="P56"><text:span text:style-name="T3">Time Taken:</text:span><text:span text:style-name="T20"> </text:span><text:span text:style-name="T5">21min</text:span></text:p>
      <text:p text:style-name="P56"><text:span text:style-name="T3">Date: </text:span><text:span text:style-name="T5">14th</text:span><text:span text:style-name="T20"> </text:span><text:span text:style-name="T5">August 2025</text:span></text:p>
      <text:p text:style-name="P28">Solution Notes:</text:p>
      <text:p text:style-name="Text_20_body"/>
      <text:p text:style-name="P43">Make sure that all code can deal with multiple test cases it, just simple if and elif statements.</text:p>
      <text:p text:style-name="Text_20_body"/>
      <text:h text:style-name="P14" text:outline-level="4"/>
      <text:h text:style-name="P53" text:outline-level="4"><text:span text:style-name="T1">List_comprehension</text:span><text:span text:style-name="T20"> </text:span></text:h>
      <text:p text:style-name="P56"><text:span text:style-name="T3">Link</text:span><text:span text:style-name="T5">:</text:span><text:a xlink:type="simple" xlink:href="https://www.hackerrank.com/challenges/list-comprehensions/problem" text:style-name="Internet_20_link" text:visited-style-name="Visited_20_Internet_20_Link"><text:span text:style-name="T29"> </text:span></text:a><text:a xlink:type="simple" xlink:href="https://www.hackerrank.com/challenges/list-comprehensions/problem" text:style-name="Internet_20_link" text:visited-style-name="Visited_20_Internet_20_Link"><text:span text:style-name="T28">https://www.hackerrank.com/challenges/list-comprehensions/problem</text:span></text:a></text:p>
      <text:p text:style-name="P56"><text:span text:style-name="T3">Status</text:span><text:span text:style-name="T5">: Success</text:span></text:p>
      <text:p text:style-name="P56"><text:span text:style-name="T3">Time Taken</text:span><text:span text:style-name="T5">: 10min</text:span></text:p>
      <text:p text:style-name="P56"><text:span text:style-name="T3">Date:</text:span><text:span text:style-name="T20"> </text:span><text:span text:style-name="T5">15th August 2025</text:span></text:p>
      <text:p text:style-name="P28">Solution Notes:</text:p>
      <text:p text:style-name="Text_20_body"/>
      <text:p text:style-name="P43">it is simply just three nested for loop for x, y and z on the index of I, j, k, before checking if adding I, j, k and storing the valid permutations if it does not equal n.</text:p>
      <text:p text:style-name="Text_20_body"/>
      <text:p text:style-name="P43">Had to use the following notation instead of three nested for loops:</text:p>
      <text:p text:style-name="P43">&gt;&gt;&gt; print([[x, y] for x in [1, 2, 3] for y in [4, 5, 6]])</text:p>
      <text:p text:style-name="P43">[[1, 4], [1, 5], [1, 6], [2, 4], [2, 5], [2, 6], [3, 4], [3, 5], [3, 6]]</text:p>
      <text:p text:style-name="Text_20_body"/>
      <text:h text:style-name="P52" text:outline-level="4"><text:span text:style-name="T1">Nested_lists</text:span><text:span text:style-name="T20"> </text:span></text:h>
      <text:p text:style-name="P56"><text:span text:style-name="T3">Link</text:span><text:span text:style-name="T5">:</text:span><text:a xlink:type="simple" xlink:href="https://www.hackerrank.com/challenges/nested-list/problem" text:style-name="Internet_20_link" text:visited-style-name="Visited_20_Internet_20_Link"><text:span text:style-name="T29"> </text:span></text:a><text:a xlink:type="simple" xlink:href="https://www.hackerrank.com/challenges/nested-list/problem" text:style-name="Internet_20_link" text:visited-style-name="Visited_20_Internet_20_Link"><text:span text:style-name="T28">https://www.hackerrank.com/challenges/nested-list/problem</text:span></text:a></text:p>
      <text:p text:style-name="P56"><text:span text:style-name="T3">Status: </text:span><text:span text:style-name="T5">Success</text:span></text:p>
      <text:p text:style-name="P56"><text:span text:style-name="T3">Time Taken: </text:span><text:span text:style-name="T5">20min</text:span></text:p>
      <text:p text:style-name="P56"><text:span text:style-name="T3">Date: </text:span><text:span text:style-name="T5">15th August 2025</text:span></text:p>
      <text:p text:style-name="P28">Solution Notes:</text:p>
      <text:p text:style-name="P28"/>
      <text:p text:style-name="P43">combine the names and score into a list containning other lists with names and corresponding scores.</text:p>
      <text:p text:style-name="Text_20_body"/>
      <text:p text:style-name="P43">Then create an empty set and only add the scores (this has the effect of only keeping the unique scores) done by [I][1] index, before sorting them</text:p>
      <text:p text:style-name="P43"/>
      <text:p text:style-name="P43">Then the runner_up score will be at index 1, use this to loop over the combined list and appending any names with the same score to a names list, before sorting and printing it.</text:p>
      <text:h text:style-name="P14" text:outline-level="4"/>
      <text:h text:style-name="P53" text:outline-level="4"><text:span text:style-name="T1">Percentage_find</text:span><text:span text:style-name="T20"> </text:span></text:h>
      <text:p text:style-name="P56"><text:span text:style-name="T3">Link:</text:span><text:a xlink:type="simple" xlink:href="https://www.hackerrank.com/challenges/finding-the-percentage/problem" text:style-name="Internet_20_link" text:visited-style-name="Visited_20_Internet_20_Link"><text:span text:style-name="T29"> </text:span></text:a><text:a xlink:type="simple" xlink:href="https://www.hackerrank.com/challenges/finding-the-percentage/problem" text:style-name="Internet_20_link" text:visited-style-name="Visited_20_Internet_20_Link"><text:span text:style-name="T28">https://www.hackerrank.com/challenges/finding-the-percentage/problem</text:span></text:a></text:p>
      <text:p text:style-name="P43">Status: Success</text:p>
      <text:p text:style-name="P56"><text:span text:style-name="T3">Time </text:span><text:span text:style-name="T5">Taken: 10min</text:span></text:p>
      <text:p text:style-name="P56"><text:span text:style-name="T3">Date: </text:span><text:span text:style-name="T5">15th August 2025</text:span></text:p>
      <text:p text:style-name="P28">Solution Notes:</text:p>
      <text:p text:style-name="Text_20_body"/>
      <text:p text:style-name="P43">use the query name to reference the relevant students marks, before obtaining the average mark and formatting it to 2 decimal place, which I had to search up.</text:p>
      <text:p text:style-name="Text_20_body"/>
      <text:h text:style-name="P14" text:outline-level="4"><text:bookmark text:name="docs-internal-guid-47e6147c-7fff-2475-6ed8-e85ff426e9d5"/>Tuples </text:h>
      <text:p text:style-name="P56"><text:span text:style-name="T3">Link:</text:span><text:a xlink:type="simple" xlink:href="https://www.hackerrank.com/challenges/python-tuples/problem" text:style-name="Internet_20_link" text:visited-style-name="Visited_20_Internet_20_Link"><text:span text:style-name="T29"> </text:span></text:a><text:a xlink:type="simple" xlink:href="https://www.hackerrank.com/challenges/python-tuples/problem" text:style-name="Internet_20_link" text:visited-style-name="Visited_20_Internet_20_Link"><text:span text:style-name="T28">https://www.hackerrank.com/challenges/python-tuples/problem</text:span></text:a></text:p>
      <text:p text:style-name="P56"><text:span text:style-name="T3">Status: </text:span><text:span text:style-name="T5">Success</text:span></text:p>
      <text:p text:style-name="P56"><text:span text:style-name="T3">Time Taken:</text:span><text:span text:style-name="T20"> </text:span><text:span text:style-name="T5">24min</text:span></text:p>
      <text:p text:style-name="P56"><text:span text:style-name="T3">Date: </text:span><text:span text:style-name="T5">15th August 2025</text:span></text:p>
      <text:p text:style-name="P28">Solution Notes:</text:p>
      <text:p text:style-name="P43">had to change to python2 just use the hash function on the given input</text:p>
      <text:h text:style-name="P9" text:outline-level="3">Collections</text:h>
      <text:h text:style-name="P52" text:outline-level="4"><text:span text:style-name="T1">Collection_counter</text:span><text:span text:style-name="T20"> </text:span></text:h>
      <text:p text:style-name="P56"><text:span text:style-name="T3">Link:</text:span><text:a xlink:type="simple" xlink:href="https://www.hackerrank.com/challenges/collections-counter/problem" text:style-name="Internet_20_link" text:visited-style-name="Visited_20_Internet_20_Link"><text:span text:style-name="T29"> </text:span></text:a><text:a xlink:type="simple" xlink:href="https://www.hackerrank.com/challenges/collections-counter/problem" text:style-name="Internet_20_link" text:visited-style-name="Visited_20_Internet_20_Link"><text:span text:style-name="T28">https://www.hackerrank.com/challenges/collections-counter/problem</text:span></text:a></text:p>
      <text:p text:style-name="P56"><text:span text:style-name="T3">Status: </text:span><text:span text:style-name="T5">Success</text:span></text:p>
      <text:p text:style-name="P56"><text:span text:style-name="T3">Time Taken: </text:span><text:span text:style-name="T5">25min</text:span></text:p>
      <text:p text:style-name="P56"><text:span text:style-name="T3">Date: </text:span><text:span text:style-name="T5">14th August 2025</text:span></text:p>
      <text:p text:style-name="P28">Solution Notes:</text:p>
      <text:p text:style-name="P43">Get all the required information about the number of shoes, the shoe list, the number of orders and the orders with the shoe size and corresponding price, using input.</text:p>
      <text:p text:style-name="P43">remove each shoe size once it is bought, and sum relevant prices and return that output.</text:p>
      <text:h text:style-name="P9" text:outline-level="3">Itertools</text:h>
      <text:h text:style-name="P14" text:outline-level="4">Compress_the_string</text:h>
      <text:p text:style-name="P56"><text:span text:style-name="T3">Link: </text:span><text:a xlink:type="simple" xlink:href="https://www.hackerrank.com/challenges/compress-the-string/problem" text:style-name="Internet_20_link" text:visited-style-name="Visited_20_Internet_20_Link"><text:span text:style-name="T28">https://www.hackerrank.com/challenges/compress-the-string/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text:span><text:span text:style-name="T20"> </text:span><text:span text:style-name="T5">8th September 2025</text:span></text:p>
      <text:p text:style-name="P28"><text:soft-page-break/>Solution Notes:</text:p>
      <text:p text:style-name="Text_20_body"/>
      <text:p text:style-name="P43">goal output the number of consecutive characters and corresponding characters, in a specified format. </text:p>
      <text:p text:style-name="P43">Have an empty res string,</text:p>
      <text:p text:style-name="Text_20_body"/>
      <text:p text:style-name="P43">loop through the value and freq in itertools group by string add to the res the len of the list of freq and then the corresponding value.</text:p>
      <text:p text:style-name="Text_20_body"/>
      <text:h text:style-name="P14" text:outline-level="4">Iterables_and_iterators</text:h>
      <text:p text:style-name="P56"><text:span text:style-name="T3">Link: </text:span><text:a xlink:type="simple" xlink:href="https://www.hackerrank.com/challenges/iterables-and-iterators/problem" text:style-name="Internet_20_link" text:visited-style-name="Visited_20_Internet_20_Link"><text:span text:style-name="T28">https://www.hackerrank.com/challenges/iterables-and-iterators/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text:span><text:span text:style-name="T20"> </text:span><text:span text:style-name="T5">19th September 2025</text:span></text:p>
      <text:p text:style-name="P28">Solution Notes:</text:p>
      <text:p text:style-name="Text_20_body"/>
      <text:p text:style-name="P43">get all combos using combinations, then keep count of all combos with the character a and find the probability avg by dividing the count by the total number of combos.</text:p>
      <text:p text:style-name="Text_20_body"/>
      <text:h text:style-name="P14" text:outline-level="4">Itertools_combinations</text:h>
      <text:p text:style-name="P56"><text:span text:style-name="T3">Link: </text:span><text:a xlink:type="simple" xlink:href="https://www.hackerrank.com/challenges/itertools-combinations/submissions/problem" text:style-name="Internet_20_link" text:visited-style-name="Visited_20_Internet_20_Link"><text:span text:style-name="T28">https://www.hackerrank.com/challenges/itertools-combinations/submissions/problem</text:span></text:a></text:p>
      <text:p text:style-name="P56"><text:span text:style-name="T3">Status:</text:span><text:span text:style-name="T20">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8th September 2025</text:span></text:p>
      <text:p text:style-name="P28">Solution Notes:</text:p>
      <text:p text:style-name="Text_20_body"/>
      <text:p text:style-name="P43">sort the string to get the correct output then just use a combinations function, but would have to do it in a for loop a length of the input specified, then have a nested loop to print the output into the format desired.</text:p>
      <text:p text:style-name="Text_20_body"/>
      <text:h text:style-name="P14" text:outline-level="4">Itertools_combinations_with_replacements</text:h>
      <text:p text:style-name="P56"><text:span text:style-name="T3">Link: </text:span><text:a xlink:type="simple" xlink:href="https://www.hackerrank.com/challenges/itertools-combinations-with-replacement/problem" text:style-name="Internet_20_link" text:visited-style-name="Visited_20_Internet_20_Link"><text:span text:style-name="T28">https://www.hackerrank.com/challenges/itertools-combinations-with-replacement/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8th September 2025</text:span></text:p>
      <text:p text:style-name="P28">Solution Notes:</text:p>
      <text:p text:style-name="Text_20_body"><text:soft-page-break/></text:p>
      <text:p text:style-name="P43">use the desired function to get the resunt before using the join function to get it into the desired format.</text:p>
      <text:h text:style-name="P52" text:outline-level="4"><text:span text:style-name="T1">Itertools_permutations</text:span><text:span text:style-name="T20"> </text:span></text:h>
      <text:p text:style-name="P56"><text:span text:style-name="T3">Link:</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p>
      <text:p text:style-name="P56"><text:span text:style-name="T3">Status: </text:span><text:span text:style-name="T5">Success</text:span></text:p>
      <text:p text:style-name="P56"><text:span text:style-name="T3">Time Taken: </text:span><text:span text:style-name="T5">5min</text:span></text:p>
      <text:p text:style-name="P56"><text:span text:style-name="T3">Date:</text:span><text:span text:style-name="T20"> </text:span><text:span text:style-name="T5">8th September 2025</text:span></text:p>
      <text:p text:style-name="P28">Solution Notes:</text:p>
      <text:p text:style-name="Text_20_body"/>
      <text:p text:style-name="P43">use the permutation funciton, the harder part was creating a string that matches the desired output by using join on a new line with now space.</text:p>
      <text:p text:style-name="Text_20_body"/>
      <text:h text:style-name="P14" text:outline-level="4">Itertools_product</text:h>
      <text:p text:style-name="P56"><text:span text:style-name="T3">Link:</text:span><text:a xlink:type="simple" xlink:href="https://www.hackerrank.com/challenges/itertools-product/problem" text:style-name="Internet_20_link" text:visited-style-name="Visited_20_Internet_20_Link"><text:span text:style-name="T28">https://www.hackerrank.com/challenges/itertools-product/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8th September 2025</text:span></text:p>
      <text:p text:style-name="P28">Solution Notes:</text:p>
      <text:p text:style-name="Text_20_body"/>
      <text:p text:style-name="P43">just use the product itertools function in python, the hard part was getting the input by converting to a int map.</text:p>
      <text:p text:style-name="Text_20_body"/>
      <text:h text:style-name="P14" text:outline-level="4"/>
      <text:h text:style-name="P53" text:outline-level="4"><text:span text:style-name="T1">Maximise_it</text:span><text:span text:style-name="T20"> </text:span></text:h>
      <text:p text:style-name="P56"><text:span text:style-name="T3">Link:</text:span><text:a xlink:type="simple" xlink:href="https://www.hackerrank.com/challenges/maximize-it/problem" text:style-name="Internet_20_link" text:visited-style-name="Visited_20_Internet_20_Link"><text:span text:style-name="T28">https://www.hackerrank.com/challenges/maximize-it/problem</text:span></text:a></text:p>
      <text:p text:style-name="P56"><text:span text:style-name="T3">Status: </text:span><text:span text:style-name="T5">Success</text:span></text:p>
      <text:p text:style-name="P56"><text:span text:style-name="T3">Time Taken: </text:span><text:span text:style-name="T5">45min</text:span></text:p>
      <text:p text:style-name="P56"><text:span text:style-name="T3">Date: </text:span><text:span text:style-name="T5">17th September 2025</text:span></text:p>
      <text:p text:style-name="P28">Solution Notes:</text:p>
      <text:p text:style-name="Text_20_body"/>
      <text:p text:style-name="P43">given a modulo number, and some lists, choose one element from each list square and sum those elements before dividing them by modulo and return the maximum number.</text:p>
      <text:p text:style-name="Text_20_body"/>
      <text:p text:style-name="P43">Firstly need to get K (number of lines coming after in input) and M (modulo number) using map to int on input split</text:p>
      <text:p text:style-name="Text_20_body"/>
      <text:p text:style-name="P43">then need to loop through the next K lines, and access the rows after the first element because the length of the list is irrelevant because we are going through each element anyway.</text:p>
      <text:p text:style-name="Text_20_body"/>
      <text:p text:style-name="P43">Then square each number so we don’t have to do it later, can be done using a lambda statement such as: nums.append(map(lambda x: x ** 2, row)) or by a nested for loop.</text:p>
      <text:p text:style-name="Text_20_body"/>
      <text:p text:style-name="P43">Then using the itertools product to get all possible relevant combinations with one element from each list.</text:p>
      <text:p text:style-name="Text_20_body"/>
      <text:p text:style-name="P43">Then go through all of these combos summing them together before finding the Modulo M and append it a sums array.</text:p>
      <text:p text:style-name="Text_20_body"/>
      <text:p text:style-name="P43">Print the max of that array.</text:p>
      <text:p text:style-name="Text_20_body"/>
      <text:p text:style-name="P43">The last two steps can be done in one line but I think it is unreadable when compared to other solutions: print(max(map(lambda x: sum(x) % M, product(*nums))))</text:p>
      <text:p text:style-name="Text_20_body"/>
      <text:h text:style-name="P9" text:outline-level="3"/>
      <text:h text:style-name="P10" text:outline-level="3">Math </text:h>
      <text:h text:style-name="P52" text:outline-level="4"><text:span text:style-name="T1">Triangle_quest2</text:span><text:span text:style-name="T20"> </text:span></text:h>
      <text:p text:style-name="P56"><text:span text:style-name="T3">Link:</text:span><text:a xlink:type="simple" xlink:href="https://www.hackerrank.com/challenges/triangle-quest-2/problem" text:style-name="Internet_20_link" text:visited-style-name="Visited_20_Internet_20_Link"><text:span text:style-name="T28">https://www.hackerrank.com/challenges/triangle-quest-2/problem</text:span></text:a></text:p>
      <text:p text:style-name="P56"><text:span text:style-name="T3">Status:</text:span><text:span text:style-name="T20"> </text:span><text:span text:style-name="T5">Success</text:span></text:p>
      <text:p text:style-name="P56"><text:span text:style-name="T3">Time Taken:</text:span><text:span text:style-name="T20"> </text:span><text:span text:style-name="T5">5min</text:span></text:p>
      <text:p text:style-name="P56"><text:span text:style-name="T3">Date: </text:span><text:span text:style-name="T5">19th September 2025</text:span></text:p>
      <text:p text:style-name="P28">Solution Notes:</text:p>
      <text:p text:style-name="Text_20_body"/>
      <text:p text:style-name="P43">use the formula to ((10 ** 3 - 1) // 9) ** 2, replacing 3 with I to get the results as described because the results are just doing 11 * 11 or 11^1, 11^2 11 … ^n.</text:p>
      <text:h text:style-name="P14" text:outline-level="4">angle_MBC </text:h>
      <text:p text:style-name="P56"><text:span text:style-name="T3">Link: </text:span><text:a xlink:type="simple" xlink:href="https://www.hackerrank.com/challenges/find-angle/problem" text:style-name="Internet_20_link" text:visited-style-name="Visited_20_Internet_20_Link"><text:span text:style-name="T28">https://www.hackerrank.com/challenges/find-angle/problem</text:span></text:a></text:p>
      <text:p text:style-name="P56"><text:span text:style-name="T3">Status:</text:span><text:span text:style-name="T20">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19th September 2025</text:span></text:p>
      <text:p text:style-name="P28">Solution Notes:</text:p>
      <text:p text:style-name="Text_20_body"/>
      <text:p text:style-name="P43">just use the relevant atan2 functions, and find the unicode for the degree symbol</text:p>
      <text:p text:style-name="Text_20_body"/>
      <text:h text:style-name="P52" text:outline-level="4"><text:span text:style-name="T1">Integers_come_in_all_sizes</text:span><text:span text:style-name="T20"> </text:span></text:h>
      <text:p text:style-name="P56"><text:span text:style-name="T3">Link: </text:span><text:a xlink:type="simple" xlink:href="https://www.hackerrank.com/challenges/python-integers-come-in-all-sizes/problem" text:style-name="Internet_20_link" text:visited-style-name="Visited_20_Internet_20_Link"><text:span text:style-name="T28">https://www.hackerrank.com/challenges/python-integers-come-in-all-sizes/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19th September 2025</text:span></text:p>
      <text:p text:style-name="P28">Solution Notes:</text:p>
      <text:p text:style-name="Text_20_body"/>
      <text:p text:style-name="P43">just take the pow of the inputs and add them together to get a^b + c^d</text:p>
      <text:p text:style-name="Text_20_body"/>
      <text:h text:style-name="P14" text:outline-level="4"/>
      <text:h text:style-name="P15" text:outline-level="4">Mod_divmod </text:h>
      <text:p text:style-name="P56"><text:span text:style-name="T3">Link:</text:span><text:a xlink:type="simple" xlink:href="https://www.hackerrank.com/challenges/python-mod-divmod/problem" text:style-name="Internet_20_link" text:visited-style-name="Visited_20_Internet_20_Link"><text:span text:style-name="T28">https://www.hackerrank.com/challenges/python-mod-divmod/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9th September 2025</text:span></text:p>
      <text:p text:style-name="P28">Solution Notes:</text:p>
      <text:p text:style-name="Text_20_body"/>
      <text:p text:style-name="P43">just use the divmod function, and then use [0] and [1] to get the correct output.</text:p>
      <text:p text:style-name="Text_20_body"/>
      <text:h text:style-name="P14" text:outline-level="4">Polar_coordinates</text:h>
      <text:p text:style-name="P56"><text:span text:style-name="T3">Link:</text:span><text:a xlink:type="simple" xlink:href="https://www.hackerrank.com/challenges/polar-coordinates/problem" text:style-name="Internet_20_link" text:visited-style-name="Visited_20_Internet_20_Link"><text:span text:style-name="T28">https://www.hackerrank.com/challenges/polar-coordinates/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19th September 2025</text:span></text:p>
      <text:p text:style-name="P28">Solution Notes:</text:p>
      <text:p text:style-name="Text_20_body"/>
      <text:p text:style-name="P43">just use the relevant cmath python functions to deal with complex numbers.</text:p>
      <text:p text:style-name="Text_20_body"/>
      <text:h text:style-name="P52" text:outline-level="4"><text:span text:style-name="T1">Power_mod_power</text:span><text:span text:style-name="T20"> </text:span></text:h>
      <text:p text:style-name="P56"><text:span text:style-name="T3">Link:</text:span><text:a xlink:type="simple" xlink:href="https://www.hackerrank.com/challenges/python-power-mod-power/problem" text:style-name="Internet_20_link" text:visited-style-name="Visited_20_Internet_20_Link"><text:span text:style-name="T28">https://www.hackerrank.com/challenges/python-power-mod-power/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text:span><text:span text:style-name="T20"> </text:span><text:span text:style-name="T5">19th September 2025</text:span></text:p>
      <text:p text:style-name="P28">Solution Notes:</text:p>
      <text:p text:style-name="Text_20_body"/>
      <text:p text:style-name="P43">just the pow function, with the extra, m parameter. To get the relevant results.</text:p>
      <text:p text:style-name="Text_20_body"/>
      <text:h text:style-name="P14" text:outline-level="4"/>
      <text:h text:style-name="P53" text:outline-level="4"><text:span text:style-name="T1">Triangle_quest</text:span><text:span text:style-name="T20"> </text:span></text:h>
      <text:p text:style-name="P56"><text:span text:style-name="T3">Link:</text:span><text:a xlink:type="simple" xlink:href="https://www.hackerrank.com/challenges/python-quest-1/problem" text:style-name="Internet_20_link" text:visited-style-name="Visited_20_Internet_20_Link"><text:span text:style-name="T28">https://www.hackerrank.com/challenges/python-quest-1/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19th September 2025</text:span></text:p>
      <text:p text:style-name="P28">Solution Notes:</text:p>
      <text:p text:style-name="Text_20_body"/>
      <text:p text:style-name="P43">use the formula (100**2 // 9) * 2 replacing 2 with I as specified by n, to print the results without having to use strings or other loops.</text:p>
      <text:h text:style-name="P9" text:outline-level="3">Sets</text:h>
      <text:h text:style-name="P52" text:outline-level="4"><text:span text:style-name="T1">The_captains_room</text:span><text:span text:style-name="T20"> </text:span></text:h>
      <text:p text:style-name="P56"><text:span text:style-name="T3">Link:</text:span><text:a xlink:type="simple" xlink:href="https://www.hackerrank.com/challenges/py-the-captains-room/problem" text:style-name="Internet_20_link" text:visited-style-name="Visited_20_Internet_20_Link"><text:span text:style-name="T28">https://www.hackerrank.com/challenges/py-the-captains-room/problem</text:span></text:a></text:p>
      <text:p text:style-name="P56"><text:span text:style-name="T3">Status: </text:span><text:span text:style-name="T5">failed</text:span></text:p>
      <text:p text:style-name="P56"><text:span text:style-name="T3">Time Taken: </text:span><text:span text:style-name="T5">15min had to google to parse input</text:span></text:p>
      <text:p text:style-name="P56"><text:span text:style-name="T3">Date: </text:span><text:span text:style-name="T5">16th</text:span><text:span text:style-name="T20"> </text:span><text:span text:style-name="T5">October 2025</text:span></text:p>
      <text:p text:style-name="P28">Solution Notes:</text:p>
      <text:p text:style-name="P43">don’t really understand this problem to use sets you have to use a math equation.</text:p>
      <text:p text:style-name="P43">The intuitive way is to create a dictionary/counter to keep the room number and its corresponding frequency and return the room key, which has a frequency of 1.</text:p>
      <text:p text:style-name="Text_20_body"/>
      <text:h text:style-name="P52" text:outline-level="4"><text:span text:style-name="T1">Check_strict.superset</text:span><text:span text:style-name="T20"> </text:span></text:h>
      <text:p text:style-name="P56"><text:span text:style-name="T3">Link:</text:span><text:a xlink:type="simple" xlink:href="https://www.hackerrank.com/challenges/py-check-strict-superset/problem" text:style-name="Internet_20_link" text:visited-style-name="Visited_20_Internet_20_Link"><text:span text:style-name="T28">https://www.hackerrank.com/challenges/py-check-strict-superset/problem</text:span></text:a></text:p>
      <text:p text:style-name="P56"><text:span text:style-name="T3">Status: </text:span><text:span text:style-name="T5">success</text:span></text:p>
      <text:p text:style-name="P56"><text:span text:style-name="T3">Time Taken:</text:span><text:span text:style-name="T20"> </text:span><text:span text:style-name="T5">15min</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once again use a built in function issuperset, hardest part once again is parsing the orginal set and number of subsequent sets, then looping thourhg the that number and getting the other sets keeping track if any of the sets is not a strict superscript then update the flag to False.</text:p>
      <text:p text:style-name="Text_20_body"/>
      <text:h text:style-name="P14" text:outline-level="4"/>
      <text:h text:style-name="P15" text:outline-level="4">Check_subset </text:h>
      <text:p text:style-name="P56"><text:span text:style-name="T3">Link:</text:span><text:a xlink:type="simple" xlink:href="https://www.hackerrank.com/challenges/py-check-subset/problem" text:style-name="Internet_20_link" text:visited-style-name="Visited_20_Internet_20_Link"><text:span text:style-name="T28">https://www.hackerrank.com/challenges/py-check-subset/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this is once again parse the input into set, skipping the length of the sets, because it is not relevant and then using a prebuilt issubset() and return the bool</text:p>
      <text:p text:style-name="Text_20_body"/>
      <text:h text:style-name="P52" text:outline-level="4"><text:span text:style-name="T1">No_idea</text:span><text:span text:style-name="T20"> </text:span></text:h>
      <text:p text:style-name="P56"><text:span text:style-name="T3">Link:</text:span><text:a xlink:type="simple" xlink:href="https://www.hackerrank.com/challenges/no-idea/problem" text:style-name="Internet_20_link" text:visited-style-name="Visited_20_Internet_20_Link"><text:span text:style-name="T28">https://www.hackerrank.com/challenges/no-idea/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don’t know why this problem is a medium, firstly parse the array and sets, loop through the array and increment/decrement the happiness counter if it appears in the corresponding set, else just keep it the same aka do nothing.</text:p>
      <text:p text:style-name="Text_20_body"/>
      <text:h text:style-name="P52" text:outline-level="4"><text:span text:style-name="T1">Set_add</text:span><text:span text:style-name="T20"> </text:span></text:h>
      <text:p text:style-name="P56"><text:span text:style-name="T3">Link:</text:span><text:a xlink:type="simple" xlink:href="https://www.hackerrank.com/challenges/py-set-add/problem" text:style-name="Internet_20_link" text:visited-style-name="Visited_20_Internet_20_Link"><text:span text:style-name="T28">https://www.hackerrank.com/challenges/py-set-add/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text:span><text:span text:style-name="T20"> </text:span><text:span text:style-name="T5">1st</text:span><text:span text:style-name="T20"> </text:span><text:span text:style-name="T5">October 2025</text:span></text:p>
      <text:p text:style-name="P28">Solution Notes:</text:p>
      <text:p text:style-name="Text_20_body"/>
      <text:p text:style-name="P43">get the length of the next lines input, then loop through this and add each item to the set before printing out the length as requested.</text:p>
      <text:p text:style-name="Text_20_body"/>
      <text:h text:style-name="P14" text:outline-level="4"/>
      <text:h text:style-name="P53" text:outline-level="4"><text:span text:style-name="T1">Set_difference</text:span><text:span text:style-name="T20"> </text:span></text:h>
      <text:p text:style-name="P56"><text:span text:style-name="T3">Link:</text:span><text:a xlink:type="simple" xlink:href="https://www.hackerrank.com/challenges/py-set-difference-operation/problem" text:style-name="Internet_20_link" text:visited-style-name="Visited_20_Internet_20_Link"><text:span text:style-name="T28">https://www.hackerrank.com/challenges/py-set-difference-operation/problem</text:span></text:a></text:p>
      <text:p text:style-name="P56"><text:span text:style-name="T3">Status:</text:span><text:span text:style-name="T20"> </text:span><text:span text:style-name="T5">Success</text:span></text:p>
      <text:p text:style-name="P56"><text:span text:style-name="T3">Time Taken: </text:span><text:span text:style-name="T5">5min</text:span></text:p>
      <text:p text:style-name="P56"><text:span text:style-name="T3">Date: </text:span><text:span text:style-name="T5">1st</text:span><text:span text:style-name="T20"> </text:span><text:span text:style-name="T5">October 2025</text:span></text:p>
      <text:p text:style-name="P28">Solution Notes:</text:p>
      <text:p text:style-name="Text_20_body"/>
      <text:p text:style-name="P43">get the number of elements that are going to be added to the sets, before turning getting these elements into a map before adding them to the english and french set respectively, then create a new variable to store the english_set.differencefrench_set) ands print the length of it.</text:p>
      <text:p text:style-name="Text_20_body"/>
      <text:h text:style-name="P14" text:outline-level="4">Set_discard_remove_pop </text:h>
      <text:p text:style-name="P56"><text:span text:style-name="T3">Link: </text:span><text:a xlink:type="simple" xlink:href="https://www.hackerrank.com/challenges/py-set-discard-remove-pop/problem" text:style-name="Internet_20_link" text:visited-style-name="Visited_20_Internet_20_Link"><text:span text:style-name="T28">https://www.hackerrank.com/challenges/py-set-discard-remove-pop/problem</text:span></text:a></text:p>
      <text:p text:style-name="P56"><text:span text:style-name="T3">Status: </text:span><text:span text:style-name="T5">Success</text:span></text:p>
      <text:p text:style-name="P56"><text:span text:style-name="T3">Time Taken: </text:span><text:span text:style-name="T5">10min</text:span></text:p>
      <text:p text:style-name="P56"><text:span text:style-name="T3">Date: </text:span><text:span text:style-name="T5">1st</text:span><text:span text:style-name="T20"> </text:span><text:span text:style-name="T5">October 2025</text:span></text:p>
      <text:p text:style-name="P28">Solution Notes:</text:p>
      <text:p text:style-name="Text_20_body"/>
      <text:p text:style-name="P43">get the length of the values on the next line to get it out the way, then take those elements turn them into a map of integers before converting into a set.</text:p>
      <text:p text:style-name="Text_20_body"/>
      <text:p text:style-name="P43">Then get the command number</text:p>
      <text:p text:style-name="Text_20_body"/>
      <text:p text:style-name="P43">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text:p>
      <text:p text:style-name="Text_20_body"/>
      <text:p text:style-name="P43">Finally, return the sum of the set as requested.</text:p>
      <text:p text:style-name="Text_20_body"/>
      <text:h text:style-name="P14" text:outline-level="4"/>
      <text:h text:style-name="P53" text:outline-level="4"><text:span text:style-name="T1">Set_intersection</text:span><text:span text:style-name="T20"> </text:span></text:h>
      <text:p text:style-name="P56"><text:span text:style-name="T3">Link:</text:span><text:a xlink:type="simple" xlink:href="https://www.hackerrank.com/challenges/py-set-intersection-operation/problem" text:style-name="Internet_20_link" text:visited-style-name="Visited_20_Internet_20_Link"><text:span text:style-name="T28">https://www.hackerrank.com/challenges/py-set-intersection-operation/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st</text:span><text:span text:style-name="T20"> </text:span><text:span text:style-name="T5">October 2025</text:span></text:p>
      <text:p text:style-name="P28">Solution Notes:</text:p>
      <text:p text:style-name="P43">get the number of elements that are going to be added to the sets, before turning getting these elements into a map before adding them to the english and french set respectively, then create a new variable to store the english_set.intersectionfrench_set) ands print the length of it.</text:p>
      <text:p text:style-name="Text_20_body"/>
      <text:h text:style-name="P52" text:outline-level="4"><text:span text:style-name="T1">Set_mutations</text:span><text:span text:style-name="T20"> </text:span></text:h>
      <text:p text:style-name="P56"><text:span text:style-name="T3">Link:</text:span><text:a xlink:type="simple" xlink:href="https://www.hackerrank.com/challenges/py-set-mutations/problem" text:style-name="Internet_20_link" text:visited-style-name="Visited_20_Internet_20_Link"><text:span text:style-name="T28">https://www.hackerrank.com/challenges/py-set-mutations/problem</text:span></text:a></text:p>
      <text:p text:style-name="P56"><text:span text:style-name="T3">Status: </text:span><text:span text:style-name="T5">Success</text:span></text:p>
      <text:p text:style-name="P56"><text:span text:style-name="T3">Time Taken: </text:span><text:span text:style-name="T5">15min had to google to parse input</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get the input then loop through the next following lines spliting each input to get the command beofre getting the new set, using either getattr set1, command set 2 to apply the command or a bunch of if else statements.</text:p>
      <text:p text:style-name="Text_20_body"/>
      <text:h text:style-name="P52" text:outline-level="4"><text:span text:style-name="T1">Set_symmetric_difference</text:span><text:span text:style-name="T20"> </text:span></text:h>
      <text:p text:style-name="P56"><text:span text:style-name="T3">Link:</text:span><text:a xlink:type="simple" xlink:href="https://www.hackerrank.com/challenges/py-set-symmetric-difference-operation/problem" text:style-name="Internet_20_link" text:visited-style-name="Visited_20_Internet_20_Link"><text:span text:style-name="T28">https://www.hackerrank.com/challenges/py-set-symmetric-difference-operation/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just use the built in functions and return the len of the res set.</text:p>
      <text:p text:style-name="Text_20_body"/>
      <text:h text:style-name="P14" text:outline-level="4"/>
      <text:h text:style-name="P15" text:outline-level="4">Set_union </text:h>
      <text:p text:style-name="P56"><text:span text:style-name="T3">Link:</text:span><text:a xlink:type="simple" xlink:href="https://www.hackerrank.com/challenges/py-set-union/problem" text:style-name="Internet_20_link" text:visited-style-name="Visited_20_Internet_20_Link"><text:span text:style-name="T28">https://www.hackerrank.com/challenges/py-set-union/problem</text:span></text:a></text:p>
      <text:p text:style-name="P56"><text:span text:style-name="T3">Status:</text:span><text:span text:style-name="T20"> </text:span><text:span text:style-name="T5">Success</text:span></text:p>
      <text:p text:style-name="P56"><text:span text:style-name="T3">Time Taken: </text:span><text:span text:style-name="T5">5min</text:span></text:p>
      <text:p text:style-name="P56"><text:span text:style-name="T3">Date:</text:span><text:span text:style-name="T20"> </text:span><text:span text:style-name="T5">1st</text:span><text:span text:style-name="T20"> </text:span><text:span text:style-name="T5">October 2025</text:span></text:p>
      <text:p text:style-name="P28">Solution Notes:</text:p>
      <text:p text:style-name="Text_20_body"/>
      <text:p text:style-name="P43">get the number of elements that are going to be added to the sets, before turning getting these elements into a map before adding them to the english and french set respectively, then create a new variable to store the english_set.union(french_set) ands print the length of it.</text:p>
      <text:p text:style-name="Text_20_body"/>
      <text:h text:style-name="P52" text:outline-level="4"><text:span text:style-name="T1">Sets_intro</text:span><text:span text:style-name="T20"> </text:span></text:h>
      <text:p text:style-name="P56"><text:span text:style-name="T3">Link:</text:span><text:a xlink:type="simple" xlink:href="https://www.hackerrank.com/challenges/py-introduction-to-sets/problem" text:style-name="Internet_20_link" text:visited-style-name="Visited_20_Internet_20_Link"><text:span text:style-name="T28">https://www.hackerrank.com/challenges/py-introduction-to-sets/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24th September 2025</text:span></text:p>
      <text:p text:style-name="P28">Solution Notes:</text:p>
      <text:p text:style-name="Text_20_body"/>
      <text:p text:style-name="P43">just create a set to get unique elements form an array and find it the average.</text:p>
      <text:p text:style-name="Text_20_body"/>
      <text:h text:style-name="P52" text:outline-level="4"><text:span text:style-name="T1">Symmetric_difference</text:span><text:span text:style-name="T20"> </text:span></text:h>
      <text:p text:style-name="P56"><text:span text:style-name="T3">Link:</text:span><text:a xlink:type="simple" xlink:href="https://www.hackerrank.com/challenges/symmetric-difference/problem" text:style-name="Internet_20_link" text:visited-style-name="Visited_20_Internet_20_Link"><text:span text:style-name="T28">https://www.hackerrank.com/challenges/symmetric-difference/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24th September 2025</text:span></text:p>
      <text:p text:style-name="P28">Solution Notes:</text:p>
      <text:p text:style-name="Text_20_body"/>
      <text:p text:style-name="P43">create two sets and then use the ^ operator to find the symmetric difference between them, which is the union of the differences.</text:p>
      <text:p text:style-name="Text_20_body"/>
      <text:h text:style-name="P9" text:outline-level="3"/>
      <text:h text:style-name="P10" text:outline-level="3">String</text:h>
      <text:h text:style-name="P52" text:outline-level="4"><text:span text:style-name="T1">What_your_name</text:span><text:span text:style-name="T20"> </text:span></text:h>
      <text:p text:style-name="P56"><text:span text:style-name="T3">Link:</text:span><text:a xlink:type="simple" xlink:href="https://www.hackerrank.com/challenges/whats-your-name/problem" text:style-name="Internet_20_link" text:visited-style-name="Visited_20_Internet_20_Link"><text:span text:style-name="T29"> </text:span></text:a><text:a xlink:type="simple" xlink:href="https://www.hackerrank.com/challenges/whats-your-name/problem" text:style-name="Internet_20_link" text:visited-style-name="Visited_20_Internet_20_Link"><text:span text:style-name="T28">https://www.hackerrank.com/challenges/whats-your-name/problem</text:span></text:a></text:p>
      <text:p text:style-name="P56"><text:span text:style-name="T3">Status: </text:span><text:span text:style-name="T5">Success</text:span></text:p>
      <text:p text:style-name="P56"><text:span text:style-name="T3">Time Taken: </text:span><text:span text:style-name="T5">3min</text:span></text:p>
      <text:p text:style-name="P56"><text:span text:style-name="T3">Date:</text:span><text:span text:style-name="T20"> </text:span><text:span text:style-name="T5">19th August 2025</text:span></text:p>
      <text:p text:style-name="P28">Solution Notes:</text:p>
      <text:p text:style-name="Text_20_body"/>
      <text:p text:style-name="P43">just use f string to print the given name variables.</text:p>
      <text:p text:style-name="Text_20_body"/>
      <text:h text:style-name="P52" text:outline-level="4"><text:span text:style-name="T1">Alphabet_rangoli</text:span><text:span text:style-name="T20"> </text:span></text:h>
      <text:p text:style-name="P56"><text:span text:style-name="T3">Link:</text:span><text:a xlink:type="simple" xlink:href="https://www.hackerrank.com/challenges/alphabet-rangoli/problem" text:style-name="Internet_20_link" text:visited-style-name="Visited_20_Internet_20_Link"><text:span text:style-name="T28">https://www.hackerrank.com/challenges/alphabet-rangoli/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 </text:span><text:span text:style-name="T5">25th August 2025</text:span></text:p>
      <text:p text:style-name="P28">Solution Notes:</text:p>
      <text:p text:style-name="P43">firstly each line will contain some varience of N letters so 3 the max would equal c b a b c, with the middle letter being the starting letter, with the top and bottom being c then the next row would be c b c</text:p>
      <text:p text:style-name="Text_20_body"/>
      <text:p text:style-name="P43">these letters are separated by dashes but the width is 4 * N – 3 so the left side will be from the current letter counting down to a and the right sice count from a backup to the current letter. This is combined together by dashes.</text:p>
      <text:p text:style-name="Text_20_body"/>
      <text:h text:style-name="P14" text:outline-level="4"/>
      <text:h text:style-name="P53" text:outline-level="4"><text:span text:style-name="T1">Capitalize</text:span><text:span text:style-name="T20"> </text:span></text:h>
      <text:p text:style-name="P56"><text:span text:style-name="T3">Link:</text:span><text:a xlink:type="simple" xlink:href="https://www.hackerrank.com/challenges/capitalize/submissions/code/445146036" text:style-name="Internet_20_link" text:visited-style-name="Visited_20_Internet_20_Link"><text:span text:style-name="T28">https://www.hackerrank.com/challenges/capitalize/submissions/code/445146036</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text:span><text:span text:style-name="T20"> </text:span><text:span text:style-name="T5">25th August 2025</text:span></text:p>
      <text:p text:style-name="P28">Solution Notes:</text:p>
      <text:p text:style-name="Text_20_body"/>
      <text:p text:style-name="P43">given a string capitalize the first letter of it.</text:p>
      <text:p text:style-name="Text_20_body"/>
      <text:p text:style-name="P43">Split the string on spaces</text:p>
      <text:p text:style-name="Text_20_body"/>
      <text:p text:style-name="P43">loop through words using the .capitalize() to capitalize the first letter plus adding the space back again and appending it to a result variable and return it.</text:p>
      <text:p text:style-name="Text_20_body"/>
      <text:h text:style-name="P52" text:outline-level="4"><text:span text:style-name="T1">Designer_door_mat</text:span><text:span text:style-name="T20"> </text:span></text:h>
      <text:p text:style-name="P56"><text:span text:style-name="T3">Link:</text:span><text:a xlink:type="simple" xlink:href="https://www.hackerrank.com/challenges/designer-door-mat/submissions/code/445131603" text:style-name="Internet_20_link" text:visited-style-name="Visited_20_Internet_20_Link"><text:span text:style-name="T28">https://www.hackerrank.com/challenges/designer-door-mat/submissions/code/445131603</text:span></text:a></text:p>
      <text:p text:style-name="P56"><text:span text:style-name="T3">Status:</text:span><text:span text:style-name="T20"> </text:span><text:span text:style-name="T5">Success</text:span></text:p>
      <text:p text:style-name="P56"><text:span text:style-name="T3">Time Taken: </text:span><text:span text:style-name="T5">5min</text:span></text:p>
      <text:p text:style-name="P56"><text:span text:style-name="T3">Date: </text:span><text:span text:style-name="T5">25th August 2025</text:span></text:p>
      <text:p text:style-name="P28">Solution Notes:</text:p>
      <text:p text:style-name="P43">given a n by m map print a pattern with welcome in the center using with for the top you loop through the value of n, in increments of 2 wrtiing .|. before having ---- on either side with the bottom being this code reversed so you count down from N</text:p>
      <text:p text:style-name="Text_20_body"/>
      <text:h text:style-name="P14" text:outline-level="4">Find_a_string</text:h>
      <text:p text:style-name="P56"><text:span text:style-name="T3">Link:</text:span><text:a xlink:type="simple" xlink:href="https://www.hackerrank.com/challenges/find-a-string/submissions/code/445126905" text:style-name="Internet_20_link" text:visited-style-name="Visited_20_Internet_20_Link"><text:span text:style-name="T29"> </text:span></text:a><text:a xlink:type="simple" xlink:href="https://www.hackerrank.com/challenges/find-a-string/submissions/code/445126905" text:style-name="Internet_20_link" text:visited-style-name="Visited_20_Internet_20_Link"><text:span text:style-name="T28">https://www.hackerrank.com/challenges/find-a-string/submissions/code/445126905</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25th August 2025</text:span></text:p>
      <text:p text:style-name="P28">Solution Notes:</text:p>
      <text:p text:style-name="Text_20_body"/>
      <text:p text:style-name="P43">start a count after receiving a string and the desired sub string to find the number of times that substring appears.</text:p>
      <text:p text:style-name="Text_20_body"/>
      <text:p text:style-name="P43">So loop for the length of the string, and checking if string I: startswith the sub_string increment a count, before returning it.</text:p>
      <text:h text:style-name="P54" text:outline-level="4"><text:soft-page-break/><text:span text:style-name="T1">Merge_tools</text:span><text:span text:style-name="T20"> </text:span></text:h>
      <text:p text:style-name="P56"><text:span text:style-name="T3">Link:</text:span><text:a xlink:type="simple" xlink:href="https://www.hackerrank.com/challenges/merge-the-tools/submissions/code/445271654" text:style-name="Internet_20_link" text:visited-style-name="Visited_20_Internet_20_Link"><text:span text:style-name="T28">https://www.hackerrank.com/challenges/merge-the-tools/submissions/code/445271654</text:span></text:a></text:p>
      <text:p text:style-name="P56"><text:span text:style-name="T3">Status:</text:span><text:span text:style-name="T20"> </text:span><text:span text:style-name="T5">Success</text:span></text:p>
      <text:p text:style-name="P56"><text:span text:style-name="T3">Time Taken: </text:span><text:span text:style-name="T5">25min</text:span></text:p>
      <text:p text:style-name="P56"><text:span text:style-name="T3">Date:</text:span><text:span text:style-name="T20"> </text:span><text:span text:style-name="T5">25th August 2025</text:span></text:p>
      <text:p text:style-name="P28">Solution Notes:</text:p>
      <text:p text:style-name="P43">given a string and a factor of the length of the string return the unique characters in their substrings.</text:p>
      <text:p text:style-name="Text_20_body"/>
      <text:p text:style-name="P28">V1 approach:</text:p>
      <text:p text:style-name="Text_20_body"/>
      <text:p text:style-name="P43">create a substrings array</text:p>
      <text:p text:style-name="Text_20_body"/>
      <text:p text:style-name="P43">loop for the string appending each substring to that array based on the input value k (factor value)</text:p>
      <text:p text:style-name="Text_20_body"/>
      <text:p text:style-name="P43">then loop over each char in each string (creating a unique char list) of the substring</text:p>
      <text:p text:style-name="Text_20_body"/>
      <text:p text:style-name="P43">for each char in the string if it is not in the unique char list appending it</text:p>
      <text:p text:style-name="Text_20_body"/>
      <text:p text:style-name="P43">then print the unique_chars out using “”.join(unique_chars)</text:p>
      <text:p text:style-name="Text_20_body"/>
      <text:p text:style-name="P28">V2 approach</text:p>
      <text:p text:style-name="Text_20_body"/>
      <text:p text:style-name="P43">loop through the string for every iteration create a unique chars array and inner loop which loops over the substrings created upon each iteration check if each char is not in the unique_chars append the char before returning it the same way as V1.</text:p>
      <text:h text:style-name="P14" text:outline-level="4"/>
      <text:h text:style-name="P53" text:outline-level="4"><text:span text:style-name="T1">Minion_game</text:span><text:span text:style-name="T20"> </text:span></text:h>
      <text:p text:style-name="P56"><text:span text:style-name="T3">Link:</text:span><text:a xlink:type="simple" xlink:href="https://www.hackerrank.com/challenges/the-minion-game/problem" text:style-name="Internet_20_link" text:visited-style-name="Visited_20_Internet_20_Link"><text:span text:style-name="T28">https://www.hackerrank.com/challenges/the-minion-game/problem</text:span></text:a></text:p>
      <text:p text:style-name="P56"><text:span text:style-name="T3">Status: </text:span><text:span text:style-name="T5">Success</text:span></text:p>
      <text:p text:style-name="P56"><text:span text:style-name="T3">Time Taken: </text:span><text:span text:style-name="T5">15min</text:span></text:p>
      <text:p text:style-name="P56"><text:span text:style-name="T3">Date:</text:span><text:span text:style-name="T20"> </text:span><text:span text:style-name="T5">25th August 2025</text:span></text:p>
      <text:p text:style-name="P28">Solution Notes:</text:p>
      <text:p text:style-name="Text_20_body"/>
      <text:p text:style-name="P43">based on substrings count how many times it occurs in the og string adding a point for each time it occurs, for kevin or stuart depending on if it starts with a vowel or not.</text:p>
      <text:p text:style-name="Text_20_body"/>
      <text:p text:style-name="P43">Firstly initalise the score tracking variables the vowels.</text:p>
      <text:p text:style-name="Text_20_body"/>
      <text:p text:style-name="P43">Loop through the string if string[i] is one of the vowels add a score to the relevant user</text:p>
      <text:p text:style-name="Text_20_body"/>
      <text:p text:style-name="P43">to add a score to len(string) – I, which effectively if the first substring begins with B, for Banana all sub strings are 6, effectively adding this to the total score for other characters</text:p>
      <text:p text:style-name="Text_20_body"/>
      <text:p text:style-name="P43">then just return the higher score or if they are same return draw.</text:p>
      <text:h text:style-name="P14" text:outline-level="4"/>
      <text:h text:style-name="P15" text:outline-level="4">Mutations</text:h>
      <text:p text:style-name="P56"><text:span text:style-name="T3">Link:</text:span><text:a xlink:type="simple" xlink:href="https://www.hackerrank.com/challenges/python-mutations/submissions/code/444217151" text:style-name="Internet_20_link" text:visited-style-name="Visited_20_Internet_20_Link"><text:span text:style-name="T29"> </text:span></text:a><text:a xlink:type="simple" xlink:href="https://www.hackerrank.com/challenges/python-mutations/submissions/code/444217151" text:style-name="Internet_20_link" text:visited-style-name="Visited_20_Internet_20_Link"><text:span text:style-name="T28">https://www.hackerrank.com/challenges/python-mutations/submissions/code/444217151</text:span></text:a></text:p>
      <text:p text:style-name="P56"><text:span text:style-name="T3">Status:</text:span><text:span text:style-name="T20"> </text:span><text:span text:style-name="T5">Success</text:span></text:p>
      <text:p text:style-name="P56"><text:span text:style-name="T3">Time Taken: </text:span><text:span text:style-name="T5">5min</text:span></text:p>
      <text:p text:style-name="P56"><text:span text:style-name="T3">Date: </text:span><text:span text:style-name="T5">19th August 2025</text:span></text:p>
      <text:p text:style-name="P28">Solution Notes:</text:p>
      <text:p text:style-name="Text_20_body"/>
      <text:p text:style-name="P43">Either convert the string into a list using the list() turning the string into [“a”, “b”, … “n”].</text:p>
      <text:p text:style-name="Text_20_body"/>
      <text:p text:style-name="P43">Then update the character at the given position variable accessed like [position] with the new character variable.</text:p>
      <text:p text:style-name="Text_20_body"/>
      <text:p text:style-name="P43">Before joining this list back into a string using “”.join(l)</text:p>
      <text:p text:style-name="Text_20_body"/>
      <text:p text:style-name="P43">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Text_20_body"/>
      <text:p text:style-name="P43">had to write the input, desired output and my output into a text document to see where my code was going wrong.</text:p>
      <text:p text:style-name="Text_20_body"/>
      <text:h text:style-name="P14" text:outline-level="4">String_formatting </text:h>
      <text:p text:style-name="P56"><text:span text:style-name="T3">Link:</text:span><text:a xlink:type="simple" xlink:href="https://www.hackerrank.com/challenges/python-string-formatting/submissions/code/445142174" text:style-name="Internet_20_link" text:visited-style-name="Visited_20_Internet_20_Link"><text:span text:style-name="T28">https://www.hackerrank.com/challenges/python-string-formatting/submissions/code/445142174</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25th August 2025</text:span></text:p>
      <text:p text:style-name="P28">Solution Notes:</text:p>
      <text:p text:style-name="Text_20_body"/>
      <text:p text:style-name="P43">given an integer n starting from one output itself, binary, octal and hex values, with some special formating using rjust and the width of the length of the binary number output.</text:p>
      <text:p text:style-name="Text_20_body"/>
      <text:p text:style-name="P43">With the [2:] being used to get rid of the 0x output to the binary and hex outputs.</text:p>
      <text:p text:style-name="Text_20_body"/>
      <text:h text:style-name="P14" text:outline-level="4"><text:soft-page-break/>String_split_and_join </text:h>
      <text:p text:style-name="P56"><text:span text:style-name="T3">Link:</text:span><text:a xlink:type="simple" xlink:href="https://www.hackerrank.com/challenges/python-string-split-and-join/submissions/code/444214981" text:style-name="Internet_20_link" text:visited-style-name="Visited_20_Internet_20_Link"><text:span text:style-name="T29"> </text:span></text:a><text:a xlink:type="simple" xlink:href="https://www.hackerrank.com/challenges/python-string-split-and-join/submissions/code/444214981" text:style-name="Internet_20_link" text:visited-style-name="Visited_20_Internet_20_Link"><text:span text:style-name="T28">https://www.hackerrank.com/challenges/python-string-split-and-join/submissions/code/444214981</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9th August 2025</text:span></text:p>
      <text:p text:style-name="P28">Solution Notes:</text:p>
      <text:p text:style-name="Text_20_body"/>
      <text:p text:style-name="P43">use the .join function with the “-” on the input split on the “ ”.</text:p>
      <text:p text:style-name="Text_20_body"/>
      <text:h text:style-name="P52" text:outline-level="4"><text:span text:style-name="T1">String_validators</text:span><text:span text:style-name="T20"> </text:span></text:h>
      <text:p text:style-name="P56"><text:span text:style-name="T3">Link:</text:span><text:a xlink:type="simple" xlink:href="https://www.hackerrank.com/challenges/string-validators/submissions/code/445128142" text:style-name="Internet_20_link" text:visited-style-name="Visited_20_Internet_20_Link"><text:span text:style-name="T29"> </text:span></text:a><text:a xlink:type="simple" xlink:href="https://www.hackerrank.com/challenges/string-validators/submissions/code/445128142" text:style-name="Internet_20_link" text:visited-style-name="Visited_20_Internet_20_Link"><text:span text:style-name="T28">https://www.hackerrank.com/challenges/string-validators/submissions/code/445128142</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25th August 2025</text:span></text:p>
      <text:p text:style-name="P28">Solution Notes:</text:p>
      <text:p text:style-name="Text_20_body"/>
      <text:p text:style-name="P43">basically return true or false if any of the string characters are either alphanumeric, alphabetic, digits, uppercase, lowercase</text:p>
      <text:p text:style-name="Text_20_body"/>
      <text:p text:style-name="P43">this is done by assigning a variable using the command any(c.condition for c in s)</text:p>
      <text:h text:style-name="P52" text:outline-level="4"><text:span text:style-name="T1">Swapcase</text:span><text:span text:style-name="T20"> </text:span></text:h>
      <text:p text:style-name="P56"><text:span text:style-name="T3">Link:</text:span><text:a xlink:type="simple" xlink:href="https://www.hackerrank.com/challenges/swap-case/problem" text:style-name="Internet_20_link" text:visited-style-name="Visited_20_Internet_20_Link"><text:span text:style-name="T29"> </text:span></text:a><text:a xlink:type="simple" xlink:href="https://www.hackerrank.com/challenges/swap-case/problem" text:style-name="Internet_20_link" text:visited-style-name="Visited_20_Internet_20_Link"><text:span text:style-name="T28">https://www.hackerrank.com/challenges/swap-case/problem</text:span></text:a></text:p>
      <text:p text:style-name="P56"><text:span text:style-name="T3">Status: </text:span><text:span text:style-name="T5">Success</text:span></text:p>
      <text:p text:style-name="P56"><text:span text:style-name="T3">Time Taken: </text:span><text:span text:style-name="T5">24min</text:span></text:p>
      <text:p text:style-name="P56"><text:span text:style-name="T3">Date:</text:span><text:span text:style-name="T20"> </text:span><text:span text:style-name="T5">15th August 2025</text:span></text:p>
      <text:p text:style-name="P28">Solution Notes:</text:p>
      <text:p text:style-name="Text_20_body"/>
      <text:p text:style-name="P43">Take in string get every character check if it is upper or lowercase and then convert it to the opposite type, before appending it back to a new result string and return it, should have used swapcase() function on the input string.</text:p>
      <text:p text:style-name="Text_20_body"/>
      <text:h text:style-name="P14" text:outline-level="4"/>
      <text:h text:style-name="P15" text:outline-level="4">Text_alignment</text:h>
      <text:p text:style-name="P56"><text:span text:style-name="T3">Link:</text:span><text:a xlink:type="simple" xlink:href="https://www.hackerrank.com/challenges/text-alignment/problem" text:style-name="Internet_20_link" text:visited-style-name="Visited_20_Internet_20_Link"><text:span text:style-name="T29"> </text:span></text:a><text:a xlink:type="simple" xlink:href="https://www.hackerrank.com/challenges/text-alignment/problem" text:style-name="Internet_20_link" text:visited-style-name="Visited_20_Internet_20_Link"><text:span text:style-name="T28">https://www.hackerrank.com/challenges/text-alignment/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25th August 2025</text:span></text:p>
      <text:p text:style-name="P28">Solution Notes:</text:p>
      <text:p text:style-name="Text_20_body"/>
      <text:p text:style-name="P43">Use ljust, .center and rjust to correctly fill out the predefined code to print out the symbol.</text:p>
      <text:h text:style-name="P52" text:outline-level="4"><text:span text:style-name="T1">Text_wrap</text:span><text:span text:style-name="T20"> </text:span></text:h>
      <text:p text:style-name="P56"><text:span text:style-name="T3">Link:</text:span><text:a xlink:type="simple" xlink:href="https://www.hackerrank.com/challenges/text-wrap/submissions/code/445130517" text:style-name="Internet_20_link" text:visited-style-name="Visited_20_Internet_20_Link"><text:span text:style-name="T29"> </text:span></text:a><text:a xlink:type="simple" xlink:href="https://www.hackerrank.com/challenges/text-wrap/submissions/code/445130517" text:style-name="Internet_20_link" text:visited-style-name="Visited_20_Internet_20_Link"><text:span text:style-name="T28">https://www.hackerrank.com/challenges/text-wrap/submissions/code/445130517</text:span></text:a></text:p>
      <text:p text:style-name="P56"><text:span text:style-name="T3">Status:</text:span><text:span text:style-name="T20">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25th August 2025</text:span></text:p>
      <text:p text:style-name="P28">Solution Notes:</text:p>
      <text:p text:style-name="P43">given string output across new lines in chunks of a specified length.</text:p>
      <text:p text:style-name="Text_20_body"/>
      <text:p text:style-name="P43">To do this loop of over the string from 0 to the string at the increment given, before appending that new string from I:i + max width + a new line and then printing it out.</text:p>
      <text:p text:style-name="Text_20_body"/>
      <text:h text:style-name="P4" text:outline-level="2">SQL</text:h>
      <text:h text:style-name="P9" text:outline-level="3">Basic_Join</text:h>
      <text:h text:style-name="P14" text:outline-level="4">Population_sensus</text:h>
      <text:p text:style-name="P56"><text:span text:style-name="T3">Link:</text:span><text:a xlink:type="simple" xlink:href="https://www.hackerrank.com/challenges/asian-population/problem" text:style-name="Internet_20_link" text:visited-style-name="Visited_20_Internet_20_Link"><text:span text:style-name="T29"> </text:span></text:a><text:a xlink:type="simple" xlink:href="https://www.hackerrank.com/challenges/asian-population/problem" text:style-name="Internet_20_link" text:visited-style-name="Visited_20_Internet_20_Link"><text:span text:style-name="T28">https://www.hackerrank.com/challenges/asian-population/problem</text:span></text:a></text:p>
      <text:p text:style-name="P56"><text:span text:style-name="T3">Status: </text:span><text:span text:style-name="T5">Success</text:span></text:p>
      <text:p text:style-name="P56"><text:span text:style-name="T3">Time Taken:</text:span><text:span text:style-name="T20"> </text:span><text:span text:style-name="T5">20min</text:span></text:p>
      <text:p text:style-name="P56"><text:span text:style-name="T3">Date:</text:span><text:span text:style-name="T20"> </text:span><text:span text:style-name="T5">14th August 2025</text:span></text:p>
      <text:p text:style-name="P28">Solution Notes:</text:p>
      <text:p text:style-name="Text_20_body"/>
      <text:p text:style-name="P43">firstly need to sum the city population, before perfomring a jobin using the country table on the city.country code and make sure that is Asia, need to research more about joins in SQL.</text:p>
      <text:p text:style-name="Text_20_body"/>
      <text:h text:style-name="P9" text:outline-level="3"><text:soft-page-break/>Basic_Select</text:h>
      <text:h text:style-name="P52" text:outline-level="4"><text:span text:style-name="T1">Japanese_city_attributes</text:span><text:span text:style-name="T20"> </text:span></text:h>
      <text:p text:style-name="P56"><text:span text:style-name="T3">Link:</text:span><text:a xlink:type="simple" xlink:href="https://www.hackerrank.com/challenges/japanese-cities-attributes/problem" text:style-name="Internet_20_link" text:visited-style-name="Visited_20_Internet_20_Link"><text:span text:style-name="T29"> </text:span></text:a><text:a xlink:type="simple" xlink:href="https://www.hackerrank.com/challenges/japanese-cities-attributes/problem" text:style-name="Internet_20_link" text:visited-style-name="Visited_20_Internet_20_Link"><text:span text:style-name="T28">https://www.hackerrank.com/challenges/japanese-cities-attributes/problem</text:span></text:a></text:p>
      <text:p text:style-name="P56"><text:span text:style-name="T3">Status: </text:span><text:span text:style-name="T5">Success</text:span></text:p>
      <text:p text:style-name="P56"><text:span text:style-name="T3">Time Taken</text:span><text:span text:style-name="T5">: 5min</text:span></text:p>
      <text:p text:style-name="P56"><text:span text:style-name="T3">Date:</text:span><text:span text:style-name="T20"> </text:span><text:span text:style-name="T5">19th August 2025</text:span></text:p>
      <text:p text:style-name="P28">Solution Notes:</text:p>
      <text:p text:style-name="Text_20_body"/>
      <text:p text:style-name="P43">Just select the information based on country Japan</text:p>
      <text:p text:style-name="Text_20_body"/>
      <text:h text:style-name="P52" text:outline-level="4"><text:span text:style-name="T1">Japanese_city_names</text:span><text:span text:style-name="T20"> </text:span></text:h>
      <text:p text:style-name="P56"><text:span text:style-name="T3">Link:</text:span><text:a xlink:type="simple" xlink:href="https://www.hackerrank.com/challenges/japanese-cities-name/problem" text:style-name="Internet_20_link" text:visited-style-name="Visited_20_Internet_20_Link"><text:span text:style-name="T29"> </text:span></text:a><text:a xlink:type="simple" xlink:href="https://www.hackerrank.com/challenges/japanese-cities-name/problem" text:style-name="Internet_20_link" text:visited-style-name="Visited_20_Internet_20_Link"><text:span text:style-name="T28">https://www.hackerrank.com/challenges/japanese-cities-name/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19th August 2025</text:span></text:p>
      <text:p text:style-name="P28">Solution Notes:</text:p>
      <text:p text:style-name="Text_20_body"/>
      <text:p text:style-name="P43">Just select the city information based on country Japan</text:p>
      <text:h text:style-name="P52" text:outline-level="4"><text:span text:style-name="T1">Revising_select1</text:span><text:span text:style-name="T20"> </text:span></text:h>
      <text:p text:style-name="P56"><text:span text:style-name="T3">Link:</text:span><text:a xlink:type="simple" xlink:href="https://www.hackerrank.com/challenges/revising-the-select-query/problem" text:style-name="Internet_20_link" text:visited-style-name="Visited_20_Internet_20_Link"><text:span text:style-name="T29"> </text:span></text:a><text:a xlink:type="simple" xlink:href="https://www.hackerrank.com/challenges/revising-the-select-query/problem" text:style-name="Internet_20_link" text:visited-style-name="Visited_20_Internet_20_Link"><text:span text:style-name="T28">https://www.hackerrank.com/challenges/revising-the-select-query/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19th August 2025</text:span></text:p>
      <text:p text:style-name="P28">Solution Notes:</text:p>
      <text:p text:style-name="Text_20_body"/>
      <text:p text:style-name="P43">just use a basic select statement with a where and a AND statement to get results greater than population number and only in the USA.</text:p>
      <text:h text:style-name="P14" text:outline-level="4"/>
      <text:h text:style-name="P15" text:outline-level="4">Revising_select2 </text:h>
      <text:p text:style-name="P56"><text:span text:style-name="T3">Link:</text:span><text:a xlink:type="simple" xlink:href="https://www.hackerrank.com/challenges/revising-the-select-query-2/submissions/code/444337103" text:style-name="Internet_20_link" text:visited-style-name="Visited_20_Internet_20_Link"><text:span text:style-name="T29"> </text:span></text:a><text:a xlink:type="simple" xlink:href="https://www.hackerrank.com/challenges/revising-the-select-query-2/submissions/code/444337103" text:style-name="Internet_20_link" text:visited-style-name="Visited_20_Internet_20_Link"><text:span text:style-name="T28">https://www.hackerrank.com/challenges/revising-the-select-query-2/</text:span></text:a><text:a xlink:type="simple" xlink:href="https://www.hackerrank.com/challenges/revising-the-select-query/problem" text:style-name="Internet_20_link" text:visited-style-name="Visited_20_Internet_20_Link">problem</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19th August 2025</text:span></text:p>
      <text:p text:style-name="P28">Solution Notes:</text:p>
      <text:p text:style-name="Text_20_body"/>
      <text:p text:style-name="P43">Same as select query 1 just only get the city this time.</text:p>
      <text:p text:style-name="Text_20_body"/>
      <text:h text:style-name="P52" text:outline-level="4"><text:span text:style-name="T1">Select_all</text:span><text:span text:style-name="T20"> </text:span></text:h>
      <text:p text:style-name="P56"><text:span text:style-name="T3">Link</text:span><text:span text:style-name="T5">:</text:span><text:a xlink:type="simple" xlink:href="https://www.hackerrank.com/challenges/select-all-sql/problem" text:style-name="Internet_20_link" text:visited-style-name="Visited_20_Internet_20_Link"><text:span text:style-name="T20"> </text:span></text:a><text:a xlink:type="simple" xlink:href="https://www.hackerrank.com/challenges/select-all-sql/problem" text:style-name="Internet_20_link" text:visited-style-name="Visited_20_Internet_20_Link"><text:span text:style-name="T28">https://www.hackerrank.com/challenges/select-all-sql/problem</text:span></text:a></text:p>
      <text:p text:style-name="P56"><text:span text:style-name="T3">Status</text:span><text:span text:style-name="T5">: Success</text:span></text:p>
      <text:p text:style-name="P56"><text:span text:style-name="T3">Time Taken: 5</text:span><text:span text:style-name="T2">min</text:span></text:p>
      <text:p text:style-name="P16">Date: 14th August 2025</text:p>
      <text:p text:style-name="P28">Solution Notes:</text:p>
      <text:p text:style-name="Text_20_body"/>
      <text:p text:style-name="P43">Just select all using SQL, nothing complicated</text:p>
      <text:h text:style-name="P52" text:outline-level="4"><text:span text:style-name="T1">Select_by_id</text:span><text:span text:style-name="T20"> </text:span></text:h>
      <text:p text:style-name="P56"><text:span text:style-name="T3">Link:</text:span><text:a xlink:type="simple" xlink:href="https://www.hackerrank.com/challenges/select-by-id/problem" text:style-name="Internet_20_link" text:visited-style-name="Visited_20_Internet_20_Link"><text:span text:style-name="T29"> </text:span></text:a><text:a xlink:type="simple" xlink:href="https://www.hackerrank.com/challenges/select-by-id/problem" text:style-name="Internet_20_link" text:visited-style-name="Visited_20_Internet_20_Link"><text:span text:style-name="T28">https://www.hackerrank.com/challenges/select-by-id/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9th August 2025</text:span></text:p>
      <text:p text:style-name="P28">Solution Notes:</text:p>
      <text:p text:style-name="Text_20_body"/>
      <text:p text:style-name="P43">Just select the city based on ID.</text:p>
      <text:p text:style-name="Text_20_body"/>
      <text:h text:style-name="P52" text:outline-level="4"><text:span text:style-name="T1">Weather_station1</text:span><text:span text:style-name="T20"> </text:span></text:h>
      <text:p text:style-name="P56"><text:span text:style-name="T3">Link</text:span><text:span text:style-name="T5">:</text:span><text:a xlink:type="simple" xlink:href="https://www.hackerrank.com/challenges/weather-observation-station-1/problem" text:style-name="Internet_20_link" text:visited-style-name="Visited_20_Internet_20_Link"><text:span text:style-name="T20"> </text:span></text:a><text:a xlink:type="simple" xlink:href="https://www.hackerrank.com/challenges/weather-observation-station-1/problem" text:style-name="Internet_20_link" text:visited-style-name="Visited_20_Internet_20_Link"><text:span text:style-name="T28">https://www.hackerrank.com/challenges/weather-observation-station-1/problem</text:span></text:a></text:p>
      <text:p text:style-name="P56"><text:span text:style-name="T3">Status</text:span><text:span text:style-name="T5">: Success</text:span></text:p>
      <text:p text:style-name="P56"><text:span text:style-name="T3">Time Taken: 5</text:span><text:span text:style-name="T2">min</text:span></text:p>
      <text:p text:style-name="P16">Date: 14th August 2025</text:p>
      <text:p text:style-name="P28">Solution Notes:</text:p>
      <text:p text:style-name="Text_20_body"/>
      <text:p text:style-name="P43">Just select the city and state from the station table using SQL.</text:p>
      <text:h text:style-name="P52" text:outline-level="4"><text:soft-page-break/><text:span text:style-name="T1">Weather_station2</text:span><text:span text:style-name="T20"> </text:span></text:h>
      <text:p text:style-name="P56"><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2/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 </text:span><text:span text:style-name="T5">14th August 2025</text:span></text:p>
      <text:p text:style-name="P28">Solution Notes:</text:p>
      <text:p text:style-name="Text_20_body"/>
      <text:p text:style-name="P43">sum the lat and long values and output them to two decimal places, just had to research the ROUND keyword.</text:p>
      <text:h text:style-name="P52" text:outline-level="4"><text:span text:style-name="T1">Weather_station3</text:span><text:span text:style-name="T20"> </text:span></text:h>
      <text:p text:style-name="P56"><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3/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19th August 2025</text:span></text:p>
      <text:p text:style-name="P28">Solution Notes:</text:p>
      <text:p text:style-name="Text_20_body"/>
      <text:p text:style-name="P43">select all distinct cities from the station where the id is divisible by 2 had google how to do mod in sql.</text:p>
      <text:h text:style-name="P14" text:outline-level="4">Weather_station4 </text:h>
      <text:p text:style-name="P56"><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4/problem</text:span></text:a></text:p>
      <text:p text:style-name="P56"><text:span text:style-name="T3">Status: </text:span><text:span text:style-name="T5">Success</text:span></text:p>
      <text:p text:style-name="P56"><text:span text:style-name="T3">Time Taken:</text:span><text:span text:style-name="T20"> </text:span><text:span text:style-name="T5">5min</text:span></text:p>
      <text:p text:style-name="P56"><text:span text:style-name="T3">Date:</text:span><text:span text:style-name="T20"> </text:span><text:span text:style-name="T5">19th August 2025</text:span></text:p>
      <text:p text:style-name="P28">Solution Notes:</text:p>
      <text:p text:style-name="Text_20_body"/>
      <text:p text:style-name="P43">needed to return the unique number of cites, so used the total count of cities subtracted from the total number of distinct cites.</text:p>
      <text:p text:style-name="Text_20_body"/>
      <text:h text:style-name="P14" text:outline-level="4"/>
      <text:h text:style-name="P53" text:outline-level="4"><text:span text:style-name="T1">Weather_station5</text:span><text:span text:style-name="T20"> </text:span></text:h>
      <text:p text:style-name="P56"><text:span text:style-name="T3">Link:</text:span><text:a xlink:type="simple" xlink:href="https://www.hackerrank.com/challenges/weather-observation-station-2/problem" text:style-name="Internet_20_link" text:visited-style-name="Visited_20_Internet_20_Link"><text:span text:style-name="T29"> </text:span></text:a><text:a xlink:type="simple" xlink:href="https://www.hackerrank.com/challenges/weather-observation-station-2/problem" text:style-name="Internet_20_link" text:visited-style-name="Visited_20_Internet_20_Link"><text:span text:style-name="T28">https://www.hackerrank.com/challenges/weather-observation-station-5/problem</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text:span><text:span text:style-name="T20"> </text:span><text:span text:style-name="T5">19th August 2025</text:span></text:p>
      <text:p text:style-name="P28">Solution Notes:</text:p>
      <text:p text:style-name="P43">goal needed to find two cities with the shortest and longest name (if there are two cities with the same length name return it in alphabetical order) returning the city name and length of the city.</text:p>
      <text:p text:style-name="Text_20_body"/>
      <text:p text:style-name="P43">so firstly find the length of the cities as city_length from the station order by the city_length ascending (alphabetically) and then do the same for, but with desc (reverse alphabetical order)</text:p>
      <text:p text:style-name="Text_20_body"/>
      <text:p text:style-name="P43">Limit both of these outputs to 1, as specified in the question.</text:p>
      <text:p text:style-name="Text_20_body"><text:line-break/><text:line-break/></text:p>
      <text:h text:style-name="P1" text:outline-level="1"/>
      <text:h text:style-name="P2" text:outline-level="1">Leetcode</text:h>
      <text:h text:style-name="P7" text:outline-level="2">Arrays_and_Hashing</text:h>
      <text:h text:style-name="P9" text:outline-level="3">Easy</text:h>
      <text:h text:style-name="P52" text:outline-level="4"><text:span text:style-name="T1">Valid_anagram</text:span><text:span text:style-name="T20"> </text:span></text:h>
      <text:p text:style-name="P56"><text:span text:style-name="T3">Link:</text:span><text:a xlink:type="simple" xlink:href="https://leetcode.com/problems/valid-anagram/description/" text:style-name="Internet_20_link" text:visited-style-name="Visited_20_Internet_20_Link"><text:span text:style-name="T29"> </text:span></text:a><text:a xlink:type="simple" xlink:href="https://leetcode.com/problems/valid-anagram/description/" text:style-name="Internet_20_link" text:visited-style-name="Visited_20_Internet_20_Link"><text:span text:style-name="T28">https://leetcode.com/problems/valid-anagram/</text:span></text:a></text:p>
      <text:p text:style-name="P56"><text:span text:style-name="T3">Status: </text:span><text:span text:style-name="T5">Success</text:span></text:p>
      <text:p text:style-name="P56"><text:span text:style-name="T3">Time Complexity:</text:span><text:span text:style-name="T20"> </text:span><text:span text:style-name="T5">O(n)</text:span></text:p>
      <text:p text:style-name="P56"><text:span text:style-name="T3">Space Complexity:</text:span><text:span text:style-name="T20"> </text:span><text:span text:style-name="T5">O(n) </text:span></text:p>
      <text:p text:style-name="P56"><text:span text:style-name="T3">Time Taken:</text:span><text:span text:style-name="T20"> </text:span><text:span text:style-name="T5">5min</text:span></text:p>
      <text:p text:style-name="P56"><text:span text:style-name="T3">Date: </text:span><text:span text:style-name="T5">20th August 2025</text:span></text:p>
      <text:p text:style-name="P28">Solution Notes:</text:p>
      <text:p text:style-name="P28">Solution 1:</text:p>
      <text:p text:style-name="P43">Sort both the strings, compare them if they match return true otherwise return false, because an anagram will have the same letters</text:p>
      <text:p text:style-name="P28">Solution 2:</text:p>
      <text:p text:style-name="P43">Check if string lengths are equal, if they are not return false, otherwise Create two dictionaries, which will store the letter and its frequency occurred for both strings, then compare them if they match return true, else return false.</text:p>
      <text:p text:style-name="Text_20_body"/>
      <text:p text:style-name="P43">Improvements to this solution would be to write hash_map[s[i]] = 1 + hash_map.get(s[i], 0) (basically if it exists already add 1 to the counter, other wise add a zero before adding 1)</text:p>
      <text:p text:style-name="Text_20_body"/>
      <text:p text:style-name="P43">instead of</text:p>
      <text:p text:style-name="P43">if char in freq_hashmap1:</text:p>
      <text:p text:style-name="P44">freq_hashmap1[char] += 1</text:p>
      <text:p text:style-name="P43">Else:</text:p>
      <text:p text:style-name="P44">freq_hashmap1[char] = 1</text:p>
      <text:p text:style-name="P51"/>
      <text:p text:style-name="P43">This can be done for both hashmaps in one for loop instead of two because the length of the strings are guaranteed to be the same at this point.</text:p>
      <text:p text:style-name="Text_20_body"/>
      <text:p text:style-name="P43">Then in another for loop you compare to see if each character from hashmap_a matches hashmap_b in using the code if hashmap_a[character] != hashmap_b.get(character, 0) return false, otherwise it return true meaning they are anagrams.</text:p>
      <text:h text:style-name="P14" text:outline-level="4"><text:soft-page-break/>Contains_duplicate</text:h>
      <text:p text:style-name="P56"><text:span text:style-name="T3">Link:</text:span><text:a xlink:type="simple" xlink:href="https://leetcode.com/problems/contains-duplicate/" text:style-name="Internet_20_link" text:visited-style-name="Visited_20_Internet_20_Link"><text:span text:style-name="T29"> </text:span></text:a><text:a xlink:type="simple" xlink:href="https://leetcode.com/problems/contains-duplicate/" text:style-name="Internet_20_link" text:visited-style-name="Visited_20_Internet_20_Link"><text:span text:style-name="T28">https://leetcode.com/problems/contains-duplicate/</text:span></text:a></text:p>
      <text:p text:style-name="P56"><text:span text:style-name="T3">Status: </text:span><text:span text:style-name="T5">Success</text:span></text:p>
      <text:p text:style-name="P56"><text:span text:style-name="T3">Time Taken: </text:span><text:span text:style-name="T5">5min</text:span></text:p>
      <text:p text:style-name="P56"><text:span text:style-name="T3">Date: </text:span><text:span text:style-name="T5">20th August 2025</text:span></text:p>
      <text:p text:style-name="P56"><text:span text:style-name="T3">Time Complexity: </text:span><text:span text:style-name="T5">O(n)</text:span></text:p>
      <text:p text:style-name="P56"><text:span text:style-name="T3">Space Complexity: </text:span><text:span text:style-name="T5">O(n)</text:span></text:p>
      <text:p text:style-name="P28">Solution Notes:</text:p>
      <text:p text:style-name="Text_20_body"/>
      <text:p text:style-name="P43">create a set to store unique values then iterate over the list if the current value is in the set return true, otherwise add it to the set, until the end of the array, if all elements are unique it will return false.</text:p>
      <text:p text:style-name="Text_20_body"/>
      <text:p text:style-name="P43">This is better than another approach, which would be O(n^2) of checking the value at index I and comparing it to the rest of the array, to see if any duplicates are found.</text:p>
      <text:h text:style-name="P14" text:outline-level="4">Two_sum </text:h>
      <text:p text:style-name="P56"><text:span text:style-name="T3">Link:</text:span><text:a xlink:type="simple" xlink:href="https://leetcode.com/problems/two-sum/description/" text:style-name="Internet_20_link" text:visited-style-name="Visited_20_Internet_20_Link"><text:span text:style-name="T29"> </text:span></text:a><text:a xlink:type="simple" xlink:href="https://leetcode.com/problems/two-sum/description/" text:style-name="Internet_20_link" text:visited-style-name="Visited_20_Internet_20_Link"><text:span text:style-name="T28">https://leetcode.com/problems/two-sum/description/</text:span></text:a></text:p>
      <text:p text:style-name="P56"><text:span text:style-name="T3">Status: </text:span><text:span text:style-name="T5">Success</text:span></text:p>
      <text:p text:style-name="P56"><text:span text:style-name="T3">Time Taken:</text:span><text:span text:style-name="T20"> </text:span><text:span text:style-name="T5">15min</text:span></text:p>
      <text:p text:style-name="P56"><text:span text:style-name="T3">Date:</text:span><text:span text:style-name="T20"> </text:span><text:span text:style-name="T5">15th August 2025</text:span></text:p>
      <text:p text:style-name="P28">Solution Notes:</text:p>
      <text:p text:style-name="P56"><text:span text:style-name="T3">Time Complexity: </text:span><text:span text:style-name="T5">O(n)</text:span></text:p>
      <text:p text:style-name="P56"><text:span text:style-name="T3">Space Complexity: </text:span><text:span text:style-name="T5">O(n)</text:span></text:p>
      <text:p text:style-name="P43">Firstly initialise an empty dictionary, to store the value and its corresponding index.</text:p>
      <text:p text:style-name="Text_20_body"/>
      <text:p text:style-name="P43">Then enumerate over the array, extracting the index I and the number n.</text:p>
      <text:p text:style-name="Text_20_body"/>
      <text:p text:style-name="P43">Then calculate the difference between the current target and n by doing difference = target – n</text:p>
      <text:p text:style-name="Text_20_body"/>
      <text:p text:style-name="P43">Check if that value is in the dictionary, if it is return index n and the index in the dictionary.</text:p>
      <text:p text:style-name="Text_20_body"/>
      <text:p text:style-name="P43">Else just add it to the dictionary (there is a sum that result in the target value, so don’t need to handle that case).</text:p>
      <text:p text:style-name="Text_20_body"/>
      <text:h text:style-name="P50" text:outline-level="4"><text:soft-page-break/> <text:span text:style-name="T31">Medium</text:span></text:h>
      <text:h text:style-name="P52" text:outline-level="4"><text:span text:style-name="T1">Valid_sudoku</text:span><text:span text:style-name="T20"> </text:span></text:h>
      <text:p text:style-name="P56"><text:span text:style-name="T3">Link:</text:span><text:a xlink:type="simple" xlink:href="https://leetcode.com/problems/valid-sudoku/description/" text:style-name="Internet_20_link" text:visited-style-name="Visited_20_Internet_20_Link"><text:span text:style-name="T28">https://leetcode.com/problems/valid-sudoku/description/</text:span></text:a></text:p>
      <text:p text:style-name="P56"><text:span text:style-name="T3">Status: </text:span><text:span text:style-name="T5">Success</text:span></text:p>
      <text:p text:style-name="P56"><text:span text:style-name="T3">Time Taken: </text:span><text:span text:style-name="T5">30min had to google default dict</text:span></text:p>
      <text:p text:style-name="P56"><text:span text:style-name="T3">Date: </text:span><text:span text:style-name="T5">24th September 2025</text:span></text:p>
      <text:p text:style-name="P56"><text:span text:style-name="T3">Time Complexity: </text:span><text:span text:style-name="T5">O(n * m)</text:span></text:p>
      <text:p text:style-name="P56"><text:span text:style-name="T3">Space Complexity:</text:span><text:span text:style-name="T20"> </text:span><text:span text:style-name="T5">O(n)</text:span></text:p>
      <text:p text:style-name="P28">Solution Notes:</text:p>
      <text:p text:style-name="P43">create three default dict for the rows cols and grids</text:p>
      <text:p text:style-name="Text_20_body"/>
      <text:p text:style-name="P43">loop through all characters on the board, exclude the empty characters check if any element is in rows columns, and three_grids return false because it is not valid.</text:p>
      <text:p text:style-name="Text_20_body"/>
      <text:p text:style-name="P43">Add each element to rows, cols and three grid by floor dividing by 3 so that each 3 by 3 grid is represented by 0,0, 0,1, 0,2, 1,0, 1,1 etc.</text:p>
      <text:p text:style-name="Text_20_body"/>
      <text:p text:style-name="P43">if no elements is in any of these hashmaps it is a valid sudoku</text:p>
      <text:h text:style-name="P14" text:outline-level="4"/>
      <text:h text:style-name="P53" text:outline-level="4"><text:span text:style-name="T1">Encode_decode_strings</text:span><text:span text:style-name="T20"> </text:span></text:h>
      <text:p text:style-name="P56"><text:span text:style-name="T3">Link:</text:span><text:a xlink:type="simple" xlink:href="https://neetcode.io/problems/string-encode-and-decode?list=neetcode150" text:style-name="Internet_20_link" text:visited-style-name="Visited_20_Internet_20_Link"><text:span text:style-name="T28">https://neetcode.io/problems/string-encode-and-decode?list=neetcode150</text:span></text:a></text:p>
      <text:p text:style-name="P56"><text:span text:style-name="T3">Status: </text:span><text:span text:style-name="T5">Success</text:span></text:p>
      <text:p text:style-name="P56"><text:span text:style-name="T3">Time Taken: </text:span><text:span text:style-name="T5">30min</text:span></text:p>
      <text:p text:style-name="P43"><text:span text:style-name="T48">Date:</text:span> 8th September 2025</text:p>
      <text:p text:style-name="P56"><text:span text:style-name="T3">Time Complexity: </text:span><text:span text:style-name="T5">O(n)</text:span></text:p>
      <text:p text:style-name="P56"><text:span text:style-name="T3">Space Complexity: </text:span><text:span text:style-name="T5">O(n)</text:span></text:p>
      <text:p text:style-name="P28">Solution Notes:</text:p>
      <text:p text:style-name="P43">firstly the best way to encode is len of word secret character, which is easy by taking every word and appending the length and key to the word into one string.</text:p>
      <text:p text:style-name="Text_20_body"/>
      <text:p text:style-name="P43">Then we need to convert it back to the original input.</text:p>
      <text:p text:style-name="Text_20_body"/>
      <text:p text:style-name="P4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text:p>
      <text:p text:style-name="Text_20_body"/>
      <text:p text:style-name="P43">However this doesn’t work if the length of the word is &gt; 9 doesn’t get the full length, this works by creating a different pointer j = I – 1, and decrementing backwards as long as it is a digit, and then the word length is an int from j + 1 to I, before doing the same operations as above.</text:p>
      <text:p text:style-name="Text_20_body"/>
      <text:h text:style-name="P14" text:outline-level="4"/>
      <text:h text:style-name="P53" text:outline-level="4"><text:span text:style-name="T1">Group_anagrams</text:span><text:span text:style-name="T20"> </text:span></text:h>
      <text:p text:style-name="P56"><text:span text:style-name="T3">Link:</text:span><text:a xlink:type="simple" xlink:href="https://leetcode.com/problems/group-anagrams/" text:style-name="Internet_20_link" text:visited-style-name="Visited_20_Internet_20_Link"><text:span text:style-name="T28">https://leetcode.com/problems/group-anagrams/</text:span></text:a></text:p>
      <text:p text:style-name="P56"><text:span text:style-name="T3">Status: </text:span><text:span text:style-name="T5">Success After googling</text:span></text:p>
      <text:p text:style-name="P56"><text:span text:style-name="T3">Time Taken:</text:span><text:span text:style-name="T20"> </text:span><text:span text:style-name="T5">40+ min</text:span></text:p>
      <text:p text:style-name="P56"><text:span text:style-name="T3">Date:</text:span><text:span text:style-name="T20"> </text:span><text:span text:style-name="T5">28h August 2025</text:span></text:p>
      <text:p text:style-name="P56"><text:span text:style-name="T3">Time Complexity:</text:span><text:span text:style-name="T20"> </text:span><text:span text:style-name="T5">V1 approach: O(m * n log n) V2 approach: this is O(m * n)</text:span></text:p>
      <text:p text:style-name="P56"><text:span text:style-name="T3">Space Complexity:</text:span><text:span text:style-name="T20"> </text:span><text:span text:style-name="T5">O(n)</text:span></text:p>
      <text:p text:style-name="P28">Solution Notes:</text:p>
      <text:p text:style-name="P28">Failed Attempt:</text:p>
      <text:p text:style-name="Text_20_body"/>
      <text:p text:style-name="P43">My thought process was that there are two main ways to check if two words are anagrams:</text:p>
      <text:list xml:id="list3542142374" text:style-name="L1">
        <text:list-item>
          <text:p text:style-name="P70">Sort both words – if the sorted versions are identical, they’re anagrams.</text:p>
        </text:list-item>
        <text:list-item>
          <text:p text:style-name="P70">Count the number of each character in both words – if the counts match, they’re anagrams.</text:p>
        </text:list-item>
      </text:list>
      <text:p text:style-name="P43">I tried to create a hash map where the key was the original word and the value was its sorted version. </text:p>
      <text:p text:style-name="Text_20_body"/>
      <text:p text:style-name="P43">However, I ran into problems:<text:line-break/>a) converting the sorted characters back into a string, and<text:line-break/>b) accessing those values later so I could compare them with others and return the indices of the original words.</text:p>
      <text:p text:style-name="Text_20_body"/>
      <text:p text:style-name="P43">To summarise I had the write ideas about sorting the anagrams but I stored them in the hash map incorrectly</text:p>
      <text:p text:style-name="Text_20_body"/>
      <text:p text:style-name="P43">here are the comments written in the source code:</text:p>
      <text:p text:style-name="P43"># after having a hashmap of original words to sorted strings</text:p>
      <text:p text:style-name="P43"># i wanted to get all words which had the same value</text:p>
      <text:p text:style-name="P43"># append all matching words into a list if there were no matching words append it to a list on its own</text:p>
      <text:p text:style-name="P43"># append that to the res list and retulrn it</text:p>
      <text:p text:style-name="P28">n log n for the sorting alg, but since strings &lt;= 100 and the length of the whole array is &lt;= 10^4 this is faster</text:p>
      <text:p text:style-name="P43">initialise empty hashmap</text:p>
      <text:p text:style-name="P43">loop for word in the strs</text:p>
      <text:p text:style-name="P43">created a sorted word by “”.join(sorted(word)) because sorted returns a list</text:p>
      <text:p text:style-name="P43">if that sorted word is not in the hashmap</text:p>
      <text:p text:style-name="P43">create an key with an empty value using that sorted word,</text:p>
      <text:p text:style-name="P43">then append the original word to that key.</text:p>
      <text:p text:style-name="P43">Return the values of the hashmap converted to a list</text:p>
      <text:p text:style-name="Text_20_body"><text:soft-page-break/></text:p>
      <text:p text:style-name="P28">where m is the size of the array and n is the average length of the words, but it is not as efficient as the other solution because the words do not get big enough.</text:p>
      <text:p text:style-name="Text_20_body"/>
      <text:p text:style-name="P43">intialise empty hashmap sorted word : list of matching words (anagrams) if it is on its own (not an anagram) it will be in its own nested list.</text:p>
      <text:p text:style-name="P43">loop thorough each word in the strs array</text:p>
      <text:p text:style-name="Text_20_body"/>
      <text:p text:style-name="P43">create a count (which will be the key for hashmap) which is 26 long array of 0 (because it is the lowercase alphabet only)</text:p>
      <text:p text:style-name="Text_20_body"/>
      <text:p text:style-name="P43">loop through each character in the word</text:p>
      <text:p text:style-name="Text_20_body"/>
      <text:p text:style-name="P43">now increment the count at the index of that letter by doing [ord(char) – ord("a")] so if it is a and its ASCII value = 61 – 61 = index 0 for b = 62 – 61 = index 1 and so on</text:p>
      <text:p text:style-name="Text_20_body"/>
      <text:p text:style-name="P43">this count array is then used as the key for each word, now append the original word, if this is the first time this sequence of characters have been encountered create an the hashmap with an empty list then append the word to the list to avoid error.</text:p>
      <text:p text:style-name="Text_20_body"/>
      <text:p text:style-name="P43">Return the values of the hashmap converted to a list</text:p>
      <text:p text:style-name="Text_20_body"/>
      <text:h text:style-name="P14" text:outline-level="4"/>
      <text:h text:style-name="P53" text:outline-level="4"><text:span text:style-name="T1">Longest_consecutive_sequence</text:span><text:span text:style-name="T20"> </text:span></text:h>
      <text:p text:style-name="P56"><text:span text:style-name="T3">Link:</text:span><text:a xlink:type="simple" xlink:href="https://leetcode.com/problems/longest-consecutive-sequence/description/" text:style-name="Internet_20_link" text:visited-style-name="Visited_20_Internet_20_Link"><text:span text:style-name="T28">https://leetcode.com/problems/longest-consecutive-sequence/description/</text:span></text:a></text:p>
      <text:p text:style-name="P56"><text:span text:style-name="T3">Status:</text:span><text:span text:style-name="T20"> </text:span><text:span text:style-name="T5">Failed had to google, before getting thought you had to return an array of the longest subsequence not just the length.</text:span></text:p>
      <text:p text:style-name="P56"><text:span text:style-name="T3">Time Complexity: </text:span><text:span text:style-name="T5">O(n)</text:span></text:p>
      <text:p text:style-name="P56"><text:span text:style-name="T3">Space Complexity:</text:span><text:span text:style-name="T20"> </text:span><text:span text:style-name="T5">O(n)</text:span></text:p>
      <text:p text:style-name="P56"><text:span text:style-name="T3">Time Taken:</text:span><text:span text:style-name="T20"> </text:span><text:span text:style-name="T5">30min had to google default dict</text:span></text:p>
      <text:p text:style-name="P56"><text:span text:style-name="T3">Date:</text:span><text:span text:style-name="T20"> </text:span><text:span text:style-name="T5">24th September 2025</text:span></text:p>
      <text:p text:style-name="P28">Solution Notes:</text:p>
      <text:p text:style-name="Text_20_body"/>
      <text:p text:style-name="P43">create a set based on the input, to easily filter out duplicates, and initialise an array of the longest sequence to 0.</text:p>
      <text:p text:style-name="Text_20_body"/>
      <text:p text:style-name="P43">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text:p>
      <text:p text:style-name="Text_20_body"/>
      <text:p text:style-name="P43">Next perform a while lopping incrementing the current sequence by 1 as long as there is a n + current_streak exists in the array, after doing this find the maximum between the longest_streak and current streak, so if there are multiple sequences you will always return the longest one.</text:p>
      <text:p text:style-name="Text_20_body"/>
      <text:h text:style-name="P14" text:outline-level="4"/>
      <text:h text:style-name="P53" text:outline-level="4"><text:span text:style-name="T1">Product_array_except_self</text:span><text:span text:style-name="T20"> </text:span></text:h>
      <text:p text:style-name="P56"><text:span text:style-name="T3">Link:</text:span><text:a xlink:type="simple" xlink:href="https://leetcode.com/problems/product-of-array-except-self/description/" text:style-name="Internet_20_link" text:visited-style-name="Visited_20_Internet_20_Link"><text:span text:style-name="T28">https://leetcode.com/problems/product-of-array-except-self/description/</text:span></text:a></text:p>
      <text:p text:style-name="P56"><text:span text:style-name="T3">Status: </text:span><text:span text:style-name="T5">Success</text:span></text:p>
      <text:p text:style-name="P56"><text:span text:style-name="T3">Time Complexity:</text:span><text:span text:style-name="T20"> </text:span><text:span text:style-name="T5">O(n)</text:span></text:p>
      <text:p text:style-name="P56"><text:span text:style-name="T3">Space Complexity: </text:span><text:span text:style-name="T5">O(n) / O(1)</text:span></text:p>
      <text:p text:style-name="P56"><text:span text:style-name="T3">Time Taken: </text:span><text:span text:style-name="T5">20min for the O(n) space solution, had to google the solution.</text:span></text:p>
      <text:p text:style-name="P56"><text:span text:style-name="T3">Date: </text:span><text:span text:style-name="T5">24th September 2025</text:span></text:p>
      <text:p text:style-name="P28">Solution Notes:</text:p>
      <text:p text:style-name="Text_20_body"/>
      <text:p text:style-name="P43">for the o n space complexity solution create two arrays filled with zeros of the length of nums called left and right arr, with a left mult and right mult integer set to 1</text:p>
      <text:p text:style-name="Text_20_body"/>
      <text:p text:style-name="P43">then loop through the array for every element left arr I is set to 1, which is then multipled by the nums[i], this will create then do the same for the right mult go from end of nums to the beginning.</text:p>
      <text:p text:style-name="Text_20_body"/>
      <text:p text:style-name="P43">Then to get the product because we now have a prefix and postfix array, we multply the corresponding indexes together to return a product array except itself.</text:p>
      <text:p text:style-name="Text_20_body"/>
      <text:p text:style-name="P43">The o(1) space solution because the output array does not count as space, so we initalise it full of ones, set a prefix and postfix to 1, then we do two loops the first loop we set the output I to the prefix value before multplying before nums[i], then go back through the output array and multply by the post fix, before multplying it * the nums[j], which gets the same result as above.</text:p>
      <text:p text:style-name="Text_20_body"/>
      <text:h text:style-name="P14" text:outline-level="4"/>
      <text:h text:style-name="P15" text:outline-level="4">Top_k_frequent_elements</text:h>
      <text:p text:style-name="P56"><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a xlink:type="simple" xlink:href="https://leetcode.com/problems/top-k-frequent-elements/description/" text:style-name="Internet_20_link" text:visited-style-name="Visited_20_Internet_20_Link"><text:span text:style-name="T28">https://leetcode.com/problems/top-k-frequent-elements/description/</text:span></text:a><text:span text:style-name="T30"> </text:span></text:p>
      <text:p text:style-name="P56"><text:span text:style-name="T3">Status</text:span><text:span text:style-name="T5">: failed had to google but got O(n log n) solution</text:span></text:p>
      <text:p text:style-name="P56"><text:span text:style-name="T3">Time Taken: </text:span><text:span text:style-name="T5">40</text:span><text:span text:style-name="T2">min</text:span></text:p>
      <text:p text:style-name="P56"><text:span text:style-name="T3">Time Complexity: </text:span><text:span text:style-name="T5">O(n)</text:span></text:p>
      <text:p text:style-name="P56"><text:span text:style-name="T3">Space Complexity: </text:span><text:span text:style-name="T5">O(n)</text:span></text:p>
      <text:p text:style-name="P28">Date: 14th August 2025</text:p>
      <text:p text:style-name="P28">Solution Notes:</text:p>
      <text:p text:style-name="Text_20_body"/>
      <text:p text:style-name="P43">Intuitive solution is to append all values to a dictionary based on with the key the number and the value being its frequency, then sort it by the number of keys, so the top k are at the front. </text:p>
      <text:p text:style-name="Text_20_body"/>
      <text:p text:style-name="P43">Loop through the dictionary up until the k appending the key values to a res array before returning it. Unfortunately the sorting means this O(n log n)</text:p>
      <text:p text:style-name="Text_20_body"/>
      <text:p text:style-name="P43">Therefore we first create the counts dictionary, as the above alongside a heap of the same size as the input array. </text:p>
      <text:p text:style-name="Text_20_body"/>
      <text:p text:style-name="P43">Then to this heap we add a bucket at the index of the frequency of each value, so if [1] was stored at index 2, it means 1 appeared two times. </text:p>
      <text:p text:style-name="Text_20_body"/>
      <text:p text:style-name="P43">Then we loop from the end of the heap down, for each element in each bucket we iterate over it to see if it matches the length of the stored result = k, if it does return it. </text:p>
      <text:p text:style-name="Text_20_body"/>
      <text:h text:style-name="P4" text:outline-level="2"/>
      <text:h text:style-name="P5" text:outline-level="2">Two_Pointers</text:h>
      <text:h text:style-name="P9" text:outline-level="3">Easy </text:h>
      <text:h text:style-name="P14" text:outline-level="4">Valid_palindrome</text:h>
      <text:p text:style-name="P56"><text:span text:style-name="T3">Link</text:span><text:span text:style-name="T5">:</text:span><text:a xlink:type="simple" xlink:href="https://www.hackerrank.com/challenges/find-second-maximum-number-in-a-list/problem" text:style-name="Internet_20_link" text:visited-style-name="Visited_20_Internet_20_Link"><text:span text:style-name="T20"> </text:span></text:a><text:span text:style-name="T27">leetcode.com/problems/valid-palindrome/description/</text:span></text:p>
      <text:p text:style-name="P56"><text:span text:style-name="T3">Status</text:span><text:span text:style-name="T5">: Success</text:span></text:p>
      <text:p text:style-name="P56"><text:span text:style-name="T3">Time Taken: </text:span><text:span text:style-name="T5">15</text:span><text:span text:style-name="T2">min</text:span></text:p>
      <text:p text:style-name="P56"><text:span text:style-name="T3">Time Complexity: </text:span><text:span text:style-name="T5">O(log n)</text:span></text:p>
      <text:p text:style-name="P56"><text:span text:style-name="T3">Space Complexity: </text:span><text:span text:style-name="T5">O(1)</text:span></text:p>
      <text:p text:style-name="P28">Date: unknown </text:p>
      <text:p text:style-name="P28">Solution Notes:</text:p>
      <text:p text:style-name="Text_20_body"/>
      <text:p text:style-name="P43">Create two points at the start and end of the string check if l and r are alphanumeric if not just move the pointer along </text:p>
      <text:p text:style-name="Text_20_body"/>
      <text:p text:style-name="P43">Then compare the two alphanumeric characters from both l and r if they do not match return false. </text:p>
      <text:p text:style-name="Text_20_body"/>
      <text:p text:style-name="P43">Once both pointers meet each other assuming none of the characters are different return true. </text:p>
      <text:h text:style-name="P9" text:outline-level="3"/>
      <text:h text:style-name="P10" text:outline-level="3">Medium </text:h>
      <text:h text:style-name="P52" text:outline-level="4"><text:span text:style-name="T1">3sum</text:span><text:span text:style-name="T20"> </text:span></text:h>
      <text:p text:style-name="P56"><text:span text:style-name="T3">Link:</text:span><text:a xlink:type="simple" xlink:href="https://leetcode.com/problems/3sum/description/" text:style-name="Internet_20_link" text:visited-style-name="Visited_20_Internet_20_Link"><text:span text:style-name="T28">https://leetcode.com/problems/3sum/description/</text:span></text:a></text:p>
      <text:p text:style-name="P56"><text:span text:style-name="T3">Status:</text:span><text:span text:style-name="T20"> </text:span><text:span text:style-name="T5">success</text:span></text:p>
      <text:p text:style-name="P56"><text:span text:style-name="T3">Time Taken: </text:span><text:span text:style-name="T5">15min</text:span></text:p>
      <text:p text:style-name="P56"><text:span text:style-name="T3">Time Complexity: </text:span><text:span text:style-name="T5">O(n^2)</text:span></text:p>
      <text:p text:style-name="P56"><text:span text:style-name="T3">Space Complexity:</text:span><text:span text:style-name="T20"> </text:span><text:span text:style-name="T5">O(1)</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since we need to find distinct triplets that add up to zero. (cannot have the same triplets, just rearranged)</text:p>
      <text:p text:style-name="Text_20_body"/>
      <text:p text:style-name="P43">We need to sort the lists so all duplicates are next to each other.</text:p>
      <text:p text:style-name="P43">Then we enumerate through the list keeping track of the index and value.</text:p>
      <text:p text:style-name="Text_20_body"/>
      <text:p text:style-name="P43">If I &gt; 0 and the current number is the same as the last index, we need to skip it because it is duplicate and have all ready dealt with combinations including that number.</text:p>
      <text:p text:style-name="Text_20_body"/>
      <text:p text:style-name="P43">Then we set l to I + 1, because a already stores the value at index 0 and r as the end of nums – 1 like usual.</text:p>
      <text:p text:style-name="Text_20_body"/>
      <text:p text:style-name="P43">While l &lt; r:</text:p>
      <text:p text:style-name="Text_20_body"/>
      <text:p text:style-name="P43">we calculate the three sum using the value a, nums l and nums r.</text:p>
      <text:p text:style-name="Text_20_body"/>
      <text:p text:style-name="P43">if it is smaller than 0 increment l, if it is greater than 0 decrement r.</text:p>
      <text:p text:style-name="Text_20_body"/>
      <text:p text:style-name="P43">else we have found a valid combination append that to the results array, incremenat l and decrement r (which I don’t think you need)</text:p>
      <text:p text:style-name="Text_20_body"/>
      <text:p text:style-name="P43">We then while nums l is the same as the previous value increment l until it is a new value.</text:p>
      <text:p text:style-name="Text_20_body"/>
      <text:h text:style-name="P52" text:outline-level="4"><text:soft-page-break/><text:span text:style-name="T1">Container_with_most_water</text:span><text:span text:style-name="T20"> </text:span></text:h>
      <text:p text:style-name="P56"><text:span text:style-name="T3">Link:</text:span><text:a xlink:type="simple" xlink:href="https://leetcode.com/problems/container-with-most-water/description/" text:style-name="Internet_20_link" text:visited-style-name="Visited_20_Internet_20_Link"><text:span text:style-name="T28">https://leetcode.com/problems/container-with-most-water/description/</text:span></text:a></text:p>
      <text:p text:style-name="P56"><text:span text:style-name="T3">Status:</text:span><text:span text:style-name="T20"> </text:span><text:span text:style-name="T5">success</text:span></text:p>
      <text:p text:style-name="P56"><text:span text:style-name="T3">Time Taken:</text:span><text:span text:style-name="T20"> </text:span><text:span text:style-name="T5">15min</text:span></text:p>
      <text:p text:style-name="P56"><text:span text:style-name="T3">Time Complexity:</text:span><text:span text:style-name="T20"> </text:span><text:span text:style-name="T5">O(n)</text:span></text:p>
      <text:p text:style-name="P56"><text:span text:style-name="T3">Space Complexity:</text:span><text:span text:style-name="T20"> </text:span><text:span text:style-name="T5">O(1)</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43">initialise two pointers at the left and right of the heights array, initaalising the max area as zero.</text:p>
      <text:p text:style-name="Text_20_body"/>
      <text:p text:style-name="P43">While l &lt; r</text:p>
      <text:p text:style-name="Text_20_body"/>
      <text:p text:style-name="P43">calculate the width which is r – l.</text:p>
      <text:p text:style-name="Text_20_body"/>
      <text:p text:style-name="P43">then check which bar is smaller (if you have a bar of size 8 and one of size 7), you want to take the area of the width (gap between 8 and 7) * 7 because an 8 * width will overflow with water and not be a valid container so you always want to take the smaller bar to calculate area.</text:p>
      <text:p text:style-name="Text_20_body"/>
      <text:p text:style-name="P43">Then if if the left bar is smaller or equal you use that to calculate the area using the formula heights[x] * width, before incrementing the left pointer because we want to try and find a bar taller or equal to the bar on the right.</text:p>
      <text:p text:style-name="Text_20_body"/>
      <text:p text:style-name="P43">Else the right bar is smaller, in this case we want to move it to try and find a bigger one, (the edge case is both bars are the same height, in which case it doesn’t matter just move one of them, in this case I move the right bar).</text:p>
      <text:p text:style-name="Text_20_body"/>
      <text:p text:style-name="P43">Compare the stored max_area with the calculate area, if it is bigger update max_area.</text:p>
      <text:p text:style-name="Text_20_body"/>
      <text:p text:style-name="P43">Then return max area.</text:p>
      <text:p text:style-name="Text_20_body"/>
      <text:h text:style-name="P9" text:outline-level="3"/>
      <text:h text:style-name="P10" text:outline-level="3">Hard</text:h>
      <text:h text:style-name="P52" text:outline-level="4"><text:span text:style-name="T1">Trapped_rain_water</text:span><text:span text:style-name="T20"> </text:span></text:h>
      <text:p text:style-name="P56"><text:span text:style-name="T3">Link</text:span><text:span text:style-name="T5">:</text:span><text:a xlink:type="simple" xlink:href="https://leetcode.com/problems/trapping-rain-water/description/" text:style-name="Internet_20_link" text:visited-style-name="Visited_20_Internet_20_Link"><text:span text:style-name="T28">https://leetcode.com/problems/trapping-rain-water/description/</text:span></text:a></text:p>
      <text:p text:style-name="P56"><text:span text:style-name="T3">Status: </text:span><text:span text:style-name="T5">failed but had good ideas</text:span></text:p>
      <text:p text:style-name="P56"><text:span text:style-name="T3">Time Taken: </text:span><text:span text:style-name="T5">30+ min</text:span></text:p>
      <text:p text:style-name="P56"><text:span text:style-name="T3">Time Complexity:</text:span><text:span text:style-name="T20"> </text:span><text:span text:style-name="T5">O(n)</text:span></text:p>
      <text:p text:style-name="P56"><text:span text:style-name="T3">Space Complexity: </text:span><text:span text:style-name="T5">O(1) / O(n)</text:span></text:p>
      <text:p text:style-name="P56"><text:span text:style-name="T3">Date: </text:span><text:span text:style-name="T5">16th</text:span><text:span text:style-name="T20"> </text:span><text:span text:style-name="T5">October 2025</text:span></text:p>
      <text:p text:style-name="P28">Solution Notes:</text:p>
      <text:p text:style-name="Text_20_body"/>
      <text:p text:style-name="P28">Initial Idea</text:p>
      <text:p text:style-name="Text_20_body"/>
      <text:p text:style-name="P43">I noticed that water can only be trapped between two walls if there are walls on both sides. If the walls are different heights, the shorter wall determines the maximum water level (because the water would overflow the shorter side).</text:p>
      <text:p text:style-name="Text_20_body"/>
      <text:p text:style-name="P43">Example:</text:p>
      <text:p text:style-name="P43">If there's a left wall of height 1 and a right wall of height 2, and the ground between them is height 0, the water level can't exceed height 1 (the shorter wall).</text:p>
      <text:list xml:id="list1344148160" text:style-name="L2">
        <text:list-item>
          <text:p text:style-name="P71">Water trapped = 1 (width) × 1 (height) = 1 unit</text:p>
        </text:list-item>
      </text:list>
      <text:p text:style-name="P43">However, I struggled to generalise this to wider gaps and to properly calculate the volume of trapped water across a full elevation map.</text:p>
      <text:p text:style-name="Text_20_body"/>
      <text:p text:style-name="P56"><text:span text:style-name="T3">Google Solution</text:span><text:span text:style-name="T5">: </text:span></text:p>
      <text:p text:style-name="P43">To calculate the trapped water at each position:</text:p>
      <text:list xml:id="list982867757" text:style-name="L3">
        <text:list-item>
          <text:p text:style-name="P72">Find the minimum of the tallest wall to the left and right.</text:p>
        </text:list-item>
        <text:list-item>
          <text:p text:style-name="P72">Subtract the height at the current position.</text:p>
        </text:list-item>
        <text:list-item>
          <text:p text:style-name="P72">If the result is positive, that’s the trapped water at that position.</text:p>
        </text:list-item>
        <text:list-item>
          <text:p text:style-name="P72">Return the sum of all trapped water</text:p>
        </text:list-item>
      </text:list>
      <text:p text:style-name="P43">There are two version one with two pointers and one with a leftmax and rightmax array. </text:p>
      <text:p text:style-name="Text_20_body"/>
      <text:p text:style-name="P43">O(1) Space (Two Pointers) Solution:</text:p>
      <text:list xml:id="list2355785030" text:style-name="L4">
        <text:list-item>
          <text:p text:style-name="P73">Initialise two pointers: left = 0, right = len(height) - 1 </text:p>
        </text:list-item>
        <text:list-item>
          <text:p text:style-name="P73">Track left_max = height[left], right_max = height[right]</text:p>
        </text:list-item>
        <text:list-item>
          <text:p text:style-name="P73">While left &lt; right:</text:p>
          <text:list>
            <text:list-item>
              <text:p text:style-name="P73">If left_max &lt; right_max: </text:p>
              <text:list>
                <text:list-item>
                  <text:p text:style-name="P73">Move the left pointer to the right </text:p>
                </text:list-item>
                <text:list-item>
                  <text:p text:style-name="P73"><text:soft-page-break/>Update left_max = max(left_max, height[left]) </text:p>
                </text:list-item>
                <text:list-item>
                  <text:p text:style-name="P73">Add left_max - height[left] to the total trapped water </text:p>
                </text:list-item>
              </text:list>
            </text:list-item>
            <text:list-item>
              <text:p text:style-name="P73">Else: </text:p>
              <text:list>
                <text:list-item>
                  <text:p text:style-name="P73">Move the right pointer to the left </text:p>
                </text:list-item>
                <text:list-item>
                  <text:p text:style-name="P73">Update right_max = max(right_max, height[right]) </text:p>
                </text:list-item>
                <text:list-item>
                  <text:p text:style-name="P73">Add right_max - height[right] to the total trapped water</text:p>
                </text:list-item>
              </text:list>
            </text:list-item>
          </text:list>
        </text:list-item>
      </text:list>
      <text:p text:style-name="Text_20_body"/>
      <text:p text:style-name="P43">O(n) Space Solution:</text:p>
      <text:list xml:id="list1564169107" text:style-name="L5">
        <text:list-item>
          <text:p text:style-name="P74">If the height array is empty, return 0.</text:p>
        </text:list-item>
        <text:list-item>
          <text:p text:style-name="P74">Create two arrays:</text:p>
          <text:list>
            <text:list-item>
              <text:p text:style-name="P74">left_max[i]: the tallest wall to the left of or at index i. </text:p>
            </text:list-item>
            <text:list-item>
              <text:p text:style-name="P74">right_max[i]: the tallest wall to the right of or at index i. </text:p>
            </text:list-item>
          </text:list>
        </text:list-item>
        <text:list-item>
          <text:p text:style-name="P74">Populate these arrays:</text:p>
          <text:list>
            <text:list-item>
              <text:p text:style-name="P74">left_max[i] = max(left_max[i-1], height[i]) </text:p>
            </text:list-item>
            <text:list-item>
              <text:p text:style-name="P74">right_max[i] = max(right_max[i+1], height[i]) </text:p>
            </text:list-item>
          </text:list>
        </text:list-item>
        <text:list-item>
          <text:p text:style-name="P74">For each index i, calculate:</text:p>
          <text:list>
            <text:list-item>
              <text:p text:style-name="P74">trapped_water_at_i = min(left_max[i], right_max[i]) - height[i] </text:p>
            </text:list-item>
            <text:list-item>
              <text:p text:style-name="P74">If greater than 0, add it to the total trapped water.</text:p>
            </text:list-item>
          </text:list>
        </text:list-item>
      </text:list>
      <text:h text:style-name="P4" text:outline-level="2"/>
      <text:h text:style-name="P5" text:outline-level="2">Stacks</text:h>
      <text:h text:style-name="P9" text:outline-level="3">Easy </text:h>
      <text:h text:style-name="P52" text:outline-level="4"><text:span text:style-name="T1">Valid_parentheses</text:span><text:span text:style-name="T20"> </text:span></text:h>
      <text:p text:style-name="P56"><text:span text:style-name="T3">Link:</text:span><text:a xlink:type="simple" xlink:href="https://leetcode.com/problems/valid-parentheses/description/" text:style-name="Internet_20_link" text:visited-style-name="Visited_20_Internet_20_Link"><text:span text:style-name="T28">https://leetcode.com/problems/valid-parentheses/description/</text:span></text:a></text:p>
      <text:p text:style-name="P56"><text:span text:style-name="T3">Status: </text:span><text:span text:style-name="T5">Success</text:span></text:p>
      <text:p text:style-name="P56"><text:span text:style-name="T3">Time Taken: </text:span><text:span text:style-name="T5">30min kind of failure and success.</text:span></text:p>
      <text:p text:style-name="P56"><text:span text:style-name="T3">Time Complexity: </text:span><text:span text:style-name="T5">O(n)</text:span></text:p>
      <text:p text:style-name="P56"><text:span text:style-name="T3">Space Complexity:</text:span><text:span text:style-name="T20"> </text:span><text:span text:style-name="T5">O(1)</text:span></text:p>
      <text:p text:style-name="P56"><text:span text:style-name="T3">Date:</text:span><text:span text:style-name="T20"> </text:span><text:span text:style-name="T5">2nd October 2025</text:span></text:p>
      <text:p text:style-name="P28">Solution Notes:</text:p>
      <text:p text:style-name="Text_20_body"/>
      <text:p text:style-name="P43">I solved the problem by using a hash map to match closing characters with their opening ones. The algorithm loops through each character in the string:</text:p>
      <text:list xml:id="list1542862614" text:style-name="L6">
        <text:list-item>
          <text:p text:style-name="P75">If it’s an opening character, add it to the stack.</text:p>
        </text:list-item>
        <text:list-item>
          <text:p text:style-name="P75">If it’s a closing character, check whether the stack’s last element is the matching opening character. If so, pop it; if not, return false.</text:p>
        </text:list-item>
      </text:list>
      <text:p text:style-name="P43">At the end, if the stack is empty, return true; otherwise, return false.</text:p>
      <text:p text:style-name="Text_20_body"/>
      <text:p text:style-name="P43">However I just struggled to implement this in code.</text:p>
      <text:p text:style-name="Text_20_body"/>
      <text:p text:style-name="P43">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text:p text:style-name="Text_20_body"/>
      <text:h text:style-name="P9" text:outline-level="3"/>
      <text:h text:style-name="P10" text:outline-level="3">Medium </text:h>
      <text:h text:style-name="P14" text:outline-level="4">Min_stack </text:h>
      <text:p text:style-name="P56"><text:span text:style-name="T3">Link:</text:span><text:a xlink:type="simple" xlink:href="https://leetcode.com/problems/min-stack/" text:style-name="Internet_20_link" text:visited-style-name="Visited_20_Internet_20_Link"><text:span text:style-name="T28">https://leetcode.com/problems/min-stack/</text:span></text:a></text:p>
      <text:p text:style-name="P56"><text:span text:style-name="T3">Status: </text:span><text:span text:style-name="T5">Success</text:span></text:p>
      <text:p text:style-name="P56"><text:span text:style-name="T3">Time Complexity: </text:span><text:span text:style-name="T5">O(1)</text:span></text:p>
      <text:p text:style-name="P56"><text:span text:style-name="T3">Space Complexity:</text:span><text:span text:style-name="T20"> </text:span><text:span text:style-name="T5">O(n)</text:span></text:p>
      <text:p text:style-name="P56"><text:span text:style-name="T3">Time Taken: </text:span><text:span text:style-name="T5">30min so close to success but had to google the solution in the end.</text:span></text:p>
      <text:p text:style-name="P56"><text:span text:style-name="T3">Date: </text:span><text:span text:style-name="T5">2nd October 2025</text:span></text:p>
      <text:p text:style-name="P28">Solution Notes:</text:p>
      <text:p text:style-name="Text_20_body"/>
      <text:p text:style-name="P43">getting the top, pushing popping and initialisation is relatively easy just creaate an empty variable called array in the class, before appending the given val, using the in built pop function or just getting the last element in the stack using [-1].</text:p>
      <text:p text:style-name="Text_20_body"/>
      <text:p text:style-name="P43">The challenge lies in retrieving the minimum element from the stack in O(1) time. A straightforward but inefficient O(n) approach would be to loop through the stack to find the minimum value.</text:p>
      <text:p text:style-name="Text_20_body"/>
      <text:p text:style-name="P43">My initial idea was to use a min_val variable. Each time a value was pushed onto the stack, I'd check whether it was smaller than min_val, and if so, update min_val accordingly. </text:p>
      <text:p text:style-name="Text_20_body"/>
      <text:p text:style-name="P43">However, this approach failed when the minimum value was removed (popped) from the stack.</text:p>
      <text:p text:style-name="Text_20_body"/>
      <text:p text:style-name="P43">For example, if -2 and -3 were added to the stack, get_min would correctly return -3 as the smallest value. But after popping -3, the new minimum should be -2. Since min_val wasn’t updated after the pop, it would incorrectly remain at -3.</text:p>
      <text:p text:style-name="Text_20_body"/>
      <text:p text:style-name="P43">So the correct way was to have to create a min_stack, and every time a value was added check (assuming the stack had some elements in it) if that val was smaller than the last element added to the min_stack, essentially keeping track of the smallest values in the main stack at all iterations. Alongside when pop is called it will pop both the main stack and min_stack, thus meaning when the user wants to get the min val all you have to do is get the last element from min_stack.</text:p>
      <text:p text:style-name="Text_20_body"/>
      <text:h text:style-name="P14" text:outline-level="4"/>
      <text:h text:style-name="P15" text:outline-level="4">Car_fleet </text:h>
      <text:p text:style-name="P56"><text:span text:style-name="T3">Link:</text:span><text:a xlink:type="simple" xlink:href="https://leetcode.com/problems/car-fleet/description/" text:style-name="Internet_20_link" text:visited-style-name="Visited_20_Internet_20_Link"><text:span text:style-name="T28">https://leetcode.com/problems/car-fleet/description/</text:span></text:a></text:p>
      <text:p text:style-name="P56"><text:span text:style-name="T3">Status:</text:span><text:span text:style-name="T20"> </text:span><text:span text:style-name="T5">Success</text:span></text:p>
      <text:p text:style-name="P56"><text:span text:style-name="T3">Time Taken: </text:span><text:span text:style-name="T5">30min</text:span></text:p>
      <text:p text:style-name="P56"><text:span text:style-name="T3">Time Complexity: </text:span><text:span text:style-name="T5">O(n log n)</text:span></text:p>
      <text:p text:style-name="P56"><text:span text:style-name="T3">Space Complexity: </text:span><text:span text:style-name="T5">O(n)</text:span></text:p>
      <text:p text:style-name="P56"><text:span text:style-name="T3">Date:</text:span><text:span text:style-name="T20"> </text:span><text:span text:style-name="T5">5th</text:span><text:span text:style-name="T20"> </text:span><text:span text:style-name="T5">October 2025</text:span></text:p>
      <text:p text:style-name="P28">Solution Notes:</text:p>
      <text:p text:style-name="Text_20_body"/>
      <text:p text:style-name="P43">firstly create pair array for each car’s position and speed.</text:p>
      <text:p text:style-name="Text_20_body"/>
      <text:p text:style-name="P43">Intiialise the last fleet arrival time and fleet count as zero.</text:p>
      <text:p text:style-name="Text_20_body"/>
      <text:p text:style-name="P43">Sort the pairs in reverse order so the ones closest to the target are first.</text:p>
      <text:p text:style-name="Text_20_body"/>
      <text:p text:style-name="P43">Then loop through these pairs, evaluating how long (how many iterations) it will take to get to the target based on the target – car position / speed.</text:p>
      <text:p text:style-name="Text_20_body"/>
      <text:p text:style-name="P43">Then check if the current timeto target is greater the last fleet arrival time, then increment the fleet counter by 1, before seteting the last fleet arrival time to the time to target, this is because if a current car is going to reach the target before the other cars it will catch up to them joining the fleet because it will be forced to go at the speed of the slowest car in the fleet.</text:p>
      <text:p text:style-name="Text_20_body"/>
      <text:p text:style-name="P43">The above functionality can also be done with a stack, by first checking if the stack is empty, just append the time to target, other wise check if the next time to target is greater than the last time stored in the stack, this means that this car is a part of a new fleet, because smaller or the same arrival times will be part of the same fleet.</text:p>
      <text:p text:style-name="Text_20_body"/>
      <text:h text:style-name="P14" text:outline-level="4"/>
      <text:h text:style-name="P15" text:outline-level="4">Daily_temperatures</text:h>
      <text:p text:style-name="P56"><text:span text:style-name="T3">Link:</text:span><text:a xlink:type="simple" xlink:href="https://leetcode.com/problems/daily-temperatures/description/" text:style-name="Internet_20_link" text:visited-style-name="Visited_20_Internet_20_Link"><text:span text:style-name="T28">https://leetcode.com/problems/daily-temperatures/description/</text:span></text:a></text:p>
      <text:p text:style-name="P56"><text:span text:style-name="T3">Status: </text:span><text:span text:style-name="T5">failed had to google to learn about montonic stacks.</text:span></text:p>
      <text:p text:style-name="P56"><text:span text:style-name="T3">Time Taken: </text:span><text:span text:style-name="T5">30min so close to success but had to google the solution in the end.</text:span></text:p>
      <text:p text:style-name="P56"><text:span text:style-name="T3">Time Complexity: </text:span><text:span text:style-name="T5">My Solution (On^2) googled solution O(n)</text:span></text:p>
      <text:p text:style-name="P56"><text:span text:style-name="T3">Space Complexity:</text:span><text:span text:style-name="T20"> </text:span><text:span text:style-name="T5">O(n)</text:span></text:p>
      <text:p text:style-name="P56"><text:span text:style-name="T3">Date: </text:span><text:span text:style-name="T5">4th</text:span><text:span text:style-name="T20"> </text:span><text:span text:style-name="T5">October 2025</text:span></text:p>
      <text:p text:style-name="P56"><text:span text:style-name="T3">Solution Notes</text:span><text:span text:style-name="T5">:</text:span></text:p>
      <text:p text:style-name="Text_20_body"/>
      <text:p text:style-name="P43">my O(n^2) solution is intuitive for each value do another loop until you find a value bigger than it then append the difference between the indexes to the array, else append 0,</text:p>
      <text:p text:style-name="Text_20_body"/>
      <text:p text:style-name="P43">the googled solution, involves creating a stack and initalisng a result array of the input size, before enumerating over it getting the index and temps.</text:p>
      <text:p text:style-name="Text_20_body"/>
      <text:p text:style-name="P43">Then you create a while loop with the condition of there being a stack and the current temperature being greater than the top of the stack. If so pop the stack to get the index value calculate the days different by subtracting it from I before appending it to the result array at the corresponding stack index, this means if it cannot find a temperature the default value of two stays there.</text:p>
      <text:p text:style-name="Text_20_body"/>
      <text:h text:style-name="P14" text:outline-level="4"/>
      <text:h text:style-name="P53" text:outline-level="4"><text:span text:style-name="T1">Evaluate_reverse_polish</text:span><text:span text:style-name="T20"> </text:span></text:h>
      <text:p text:style-name="P56"><text:span text:style-name="T3">Link:</text:span><text:a xlink:type="simple" xlink:href="https://leetcode.com/problems/evaluate-reverse-polish-notation/description/" text:style-name="Internet_20_link" text:visited-style-name="Visited_20_Internet_20_Link"><text:span text:style-name="T28">https://leetcode.com/problems/evaluate-reverse-polish-notation/description/</text:span></text:a></text:p>
      <text:p text:style-name="P56"><text:span text:style-name="T3">Status: </text:span><text:span text:style-name="T5">Success</text:span></text:p>
      <text:p text:style-name="P56"><text:span text:style-name="T3">Time Taken:</text:span><text:span text:style-name="T20"> </text:span><text:span text:style-name="T5">30min </text:span></text:p>
      <text:p text:style-name="P56"><text:span text:style-name="T3">Time Complexity:</text:span><text:span text:style-name="T20"> </text:span><text:span text:style-name="T5">O(n)</text:span></text:p>
      <text:p text:style-name="P56"><text:span text:style-name="T3">Space Complexity: </text:span><text:span text:style-name="T5">O(1)</text:span></text:p>
      <text:p text:style-name="P56"><text:span text:style-name="T3">Date:</text:span><text:span text:style-name="T20"> </text:span><text:span text:style-name="T5">3rd October 2025</text:span></text:p>
      <text:p text:style-name="P28">Solution Notes:</text:p>
      <text:p text:style-name="Text_20_body"/>
      <text:p text:style-name="P43">intiialise an empty stack, then loop through all tokens checking if it is a math operation, if not just append that value as an integer.</text:p>
      <text:p text:style-name="Text_20_body"/>
      <text:p text:style-name="P43">Depending on the operator if it is add or multply just pop the stack twice and add them together before appending back to the stack.</text:p>
      <text:p text:style-name="Text_20_body"/>
      <text:p text:style-name="P43">Otherwise for subtraction and division take num2 and divide/subtract from num1 and append it back to the stack.</text:p>
      <text:p text:style-name="Text_20_body"/>
      <text:p text:style-name="P43">You can either do this via some if statements or by creating a dictionary of operators and their corresponding operations eg num1 + num2.</text:p>
      <text:p text:style-name="Text_20_body"/>
      <text:p text:style-name="P43">This results in the stack only having one element so you just have to do return the first element.</text:p>
      <text:p text:style-name="Text_20_body"/>
      <text:h text:style-name="P14" text:outline-level="4"/>
      <text:h text:style-name="P15" text:outline-level="4">Generate_parenthesis</text:h>
      <text:p text:style-name="P56"><text:span text:style-name="T3">Link:</text:span><text:a xlink:type="simple" xlink:href="https://leetcode.com/problems/generate-parentheses/description/" text:style-name="Internet_20_link" text:visited-style-name="Visited_20_Internet_20_Link"><text:span text:style-name="T28">https://leetcode.com/problems/generate-parentheses/description/</text:span></text:a></text:p>
      <text:p text:style-name="P56"><text:span text:style-name="T3">Status: </text:span><text:span text:style-name="T5">Success</text:span></text:p>
      <text:p text:style-name="P56"><text:span text:style-name="T3">Time Taken:</text:span><text:span text:style-name="T20"> </text:span><text:span text:style-name="T5">30min so close to success but had to google the solution in the end.</text:span></text:p>
      <text:p text:style-name="P56"><text:span text:style-name="T3">Time Complexity: </text:span><text:span text:style-name="T5">O(4N/Sqrt(N))</text:span></text:p>
      <text:p text:style-name="P56"><text:span text:style-name="T3">Space Complexity: </text:span><text:span text:style-name="T5">O(n)</text:span></text:p>
      <text:p text:style-name="P56"><text:span text:style-name="T3">Date: </text:span><text:span text:style-name="T5">3rd</text:span><text:span text:style-name="T20"> </text:span><text:span text:style-name="T5">October 2025</text:span></text:p>
      <text:p text:style-name="P28">Solution Notes:</text:p>
      <text:p text:style-name="Text_20_body"/>
      <text:p text:style-name="P43">the solution is to create a backtracking alg with a temp stack, which generaates a result and appends it to a res array.</text:p>
      <text:p text:style-name="Text_20_body"/>
      <text:p text:style-name="P43">This works by initailsing the current number of open and closed brackets as zero, with the </text:p>
      <text:p text:style-name="P43">exit case being converting the stack into a string before appending it to res, when open brackets and close brackets == n (the number of brackets used (3 open and 3 closed)).</text:p>
      <text:p text:style-name="Text_20_body"/>
      <text:p text:style-name="P43">The other case is you can always add a opening bracket along as the number is &lt; then n. with the other case is being you can only add a closing bracket if there are less of them than openning brackets eg () you cannot add ), that because it is invalid.</text:p>
      <text:p text:style-name="Text_20_body"/>
      <text:p text:style-name="P43">Within every if statement, it recursively calls the function until the ending case is reached, in which case it starts popping from the stack to try different solutions.</text:p>
      <text:p text:style-name="Text_20_body"/>
      <text:h text:style-name="P9" text:outline-level="3"/>
      <text:h text:style-name="P10" text:outline-level="3">Hard</text:h>
      <text:h text:style-name="P52" text:outline-level="4"><text:span text:style-name="T1">Largest_rectangle_in_histogram</text:span><text:span text:style-name="T20"> </text:span></text:h>
      <text:p text:style-name="P56"><text:span text:style-name="T3">Link:</text:span><text:a xlink:type="simple" xlink:href="https://leetcode.com/problems/largest-rectangle-in-histogram/description/" text:style-name="Internet_20_link" text:visited-style-name="Visited_20_Internet_20_Link"><text:span text:style-name="T28">https://leetcode.com/problems/largest-rectangle-in-histogram/description/</text:span></text:a></text:p>
      <text:p text:style-name="P56"><text:span text:style-name="T3">Status: </text:span><text:span text:style-name="T5">Failed but kind of got it now</text:span></text:p>
      <text:p text:style-name="P56"><text:span text:style-name="T3">Time Taken: </text:span><text:span text:style-name="T5">30min</text:span></text:p>
      <text:p text:style-name="P56"><text:span text:style-name="T3">Time Complexity: </text:span><text:span text:style-name="T5">O(n log n)</text:span></text:p>
      <text:p text:style-name="P56"><text:span text:style-name="T3">Space Complexity:</text:span><text:span text:style-name="T20"> </text:span><text:span text:style-name="T5">O(n)</text:span></text:p>
      <text:p text:style-name="P56"><text:span text:style-name="T3">Date:</text:span><text:span text:style-name="T20"> </text:span><text:span text:style-name="T5">5th</text:span><text:span text:style-name="T20"> </text:span><text:span text:style-name="T5">October 2025</text:span></text:p>
      <text:p text:style-name="P28">Solution Notes:</text:p>
      <text:p text:style-name="P28">High level overview</text:p>
      <text:p text:style-name="P43">Create a monotonic increasing stack to keep track of indices. Every time you encounter an element that is smaller than the height at the top of the stack, you pop from the stack. For each popped index, you retrieve the corresponding height and calculate the width based on the current index and the index now on top of the stack (or from the start if the stack is empty).</text:p>
      <text:p text:style-name="Text_20_body"/>
      <text:p text:style-name="P43">This allows you to compute the area for the rectangle formed by the popped height. For example, if you have an array like [2, 2, 2, 1], once you reach 1, you pop the three 2s and calculate the area as 2 * 3 = 6, which would be the largest area in that case.</text:p>
      <text:p text:style-name="P28"><text:span text:style-name="T49">First </text:span>Approach: Appending 0 at the end of each stack</text:p>
      <text:p text:style-name="Text_20_body"/>
      <text:p text:style-name="P43">The idea is to append a 0 to the end of the heights array. This is useful because all elements are positive, and the appended 0 ensures that the remaining bars in the stack are processed correctly at the end. For example, an input like [1, 1, 1] becomes [1, 1, 1, 0], allowing the algorithm to correctly calculate the area as 1 * 3 = 3. This modification also works well for increasing sequences like [1, 2, 3].</text:p>
      <text:p text:style-name="Text_20_body"/>
      <text:p text:style-name="P43">We initialize a variable max_height to keep track of the maximum area found, and an empty stack to store indices. Then, we iterate over the heights array using enumerate to get both index i and height h.</text:p>
      <text:p text:style-name="Text_20_body"/>
      <text:p text:style-name="P43">Inside the loop, we use a while loop to check if the current height h is less than the height at the index stored on top of the stack. If so, we pop the index from the stack, retrieve its corresponding height, and calculate the width. The width is i if the stack is empty, or i - stack[-1] - 1 otherwise. We then update max_height as the maximum of the current max_height and height * width. After the while loop, we append the current index i to the stack.</text:p>
      <text:p text:style-name="Text_20_body"/>
      <text:p text:style-name="P43">Finally, we return max_height as the result.</text:p>
      <text:p text:style-name="P55"><text:soft-page-break/><text:span text:style-name="T5"><text:line-break/></text:span><text:span text:style-name="T3">Second Approach: Two-Pass Stack Solution</text:span></text:p>
      <text:p text:style-name="P43">In this approach, we again initialize max_height and an empty stack. As we iterate through the heights with enumerate, we also initialize a start variable set to the current index i.</text:p>
      <text:p text:style-name="Text_20_body"/>
      <text:p text:style-name="P43">While the stack is not empty and the current height h is less than the height at the top of the stack, we pop the last element (which contains both index and height). We calculate the width as i - popped_index, then update max_height as the maximum of its current value and height * width. We also update start to the popped index to maintain the correct starting point for the next rectangle.</text:p>
      <text:p text:style-name="Text_20_body"/>
      <text:p text:style-name="P43">After exiting the while loop, we append the tuple (start, h) to the stack. This helps handle rectangles that span multiple indices with the same height.</text:p>
      <text:p text:style-name="Text_20_body"/>
      <text:p text:style-name="P43">Once the first pass is done, we process any remaining items in the stack with a second loop. For each stored (index, height), we calculate the width as len(heights) - index, then update max_height accordingly.</text:p>
      <text:p text:style-name="Text_20_body"/>
      <text:p text:style-name="P43">Finally, we return max_height.</text:p>
      <text:h text:style-name="P4" text:outline-level="2"/>
      <text:h text:style-name="P5" text:outline-level="2">Binary_Search</text:h>
      <text:h text:style-name="P9" text:outline-level="3">Easy </text:h>
      <text:h text:style-name="P52" text:outline-level="4"><text:span text:style-name="T1">Binary_search</text:span><text:span text:style-name="T20"> </text:span></text:h>
      <text:p text:style-name="P56"><text:span text:style-name="T3">Link:</text:span><text:a xlink:type="simple" xlink:href="https://leetcode.com/problems/binary-search/description/" text:style-name="Internet_20_link" text:visited-style-name="Visited_20_Internet_20_Link"><text:span text:style-name="T28">https://leetcode.com/problems/binary-search/description/</text:span></text:a></text:p>
      <text:p text:style-name="P56"><text:span text:style-name="T3">Status: </text:span><text:span text:style-name="T5">success</text:span></text:p>
      <text:p text:style-name="P56"><text:span text:style-name="T3">Time Taken:</text:span><text:span text:style-name="T20"> </text:span><text:span text:style-name="T5">10min</text:span></text:p>
      <text:p text:style-name="P56"><text:span text:style-name="T3">Time Complexity:</text:span><text:span text:style-name="T20"> </text:span><text:span text:style-name="T5">O( log n )</text:span></text:p>
      <text:p text:style-name="P56"><text:span text:style-name="T3">Space Complexity: </text:span><text:span text:style-name="T5">O(1)</text:span></text:p>
      <text:p text:style-name="P56"><text:span text:style-name="T3">Date:</text:span><text:span text:style-name="T20"> </text:span><text:span text:style-name="T5">16th</text:span><text:span text:style-name="T20"> </text:span><text:span text:style-name="T5">October 2025</text:span></text:p>
      <text:p text:style-name="P28">Solution Notes:</text:p>
      <text:p text:style-name="Text_20_body"/>
      <text:p text:style-name="P43">just implement binary search, there isnt much else which is interesting about this problem</text:p>
      <text:h text:style-name="P9" text:outline-level="3"/>
      <text:h text:style-name="P10" text:outline-level="3">Medium </text:h>
      <text:h text:style-name="P14" text:outline-level="4">Search_2dmatrix </text:h>
      <text:p text:style-name="P56"><text:span text:style-name="T3">Link:</text:span><text:a xlink:type="simple" xlink:href="https://leetcode.com/problems/search-a-2d-matrix/description/" text:style-name="Internet_20_link" text:visited-style-name="Visited_20_Internet_20_Link"><text:span text:style-name="T28">https://leetcode.com/problems/search-a-2d-matrix/description/</text:span></text:a></text:p>
      <text:p text:style-name="P56"><text:span text:style-name="T3">Status: </text:span><text:span text:style-name="T5">success</text:span></text:p>
      <text:p text:style-name="P56"><text:span text:style-name="T3">Time Taken:</text:span><text:span text:style-name="T20"> </text:span><text:span text:style-name="T5">10min</text:span></text:p>
      <text:p text:style-name="P56"><text:span text:style-name="T3">Time Complexity: </text:span><text:span text:style-name="T5">O( log n * m )</text:span></text:p>
      <text:p text:style-name="P56"><text:span text:style-name="T3">Space Complexity: </text:span><text:span text:style-name="T5">O(1)</text:span></text:p>
      <text:p text:style-name="P56"><text:span text:style-name="T3">Date: </text:span><text:span text:style-name="T5">16th</text:span><text:span text:style-name="T20"> </text:span><text:span text:style-name="T5">October 2025</text:span></text:p>
      <text:p text:style-name="P28">Solution Notes:</text:p>
      <text:p text:style-name="P43">brute force is just search through entire matrix to find target, we can do better.</text:p>
      <text:p text:style-name="Text_20_body"/>
      <text:p text:style-name="P43">For a standard 1d array we just use binary search.</text:p>
      <text:p text:style-name="Text_20_body"/>
      <text:p text:style-name="P43">Since this matrix is sorted with the first element of each row being larger than the last element of the previous row like</text:p>
      <text:p text:style-name="P43">[1,3,5,7]</text:p>
      <text:p text:style-name="P43">[10,11,16,20]</text:p>
      <text:p text:style-name="P43">[23,30,34,60]</text:p>
      <text:p text:style-name="Text_20_body"/>
      <text:p text:style-name="P43">we can conceptualise that we are just doing a binary search on a 1D array. Of</text:p>
      <text:p text:style-name="P43">[1, 3, 5, 7, 10, 11, 16, 20, 23, 30, 34, 60]</text:p>
      <text:p text:style-name="Text_20_body"/>
      <text:p text:style-name="P43">To do this first we initialise ROWS = length of the matrix and COLS to equal the length of one column in the matrix, because all cols and rows are the same size. Like matrix[0] in this case it is both 4</text:p>
      <text:p text:style-name="Text_20_body"/>
      <text:p text:style-name="P43">then we set l = 0 and r = to be final position in this conceptual 1d array which is ROWS * COLS – 1</text:p>
      <text:p text:style-name="Text_20_body"/>
      <text:p text:style-name="P43">we can then find the mid point using the standard formula</text:p>
      <text:p text:style-name="P43">here is the interested bit because the midpoint is the middle of a flattend matrix we need to convert it back into rows and cols so we don’t have to bother with transforming the matrix, </text:p>
      <text:p text:style-name="Text_20_body"/>
      <text:p text:style-name="P43">this is done for the rows by integer division by cols and the for cols it is the mid point the % cols</text:p>
      <text:p text:style-name="Text_20_body"/>
      <text:p text:style-name="P43">so the mid = 5</text:p>
      <text:p text:style-name="P43">rows = 5 // 4 = 1</text:p>
      <text:p text:style-name="P43"><text:soft-page-break/>cols = 5 % 4 = 1</text:p>
      <text:p text:style-name="Text_20_body"/>
      <text:p text:style-name="P43">so the mid point index is at row 1, col 1. and can be accessed by matrix[row][col]</text:p>
      <text:p text:style-name="Text_20_body"/>
      <text:p text:style-name="P43">eg:</text:p>
      <text:p text:style-name="P43">we then do the standard binary search logic to update the midpoint or return True if the target is found, else we return False.</text:p>
      <text:p text:style-name="P69"><text:line-break/></text:p>
      <text:p text:style-name="P17">Search_2dmatrix </text:p>
      <text:p text:style-name="P57"><text:span text:style-name="T3">Link:</text:span><text:span text:style-name="T28">https://leetcode.com/problems/koko-eating-bananas/description/ </text:span></text:p>
      <text:p text:style-name="P57"><text:span text:style-name="T3">Status: </text:span><text:span text:style-name="T5">success</text:span></text:p>
      <text:p text:style-name="P57"><text:span text:style-name="T3">Time Taken:</text:span><text:span text:style-name="T20"> </text:span><text:span text:style-name="T5">10min</text:span></text:p>
      <text:p text:style-name="P57"><text:span text:style-name="T3">Time Complexity: </text:span><text:span text:style-name="T5">O( log n )</text:span></text:p>
      <text:p text:style-name="P57"><text:span text:style-name="T3">Space Complexity: </text:span><text:span text:style-name="T5">O(1)</text:span></text:p>
      <text:p text:style-name="P57"><text:span text:style-name="T3">Date: </text:span><text:span text:style-name="T5">16th</text:span><text:span text:style-name="T20"> </text:span><text:span text:style-name="T5">October 2025</text:span></text:p>
      <text:p text:style-name="P29">Solution Notes:</text:p>
      <text:p text:style-name="P45">key concepts we need to find the speed that koko needs to eat the bananas, so he eats all of them in under the given time limit in hours. </text:p>
      <text:p text:style-name="P45"/>
      <text:p text:style-name="P45">To calculate how long it takes koko to eat each banana it is the # bananas in pile / current_eating_speed, which is the speed for each pile, to get all the piles just sum them together. </text:p>
      <text:p text:style-name="P45"/>
      <text:p text:style-name="P46">The brute force approach is to set the speed to 1, calculate how long it will take to eat all of the piles if it is &lt; the hours given, return it, else increment it and repeat, this will be linear time. </text:p>
      <text:p text:style-name="P46"/>
      <text:p text:style-name="P46">But there is a better way by using binary search to change the speed variable so we initialilse the low speed as 1 and max speed as the max in piles (almost certainily eating all piles in time). </text:p>
      <text:p text:style-name="P46"/>
      <text:p text:style-name="P46">Then while low_speed &lt;= max_speed: </text:p>
      <text:p text:style-name="P46">set guess speed in the same way you find the middle. </text:p>
      <text:p text:style-name="P46"/>
      <text:p text:style-name="P46">Then initialise a total time variable to zero, before iterating through all piles and calculating the time to eat each pile by doing pile / speed (always rounding up, because <text:span text:style-name="T50">you can eat one pile per hour</text:span>)</text:p>
      <text:p text:style-name="P47">eg: </text:p>
      <text:p text:style-name="P47">A pile has 10 bananas</text:p>
      <text:list xml:id="list329519113" text:style-name="L7">
        <text:list-item>
          <text:p text:style-name="P78">Speed is 3 bananas/hour</text:p>
        </text:list-item>
      </text:list>
      <text:p text:style-name="Text_20_body"><text:span text:style-name="Strong_20_Emphasis">How many hours</text:span> does it take to finish that pile?</text:p>
      <text:list xml:id="list1856510569" text:style-name="L8">
        <text:list-item>
          <text:p text:style-name="P79">She eats 3 bananas in hour 1 → 7 left</text:p>
        </text:list-item>
        <text:list-item>
          <text:p text:style-name="P79">Eats 3 in hour 2 → 4 left</text:p>
        </text:list-item>
        <text:list-item>
          <text:p text:style-name="P79">Eats 3 in hour 3 → 1 left</text:p>
        </text:list-item>
        <text:list-item>
          <text:p text:style-name="P79">Eats 1 in hour 4 → done</text:p>
        </text:list-item>
      </text:list>
      <text:p text:style-name="P47">ceil(10 / 3) = 4, if it was a decimal it implies koko could eat more piles in one hour. </text:p>
      <text:p text:style-name="P47"/>
      <text:p text:style-name="P47">Then if total time &gt; hours put l = speed + 1</text:p>
      <text:p text:style-name="P47">else if total time &lt;= hours store to res = speed, and r = speed – 1 <text:span text:style-name="T51">(to look for smaller speeds to see if they work), before returning res (which will store the minimum speed to eat all piles)</text:span></text:p>
      <text:p text:style-name="P47"/>
      <text:p text:style-name="P18">Find Minimum in Rotated Sorted Array</text:p>
      <text:p text:style-name="P58"><text:span text:style-name="T3">Link:</text:span><text:a xlink:type="simple" xlink:href="https://leetcode.com/problems/find-minimum-in-rotated-sorted-array/description/" text:style-name="Internet_20_link" text:visited-style-name="Visited_20_Internet_20_Link">https://leetcode.com/problems/find-minimum-in-rotated-sorted-array/description/</text:a><text:span text:style-name="T28"> </text:span></text:p>
      <text:p text:style-name="P58"><text:span text:style-name="T3">Status: </text:span><text:span text:style-name="T5">success </text:span><text:span text:style-name="T6">with concept struggle with implementation </text:span></text:p>
      <text:p text:style-name="P58"><text:span text:style-name="T3">Time Taken:</text:span><text:span text:style-name="T20"> </text:span><text:span text:style-name="T21">30</text:span><text:span text:style-name="T5">min</text:span></text:p>
      <text:p text:style-name="P58"><text:span text:style-name="T3">Time Complexity: </text:span><text:span text:style-name="T5">O( log n )</text:span></text:p>
      <text:p text:style-name="P58"><text:span text:style-name="T3">Space Complexity: </text:span><text:span text:style-name="T5">O(1)</text:span></text:p>
      <text:p text:style-name="P58"><text:span text:style-name="T3">Date: </text:span><text:span text:style-name="T7">23</text:span><text:span text:style-name="T6">rd</text:span><text:span text:style-name="T20"> </text:span><text:span text:style-name="T5">October 2025</text:span></text:p>
      <text:p text:style-name="P30">Solution Notes:</text:p>
      <text:p text:style-name="P58"><text:span text:style-name="T25">basically we have to find the minimum element in a rotated sorted array so </text:span><text:span text:style-name="Source_20_Text"><text:span text:style-name="T52">[0,1,2,4,5,6,7] → [4,5,6,7,0,1,2], </text:span></text:span><text:span text:style-name="Source_20_Text"><text:span text:style-name="T53">(although this is irrelevant for the problem). </text:span></text:span></text:p>
      <text:p text:style-name="P58"><text:span text:style-name="Source_20_Text"><text:span text:style-name="T53"/></text:span></text:p>
      <text:p text:style-name="P58"><text:span text:style-name="Source_20_Text"><text:span text:style-name="T53">The O(n) solution is to initialise one element as the smallest, then loop through the array if a smaller element is found update that variable and then return it. </text:span></text:span></text:p>
      <text:p text:style-name="P58"><text:span text:style-name="Source_20_Text"><text:span text:style-name="T53"/></text:span></text:p>
      <text:p text:style-name="P58"><text:span text:style-name="Source_20_Text"><text:span text:style-name="T53">The O(log n) involves using a binary search, but noticing in the above [4,5,6,7,0,1,2] that the middle element will either be less than or greater than the elements on both the left and right side</text:span></text:span></text:p>
      <text:p text:style-name="P58"><text:span text:style-name="Source_20_Text"><text:span text:style-name="T53"/></text:span></text:p>
      <text:p text:style-name="P58"><text:span text:style-name="Source_20_Text"><text:span text:style-name="T53">so we initialise a l and r pointer and res to any element in the array like standard then loop while l &lt;= r, if first elemetn &lt; last element we set res to the minimum of </text:span></text:span><text:span text:style-name="Source_20_Text"><text:span text:style-name="T54">res or nums[l], which essentially checks if this region of the array is already sorted, then the furthest left element will most likely be the smallest and we can then break out of it. </text:span></text:span></text:p>
      <text:p text:style-name="P58"><text:span text:style-name="Source_20_Text"><text:span text:style-name="T54"/></text:span></text:p>
      <text:p text:style-name="P59"><text:span text:style-name="Source_20_Text"><text:span text:style-name="T54">Else we set the middle point like standard before setting res to the minium of res or nums[middle]. </text:span></text:span></text:p>
      <text:p text:style-name="P59"><text:span text:style-name="Source_20_Text"><text:span text:style-name="T54"/></text:span></text:p>
      <text:p text:style-name="P59"><text:span text:style-name="Source_20_Text"><text:span text:style-name="T54">Then if nums[mid] is greater than nums[l] then we know that the right side or including the middle will have the minimum value, hence we update the l = mid + 1, else it is vice versa so nums[middle] <text:s text:c="2"/>&gt;</text:span></text:span><text:span text:style-name="Source_20_Text"><text:span text:style-name="T55">= r meaning that the minimum value will be on the left side including middle of the array. </text:span></text:span></text:p>
      <text:p text:style-name="P59"><text:span text:style-name="Source_20_Text"><text:span text:style-name="T55"/></text:span></text:p>
      <text:p text:style-name="P60"><text:span text:style-name="Source_20_Text"><text:span text:style-name="T55">Then after completing the while loop just return the res. </text:span></text:span></text:p>
      <text:p text:style-name="P19">Find <text:span text:style-name="T56">Target</text:span> in Rotated Sorted Array</text:p>
      <text:p text:style-name="P61"><text:span text:style-name="T3">Link:</text:span><text:a xlink:type="simple" xlink:href="https://leetcode.com/problems/search-in-rotated-sorted-array/description/" text:style-name="Internet_20_link" text:visited-style-name="Visited_20_Internet_20_Link">https://leetcode.com/problems/search-in-rotated-sorted-array/description/</text:a><text:span text:style-name="T28"> </text:span></text:p>
      <text:p text:style-name="P61"><text:span text:style-name="T3">Status: </text:span><text:span text:style-name="T5">succes</text:span><text:span text:style-name="T12">sish had to google </text:span></text:p>
      <text:p text:style-name="P61"><text:span text:style-name="T3">Time Taken:</text:span><text:span text:style-name="T20"> </text:span><text:span text:style-name="T21">30</text:span><text:span text:style-name="T5">min</text:span></text:p>
      <text:p text:style-name="P61"><text:span text:style-name="T3">Time Complexity: </text:span><text:span text:style-name="T5">O( log n )</text:span></text:p>
      <text:p text:style-name="P61"><text:span text:style-name="T3">Space Complexity: </text:span><text:span text:style-name="T5">O(1)</text:span></text:p>
      <text:p text:style-name="P61"><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1"><text:span text:style-name="Source_20_Text"><text:span text:style-name="T32">Solution Notes:</text:span></text:span></text:p>
      <text:p text:style-name="P31"><text:span text:style-name="Source_20_Text"><text:span text:style-name="T36">the brute force solution is just to search through the entire array until you find a the target. </text:span></text:span></text:p>
      <text:p text:style-name="P31"><text:span text:style-name="Source_20_Text"><text:span text:style-name="T36"/></text:span></text:p>
      <text:p text:style-name="P31"><text:span text:style-name="Source_20_Text"><text:span text:style-name="T36">If this was sorted it would just be a standard binary search, but since it is rotated but was originally sorted it can still be used using a binary search. </text:span></text:span></text:p>
      <text:p text:style-name="P31"><text:span text:style-name="Source_20_Text"><text:span text:style-name="T36"/></text:span></text:p>
      <text:p text:style-name="P31"><text:span text:style-name="Source_20_Text"><text:span text:style-name="T36">Firstly do if the target value == nums[mid] just return the index. </text:span></text:span></text:p>
      <text:p text:style-name="P31"><text:span text:style-name="Source_20_Text"><text:span text:style-name="T36"/></text:span></text:p>
      <text:p text:style-name="P31"><text:span text:style-name="Source_20_Text"><text:span text:style-name="T36">Next we need to check if the left or right side of the array is sorted by comparing the value at nums[l] &lt;= nums[mid] then the left side is sorted. </text:span></text:span></text:p>
      <text:p text:style-name="P31"><text:span text:style-name="Source_20_Text"><text:span text:style-name="T36">Then we can compare to see if the target value is greater than nums[l], but less nums[mid] then the value has to be on the further left so the r = mid – 1, else it must be on the right side so we put l = mid + 1</text:span></text:span></text:p>
      <text:p text:style-name="P31"><text:span text:style-name="Source_20_Text"><text:span text:style-name="T36"/></text:span></text:p>
      <text:p text:style-name="P31"><text:span text:style-name="Source_20_Text"><text:span text:style-name="T36">this is repeated for if the right side is sorted but it is comparing if the nums[mid] &lt; target &lt;= r: then it must be on the right side therefore l = mid + 1, otherwise it is on the left side of the array, r = mid – 1</text:span></text:span></text:p>
      <text:p text:style-name="P31"><text:span text:style-name="Source_20_Text"><text:span text:style-name="T36"/></text:span></text:p>
      <text:p text:style-name="P31"><text:span text:style-name="Source_20_Text"><text:span text:style-name="T36">this will either result in the target being found at the new mid point, therefore return that index else just return -1 to indicate that it wasn’t found</text:span></text:span></text:p>
      <text:p text:style-name="P20">Time Based Key-Value Store</text:p>
      <text:p text:style-name="P62"><text:span text:style-name="T3">Link:</text:span><text:span text:style-name="T28">https://leetcode.com/problems/time-based-key-value-store/description/</text:span></text:p>
      <text:p text:style-name="P62"><text:span text:style-name="T3">Status: </text:span><text:span text:style-name="T5">succes</text:span><text:span text:style-name="T12">sish had to google </text:span><text:span text:style-name="T13">for syntax</text:span></text:p>
      <text:p text:style-name="P62"><text:span text:style-name="T3">Time Taken:</text:span><text:span text:style-name="T20"> </text:span><text:span text:style-name="T22">40</text:span><text:span text:style-name="T5">min</text:span></text:p>
      <text:p text:style-name="P62"><text:span text:style-name="T3">Time Complexity: </text:span><text:span text:style-name="T5">O(1)for set() and O (logn) for get().</text:span></text:p>
      <text:p text:style-name="P62"><text:span text:style-name="T3">Space Complexity: </text:span><text:span text:style-name="T5">O(m∗n) </text:span><text:span text:style-name="T13">where n is total numbers of vals associated with total keys m</text:span></text:p>
      <text:p text:style-name="P62"><text:span text:style-name="Source_20_Text"><text:span text:style-name="T4">Date: </text:span></text:span><text:span text:style-name="Source_20_Text"><text:span text:style-name="T8">23</text:span></text:span><text:span text:style-name="Source_20_Text"><text:span text:style-name="T9">rd</text:span></text:span><text:span text:style-name="Source_20_Text"><text:span text:style-name="T26"> </text:span></text:span><text:span text:style-name="Source_20_Text"><text:span text:style-name="T10">October 2025</text:span></text:span></text:p>
      <text:p text:style-name="P32"><text:span text:style-name="Source_20_Text"><text:span text:style-name="T32">Solution Notes:</text:span></text:span></text:p>
      <text:p text:style-name="P32"><text:span text:style-name="Source_20_Text"><text:span text:style-name="T37">overview of problem is to complete the functions called set and get. </text:span></text:span></text:p>
      <text:p text:style-name="P32"><text:span text:style-name="Source_20_Text"><text:span text:style-name="T37"/></text:span></text:p>
      <text:p text:style-name="P32"><text:span text:style-name="Source_20_Text"><text:span text:style-name="T37">The set takes in a key, string and timestamp, therefore because there is a key the best data structure is a hashmap, with the string and timestamp stored as a array. </text:span></text:span></text:p>
      <text:p text:style-name="P32"><text:span text:style-name="Source_20_Text"><text:span text:style-name="T37"/></text:span></text:p>
      <text:p text:style-name="P32"><text:span text:style-name="Source_20_Text"><text:span text:style-name="T37">Then for the get function it is to get (for the corresponding key) a value added before the given timestamp so it returns the previous values assoiciated with set as long as the stored time stamp &lt;= then the given time stamp. </text:span></text:span></text:p>
      <text:p text:style-name="P32"><text:span text:style-name="Source_20_Text"><text:span text:style-name="T37"/></text:span></text:p>
      <text:p text:style-name="P32"><text:span text:style-name="Source_20_Text"><text:span text:style-name="T37">The brute force for this function would be to loop for each value associated with the key, keeping track of what the maximum timestamp is that is &lt;= to given timestamp, before returning the value associated with that corresponding time value. </text:span></text:span></text:p>
      <text:p text:style-name="P32"><text:span text:style-name="Source_20_Text"><text:span text:style-name="T37"/></text:span></text:p>
      <text:p text:style-name="P32"><text:span text:style-name="Source_20_Text"><text:span text:style-name="T37">Since that each timestamp is guruntaeed to be in sorted order because it is always increasing we can use a binary search. </text:span></text:span></text:p>
      <text:p text:style-name="P32"><text:span text:style-name="Source_20_Text"><text:span text:style-name="T37"/></text:span></text:p>
      <text:p text:style-name="P32"><text:span text:style-name="Source_20_Text"><text:span text:style-name="T37">Firstly check if the key exists in the hashmap else you can just return “”, else set get the entrie values into an array of arrays for that key, then intialise l and r. and a res = “”. </text:span></text:span></text:p>
      <text:p text:style-name="P32"><text:span text:style-name="Source_20_Text"><text:span text:style-name="T37"/></text:span></text:p>
      <text:p text:style-name="P32"><text:span text:style-name="Source_20_Text"><text:span text:style-name="T37">then while l &lt;= r, get the mid point, extract the val and time stamp from entries like so, val, ts = entries[mid]. </text:span></text:span></text:p>
      <text:p text:style-name="P32"><text:span text:style-name="Source_20_Text"><text:span text:style-name="T37">If ts &lt;= timestamp: set res = val, and increment l = mid + 1, to see if there is any value which was added later but still less than timestamp, else the timestamp is too big, and we need to update r = mid – 1. </text:span></text:span></text:p>
      <text:p text:style-name="P32"><text:span text:style-name="Source_20_Text"><text:span text:style-name="T37"/></text:span></text:p>
      <text:p text:style-name="P32"><text:span text:style-name="Source_20_Text"><text:span text:style-name="T37">then return res if there is a value else just return “”</text:span></text:span></text:p>
      <text:p text:style-name="P21">Median of Two Sorted Arrays</text:p>
      <text:p text:style-name="P63"><text:span text:style-name="T3">Link:</text:span><text:a xlink:type="simple" xlink:href="https://leetcode.com/problems/median-of-two-sorted-arrays/" text:style-name="Internet_20_link" text:visited-style-name="Visited_20_Internet_20_Link">https://leetcode.com/problems/median-of-two-sorted-arrays/</text:a><text:span text:style-name="T28"> </text:span></text:p>
      <text:p text:style-name="P63"><text:span text:style-name="T3">Status: </text:span><text:span text:style-name="T14">success for brute force google for most efficient</text:span></text:p>
      <text:p text:style-name="P63"><text:span text:style-name="T3">Time Taken:</text:span><text:span text:style-name="T20"> </text:span><text:span text:style-name="T22">40</text:span><text:span text:style-name="T5">min</text:span></text:p>
      <text:p text:style-name="P63"><text:span text:style-name="T3">Time Complexity: </text:span><text:span text:style-name="T5">O((n+m) * log(n+m)) </text:span><text:span text:style-name="T14">brute force, O(log(min(n,m))) binary search</text:span></text:p>
      <text:p text:style-name="P63"><text:span text:style-name="T3">Space Complexity: </text:span><text:span text:style-name="T5">O(m∗n) </text:span><text:span text:style-name="Source_20_Text"><text:span text:style-name="T11">brute force O(1) binary search</text:span></text:span></text:p>
      <text:p text:style-name="P33"><text:span text:style-name="Source_20_Text"><text:span text:style-name="T32">Solution Notes:</text:span></text:span></text:p>
      <text:p text:style-name="P33"><text:span text:style-name="Source_20_Text"><text:span text:style-name="T38">brute force solution is simple just append the two arrays together then sort them. To calculate the median if the len of the new merged array is odd just take the middle element otherwise, just find the average of the two middle elements. </text:span></text:span></text:p>
      <text:p text:style-name="P33"><text:span text:style-name="Source_20_Text"><text:span text:style-name="T38"/></text:span></text:p>
      <text:p text:style-name="P33"><text:span text:style-name="Source_20_Text"><text:span text:style-name="T38">For the binary search solution the key concept is imagine what the merged sorted array will look like, that this consists of the two arrays, which can be known as partitions, if the total length is odd you just take the middle element, otherwise you will add the last element of the left partition and the first element of the right partition to get the median. </text:span></text:span></text:p>
      <text:p text:style-name="P33"><text:span text:style-name="Source_20_Text"><text:span text:style-name="T38"/></text:span></text:p>
      <text:p text:style-name="P33"><text:span text:style-name="Source_20_Text"><text:span text:style-name="T38">So to do this firstly </text:span></text:span><text:span text:style-name="Source_20_Text"><text:span text:style-name="T39">get the total length of the both the arrays, then find the the mid point rounded down, representing the end of the max length of the left partition. </text:span></text:span></text:p>
      <text:p text:style-name="P33"><text:span text:style-name="Source_20_Text"><text:span text:style-name="T39"/></text:span></text:p>
      <text:p text:style-name="P34"><text:span text:style-name="Source_20_Text"><text:span text:style-name="T39">Then to make sure binary search is the most effi8cient, we can see if the nums2 &lt; num1 else swap them. </text:span></text:span></text:p>
      <text:p text:style-name="P34"><text:span text:style-name="Source_20_Text"><text:span text:style-name="T39"/></text:span></text:p>
      <text:p text:style-name="P34"><text:span text:style-name="Source_20_Text"><text:span text:style-name="T39">Then while true </text:span></text:span></text:p>
      <text:p text:style-name="P34"><text:span text:style-name="Source_20_Text"><text:span text:style-name="T39">we initial the mid point to be the size of ls partion, and right to be half – ls partion length – 2. </text:span></text:span></text:p>
      <text:p text:style-name="P35"><text:span text:style-name="Source_20_Text"><text:span text:style-name="T40"/></text:span></text:p>
      <text:p text:style-name="P35"><text:span text:style-name="Source_20_Text"><text:span text:style-name="T40">we then set nums1 and nums2 using I (nums1) and j (nums2), for the left side if I &gt;= 0 set it to that element else just use a default negative infiinity this is the same nums2 left, other wise we set num1 right to I + 1 if it is &lt; len(nums1) else set it to infinity, this is the same for nums2. </text:span></text:span></text:p>
      <text:p text:style-name="P35"><text:span text:style-name="Source_20_Text"><text:span text:style-name="T40"/></text:span></text:p>
      <text:p text:style-name="P35"><text:span text:style-name="Source_20_Text"><text:span text:style-name="T40">The n if the value at nums1 left is &lt;= to nums2 right and nums2left &lt;= nums1right, then the partion is corect, we then check if it is the len if is odd, just take the middle element, which will be the min element of num1s right and nums2 right. </text:span></text:span></text:p>
      <text:p text:style-name="P35"><text:span text:style-name="Source_20_Text"><text:span text:style-name="T40"/></text:span></text:p>
      <text:p text:style-name="P35"><text:span text:style-name="Source_20_Text"><text:span text:style-name="T40">Else it is odd then we haf to the retern the max of nums1 or nums2 left add to the min nums1 righyt and num2 right / 2. </text:span></text:span></text:p>
      <text:p text:style-name="P35"><text:span text:style-name="Source_20_Text"><text:span text:style-name="T40"/></text:span></text:p>
      <text:p text:style-name="P35"><text:span text:style-name="Source_20_Text"><text:span text:style-name="T40">else if nums1left &gt; nums2 right the partitions are incorrect (left is bigger than right), the r = I – 1, else if nums2 left &gt; nums1 right, a left half is too small and we need to move right. </text:span></text:span></text:p>
      <text:h text:style-name="P8" text:outline-level="2">Sliding Window</text:h>
      <text:h text:style-name="P64" text:outline-level="3"><text:span text:style-name="Source_20_Text"><text:span text:style-name="T19">Easy</text:span></text:span></text:h>
      <text:p text:style-name="P22">Best Time to Buy and Sell Stock</text:p>
      <text:p text:style-name="P65"><text:span text:style-name="T3">Link:</text:span><text:span text:style-name="T28">https://leetcode.com/problems/best-time-to-buy-and-sell-stock/description/</text:span></text:p>
      <text:p text:style-name="P65"><text:span text:style-name="T3">Status: </text:span><text:span text:style-name="T14">success</text:span></text:p>
      <text:p text:style-name="P65"><text:span text:style-name="T3">Time Taken:</text:span><text:span text:style-name="T20"> </text:span><text:span text:style-name="T23">2</text:span><text:span text:style-name="T22">0</text:span><text:span text:style-name="T5">min</text:span></text:p>
      <text:p text:style-name="P65"><text:span text:style-name="T3">Time Complexity:</text:span><text:span text:style-name="T14"> </text:span><text:span text:style-name="T15">O(n)</text:span></text:p>
      <text:p text:style-name="P65"><text:span text:style-name="T3">Space Complexity: </text:span><text:span text:style-name="T15">O(1)</text:span></text:p>
      <text:p text:style-name="P36"><text:span text:style-name="Source_20_Text"><text:span text:style-name="T32">Solution Notes:</text:span></text:span></text:p>
      <text:p text:style-name="P37"><text:span text:style-name="Source_20_Text"><text:span text:style-name="T41">brute force solution is simple, for every element calculate the profit for every other element and store it in max profit, and then move onto the next element, until the end of the array which will be O(n^2)</text:span></text:span></text:p>
      <text:p text:style-name="P37"><text:span text:style-name="Source_20_Text"><text:span text:style-name="T41"/></text:span></text:p>
      <text:p text:style-name="P37"><text:span text:style-name="Source_20_Text"><text:span text:style-name="T41">The O(n) solution is to use a dynamic sliding window, where initialise the left side of it and adjust the right side comparing the profit values to see which one is best. </text:span></text:span></text:p>
      <text:p text:style-name="P37"><text:span text:style-name="Source_20_Text"><text:span text:style-name="T41"/></text:span></text:p>
      <text:p text:style-name="P37"><text:span text:style-name="Source_20_Text"><text:span text:style-name="T41">There is two ways to do this: </text:span></text:span></text:p>
      <text:p text:style-name="P37"><text:span text:style-name="Source_20_Text"><text:span text:style-name="T41">the first way is similar to two pointers, initialisng l and r to 0 and 1, with a max profit at 0. </text:span></text:span></text:p>
      <text:p text:style-name="P37"><text:span text:style-name="Source_20_Text"><text:span text:style-name="T41"/></text:span></text:p>
      <text:p text:style-name="P37"><text:span text:style-name="Source_20_Text"><text:span text:style-name="T41">while r &lt; len(prices) check if price l &lt; price r (meaning we have some profit) then we calculate this by doing price r – price l. then we set this to max profit it is bigger than the previous stored value. </text:span></text:span></text:p>
      <text:p text:style-name="P37"><text:span text:style-name="Source_20_Text"><text:span text:style-name="T41"/></text:span></text:p>
      <text:p text:style-name="P37"><text:span text:style-name="Source_20_Text"><text:span text:style-name="T41">Else r is less than l and we have now calculated all profits possiblites for that window, then we need to move l to r by doing l = r. </text:span></text:span></text:p>
      <text:p text:style-name="P37"><text:span text:style-name="Source_20_Text"><text:span text:style-name="T41"/></text:span></text:p>
      <text:p text:style-name="P37"><text:span text:style-name="Source_20_Text"><text:span text:style-name="T41">after that in every iteration we increment r by 1, to extend the sliding window. </text:span></text:span></text:p>
      <text:p text:style-name="P37"><text:span text:style-name="Source_20_Text"><text:span text:style-name="T41"/></text:span></text:p>
      <text:p text:style-name="P37"><text:span text:style-name="Source_20_Text"><text:span text:style-name="T41">The second way, is to initialise a max profit and the current min_price to buy the stock at zero and either infinity, or the price[0] </text:span></text:span></text:p>
      <text:p text:style-name="P37"><text:span text:style-name="Source_20_Text"><text:span text:style-name="T41"/></text:span></text:p>
      <text:p text:style-name="P37"><text:span text:style-name="Source_20_Text"><text:span text:style-name="T41">the for price in prices, we calculate the profit by doing price – min buy </text:span></text:span></text:p>
      <text:p text:style-name="P37"><text:span text:style-name="Source_20_Text"><text:span text:style-name="T41">then update the max profit by doing max(max_profit, profit) </text:span></text:span></text:p>
      <text:p text:style-name="P37"><text:span text:style-name="Source_20_Text"><text:span text:style-name="T41"/></text:span></text:p>
      <text:p text:style-name="P37"><text:span text:style-name="Source_20_Text"><text:span text:style-name="T41">we then update min_buy to the minimum of min_buy and price, always ensuring that we are getting the profit between the smallest buy price and a the current price. </text:span></text:span></text:p>
      <text:p text:style-name="P37"><text:span text:style-name="Source_20_Text"><text:span text:style-name="T41"/></text:span></text:p>
      <text:h text:style-name="P13" text:outline-level="3"><text:span text:style-name="Source_20_Text"><text:span text:style-name="T34"/></text:span></text:h>
      <text:h text:style-name="P11" text:outline-level="3"><text:span text:style-name="Source_20_Text"><text:span text:style-name="T33">Medium</text:span></text:span></text:h>
      <text:h text:style-name="P23" text:outline-level="1">Longest Substring Without Repeating Characters</text:h>
      <text:p text:style-name="P66"><text:span text:style-name="T3">Link:</text:span><text:a xlink:type="simple" xlink:href="https://leetcode.com/problems/longest-substring-without-repeating-characters/description/" text:style-name="Internet_20_link" text:visited-style-name="Visited_20_Internet_20_Link">https://leetcode.com/problems/longest-substring-without-repeating-characters/description/</text:a><text:span text:style-name="T28"> </text:span></text:p>
      <text:p text:style-name="P66"><text:span text:style-name="T3">Status: </text:span><text:span text:style-name="T14">success</text:span></text:p>
      <text:p text:style-name="P66"><text:span text:style-name="T3">Time Taken:</text:span><text:span text:style-name="T20"> </text:span><text:span text:style-name="T23">2</text:span><text:span text:style-name="T22">0</text:span><text:span text:style-name="T5">min</text:span></text:p>
      <text:p text:style-name="P66"><text:span text:style-name="T3">Time Complexity:</text:span><text:span text:style-name="T14"> </text:span><text:span text:style-name="T15">O(n)</text:span></text:p>
      <text:p text:style-name="P66"><text:span text:style-name="T3">Space Complexity: </text:span><text:span text:style-name="T15">O(</text:span><text:span text:style-name="T16">n</text:span><text:span text:style-name="T15">)</text:span></text:p>
      <text:p text:style-name="P38"><text:span text:style-name="Source_20_Text"><text:span text:style-name="T35">Solution Notes:</text:span></text:span></text:p>
      <text:p text:style-name="P38"><text:span text:style-name="Source_20_Text"><text:span text:style-name="T42">the solution involves using a dynamic window, to see what is the longest substring without repeating characters. </text:span></text:span></text:p>
      <text:p text:style-name="P38"><text:span text:style-name="Source_20_Text"><text:span text:style-name="T42"/></text:span></text:p>
      <text:p text:style-name="P38"><text:span text:style-name="Source_20_Text"><text:span text:style-name="T42">Since we want to have a unique substring, the ideal data structure to check that easily is a set. </text:span></text:span></text:p>
      <text:p text:style-name="P38"><text:span text:style-name="Source_20_Text"><text:span text:style-name="T42"/></text:span></text:p>
      <text:p text:style-name="P38"><text:span text:style-name="Source_20_Text"><text:span text:style-name="T42">So we first initialise a set, a l pointer (for the left side of the sliding window) and the res = 0, which will store the length of the longest substring found so far. </text:span></text:span></text:p>
      <text:p text:style-name="P38"><text:span text:style-name="Source_20_Text"><text:span text:style-name="T42"/></text:span></text:p>
      <text:p text:style-name="P38"><text:span text:style-name="Source_20_Text"><text:span text:style-name="T42">Then we loop through the string using r (representing the right side of the sliding window), then we check if the character at the right pointer is in the charSet, if it is we remove the character at the left pointer (because the substring needs to be contiguous), and increment l by 1, to move the sliding window to the left, until the substring is unique. </text:span></text:span></text:p>
      <text:p text:style-name="P38"><text:span text:style-name="Source_20_Text"><text:span text:style-name="T42"/></text:span></text:p>
      <text:p text:style-name="P38"><text:span text:style-name="Source_20_Text"><text:span text:style-name="T42">Else if r is not in the charSet, we add it, then calculate res as the max of itself or the length of the character set, (which will contain the longest unique substring) or this can be done by doing r <text:s/>- l + 1. </text:span></text:span></text:p>
      <text:h text:style-name="P24" text:outline-level="1"/>
      <text:h text:style-name="P25" text:outline-level="1">Longest Repeating Character Replacement</text:h>
      <text:p text:style-name="P67"><text:span text:style-name="T3">Link:</text:span><text:a xlink:type="simple" xlink:href="https://leetcode.com/problems/longest-repeating-character-replacement/description/" text:style-name="Internet_20_link" text:visited-style-name="Visited_20_Internet_20_Link">https://leetcode.com/problems/longest-repeating-character-replacement/description/</text:a><text:span text:style-name="T28"> </text:span></text:p>
      <text:p text:style-name="P67"><text:span text:style-name="T3">Status: </text:span><text:span text:style-name="T17">failure had to google but had good ideas. </text:span></text:p>
      <text:p text:style-name="P67"><text:span text:style-name="T3">Time Taken:</text:span><text:span text:style-name="T20"> </text:span><text:span text:style-name="T24">4</text:span><text:span text:style-name="T22">0</text:span><text:span text:style-name="T5">min</text:span></text:p>
      <text:p text:style-name="P67"><text:span text:style-name="T3">Time Complexity:</text:span><text:span text:style-name="T14"> </text:span><text:span text:style-name="T15">O(n)</text:span></text:p>
      <text:p text:style-name="P67"><text:span text:style-name="T3">Space Complexity: </text:span><text:span text:style-name="T15">O(</text:span><text:span text:style-name="T17">m</text:span><text:span text:style-name="T15">)</text:span></text:p>
      <text:p text:style-name="P40"><text:span text:style-name="Source_20_Text"><text:span text:style-name="T35">Solution Notes:</text:span></text:span></text:p>
      <text:p text:style-name="P40"><text:span text:style-name="Source_20_Text"><text:span text:style-name="T43">my idea was to use a sliding window and check if the r pointer was equal to left pointer, else update the one of the characters and keep track of number of operations to make sure that it was less than k. </text:span></text:span></text:p>
      <text:p text:style-name="P40"><text:span text:style-name="Source_20_Text"><text:span text:style-name="T43"/></text:span></text:p>
      <text:p text:style-name="P40"><text:span text:style-name="Source_20_Text"><text:span text:style-name="T43">The google solution: </text:span></text:span></text:p>
      <text:p text:style-name="P40"><text:span text:style-name="Source_20_Text"><text:span text:style-name="T43">initialise l = 0, r = 0 a max_count to store the highest frequency character, in counts (charcter: frequency, eg A: 3), and the max_len of the longest substring found so far. </text:span></text:span></text:p>
      <text:p text:style-name="P40"><text:span text:style-name="Source_20_Text"><text:span text:style-name="T43"/></text:span></text:p>
      <text:p text:style-name="P40"><text:span text:style-name="Source_20_Text"><text:span text:style-name="T43">Then r will loop over the string s, for each character incrementing that corresponding character as key, by 1. </text:span></text:span></text:p>
      <text:p text:style-name="P40"><text:span text:style-name="Source_20_Text"><text:span text:style-name="T43">then get the max number of characters by doing max_count = max(max_count, counts[s[r]]). </text:span></text:span></text:p>
      <text:p text:style-name="P40"><text:span text:style-name="Source_20_Text"><text:span text:style-name="T43"/></text:span></text:p>
      <text:p text:style-name="P40"><text:span text:style-name="Source_20_Text"><text:span text:style-name="T43">Now here is the key to the problem the size of the sliding window = r – l + 1 (because r and l are zero indexed) and we need to figure out based on the max_count of characters do we have enough k operations to change them all to one character. </text:span></text:span></text:p>
      <text:p text:style-name="P39"><text:span text:style-name="Source_20_Text"><text:span text:style-name="T43">AABC and k = 3, we have enough operations to turn into AAAA, BBBB, or CCCC so the max length = 4. in the above case it is better to change it to all As because it is the most frequent character rather than changing them to B or Cs, because that will take less K operations. </text:span></text:span></text:p>
      <text:p text:style-name="P39"><text:span text:style-name="Source_20_Text"><text:span text:style-name="T43"/></text:span></text:p>
      <text:p text:style-name="P39"><text:span text:style-name="Source_20_Text"><text:span text:style-name="T43">To check if a window is valid (can be changed to one character) the formula is </text:span></text:span><text:span text:style-name="Source_20_Text"><text:span text:style-name="T57"><text:s/></text:span></text:span><text:span text:style-name="Source_20_Text"><text:span text:style-name="T43">r – l + 1 – max_count &gt; k </text:span></text:span></text:p>
      <text:p text:style-name="P39"><text:span text:style-name="Source_20_Text"><text:span text:style-name="T43"/></text:span></text:p>
      <text:p text:style-name="P39"><text:span text:style-name="Source_20_Text"><text:span text:style-name="T43">if this is false we have a valid window like in the above case it would be 4 – 2 = 2 </text:span></text:span><text:span text:style-name="Source_20_Text"><text:span text:style-name="T45">&gt; 3 is false, so we have enough operations to make it valid. We just return the max(max_len, r – l + 1) (size of valid sliding window) </text:span></text:span></text:p>
      <text:p text:style-name="P39"><text:span text:style-name="Source_20_Text"><text:span text:style-name="T45"/></text:span></text:p>
      <text:p text:style-name="P41"><text:span text:style-name="Source_20_Text"><text:span text:style-name="T45">Otherwise we do not have enough operations to change the elements in the sliding window because it is too big, therefore we need to shrink it, so we subtract one from the frequency of the left most character by doing counts[s[l]] -= 1 and then shrink the slding window by doing l += 1</text:span></text:span></text:p>
      <text:p text:style-name="P40"><text:span text:style-name="Source_20_Text"><text:span text:style-name="T43"/></text:span></text:p>
      <text:h text:style-name="P12" text:outline-level="3"><text:span text:style-name="Source_20_Text"><text:span text:style-name="T44"/></text:span></text:h>
      <text:h text:style-name="P26" text:outline-level="1">Permutation In String</text:h>
      <text:p text:style-name="P68"><text:span text:style-name="T3">Link:</text:span><text:a xlink:type="simple" xlink:href="https://leetcode.com/problems/permutation-in-string/description/" text:style-name="Internet_20_link" text:visited-style-name="Visited_20_Internet_20_Link">https://leetcode.com/problems/permutation-in-string/description/</text:a><text:span text:style-name="T28"> </text:span></text:p>
      <text:p text:style-name="P68"><text:span text:style-name="T3">Status: </text:span><text:span text:style-name="T17">failure had to google but had good ideas. </text:span></text:p>
      <text:p text:style-name="P68"><text:span text:style-name="T3">Time Taken:</text:span><text:span text:style-name="T20"> </text:span><text:span text:style-name="T24">4</text:span><text:span text:style-name="T22">0</text:span><text:span text:style-name="T5">min</text:span></text:p>
      <text:p text:style-name="P68"><text:span text:style-name="T3">Time Complexity:</text:span><text:span text:style-name="T14"> </text:span><text:span text:style-name="T15">O(n)</text:span></text:p>
      <text:p text:style-name="P68"><text:span text:style-name="T3">Space Complexity: </text:span><text:span text:style-name="T15">O(</text:span><text:span text:style-name="T18">1</text:span><text:span text:style-name="T15">) </text:span></text:p>
      <text:p text:style-name="P42"><text:span text:style-name="Source_20_Text"><text:span text:style-name="T35">Solution Notes:</text:span></text:span></text:p>
      <text:p text:style-name="P42"><text:span text:style-name="Source_20_Text"><text:span text:style-name="T46">My idea, get the sliding window size (k) = len(s1) I.e substring to find, create a dictionary to store the letter to its frequency. </text:span></text:span></text:p>
      <text:p text:style-name="P42"><text:span text:style-name="Source_20_Text"><text:span text:style-name="T46">Initalise the sliding window result variable to the first characters of s2 upto window size. </text:span></text:span></text:p>
      <text:p text:style-name="P42"><text:span text:style-name="Source_20_Text"><text:span text:style-name="T46"/></text:span></text:p>
      <text:p text:style-name="P42"><text:span text:style-name="Source_20_Text"><text:span text:style-name="T46">Then I I looped through s2 starting at k adding the storing the chars in the window to a string variable, I then had issues with being able to compare those characters to the s1 dictionary to see if they were permutations or not. </text:span></text:span></text:p>
      <text:p text:style-name="P42"><text:span text:style-name="Source_20_Text"><text:span text:style-name="T46"/></text:span></text:p>
      <text:p text:style-name="P42"><text:span text:style-name="Source_20_Text"><text:span text:style-name="T46">Googled Solution: </text:span></text:span></text:p>
      <text:p text:style-name="P42"><text:span text:style-name="Source_20_Text"><text:span text:style-name="T46">initialise len of s1 and len of s2 to variables, will need later. </text:span></text:span></text:p>
      <text:p text:style-name="P42"><text:span text:style-name="Source_20_Text"><text:span text:style-name="T46">Initialse the s1_dictionary of chars to frequencies all chars from s1</text:span></text:span></text:p>
      <text:p text:style-name="P42"><text:span text:style-name="Source_20_Text"><text:span text:style-name="T46">initlaises the s2_dictionary of chars to frequencies up to len of s1. (creates first window) </text:span></text:span></text:p>
      <text:p text:style-name="P42"><text:span text:style-name="Source_20_Text"><text:span text:style-name="T46">the above initalisation was done using the Counter Library, </text:span></text:span></text:p>
      <text:p text:style-name="P42"><text:span text:style-name="Source_20_Text"><text:span text:style-name="T46"/></text:span></text:p>
      <text:p text:style-name="P42"><text:span text:style-name="Source_20_Text"><text:span text:style-name="T46">but could using default dict or just a dict it like </text:span></text:span></text:p>
      <text:p text:style-name="P42"><text:span text:style-name="Source_20_Text"><text:span text:style-name="T46"># For s1_dict:</text:span></text:span></text:p>
      <text:p text:style-name="P42"><text:span text:style-name="Source_20_Text"><text:span text:style-name="T46">for c in </text:span></text:span><text:span text:style-name="Source_20_Text"><text:span text:style-name="T47">s1</text:span></text:span><text:span text:style-name="Source_20_Text"><text:span text:style-name="T46">:</text:span></text:span></text:p>
      <text:p text:style-name="P42"><text:span text:style-name="Source_20_Text"><text:span text:style-name="T46"><text:s text:c="4"/>s1_dict[c] = s1_dict.get(c, 0) + 1 <text:s/># Get the current value (default 0), then add 1</text:span></text:span></text:p>
      <text:p text:style-name="P42"><text:span text:style-name="Source_20_Text"><text:span text:style-name="T46"/></text:span></text:p>
      <text:p text:style-name="P42"><text:span text:style-name="Source_20_Text"><text:span text:style-name="T46"># For s2_dict:</text:span></text:span></text:p>
      <text:p text:style-name="P42"><text:span text:style-name="Source_20_Text"><text:span text:style-name="T46">for c in s2</text:span></text:span><text:span text:style-name="Source_20_Text"><text:span text:style-name="T47">[:s1_len]</text:span></text:span><text:span text:style-name="Source_20_Text"><text:span text:style-name="T46">:</text:span></text:span></text:p>
      <text:p text:style-name="P42"><text:span text:style-name="Source_20_Text"><text:span text:style-name="T46"><text:s text:c="4"/>s2_dict[c] = s2_dict.get(c, 0) + 1 </text:span></text:span></text:p>
      <text:p text:style-name="P42"><text:span text:style-name="Source_20_Text"><text:span text:style-name="T46"/></text:span></text:p>
      <text:p text:style-name="P42"><text:span text:style-name="Source_20_Text"><text:span text:style-name="T46">then loop through s2 starting at the length fo s1, adding the char to s2 dictionary like so: </text:span></text:span></text:p>
      <text:p text:style-name="P49">new_char = s2[r]</text:p>
      <text:p text:style-name="P49">s2_dict[new_char] += 1</text:p>
      <text:p text:style-name="P42"/>
      <text:p text:style-name="P48">the above extends the window by one, so we need to remove the character at the left to keep at the desired size like so: </text:p>
      <text:p text:style-name="P48">old_char = s2[r – s1_len] # gets index of character to remove (at the start of sliding window)</text:p>
      <text:p text:style-name="P48">s2_dict[old_char] -= 1</text:p>
      <text:p text:style-name="P48"/>
      <text:p text:style-name="P48">we then need to check if the old_char key is == 0, it needs to be removed, else when we compare s1_dict to s2_dict it will return false in some cases. </text:p>
      <text:p text:style-name="P48"><text:soft-page-break/>This can be done like so: </text:p>
      <text:p text:style-name="P48">if s2_dict[old_char] == 0:</text:p>
      <text:p text:style-name="P48"><text:s text:c="16"/>del s2_dict[old_char]</text:p>
      <text:p text:style-name="P48"/>
      <text:p text:style-name="P48">other wise just compare s1 and s2 dict like so return true if they are the same: (it doesn’t matter the order just what the keys and values are) </text:p>
      <text:p text:style-name="P48">if s1_dict == s2_dict: </text:p>
      <text:p text:style-name="P48"><text:s text:c="16"/>return True </text:p>
      <text:p text:style-name="P48"/>
      <text:p text:style-name="P48">other wise we have gone through s2 and found now valid permutations, then return False. </text:p>
      <text:p text:style-name="P48"/>
      <text:p text:style-name="P48">Minor optimisations, S1 has to be smaller or equal to s2 for s2 to ever have a valid permutation so you can do this: </text:p>
      <text:p text:style-name="P48">if s1_len &gt; s2_len: </text:p>
      <text:p text:style-name="P48"><text:s text:c="12"/>return False</text:p>
      <text:p text:style-name="P48"/>
      <text:p text:style-name="P48">sometimes the first window can be a valid permutation, therefore we can check before doing all the logic above but after initalisation of the dictionaries like so: </text:p>
      <text:p text:style-name="P48">if s1_dict == s2_dict: </text:p>
      <text:p text:style-name="P48"><text:s text:c="16"/>return True </text:p>
      <text:h text:style-name="P11" text:outline-level="3"><text:span text:style-name="Source_20_Text"><text:span text:style-name="T33">Hard</text:span></text:span></text:h>
      <text:p text:style-name="P32">Minimum Window Substring</text:p>
      <text:p text:style-name="P32">Link:<text:a xlink:type="simple" xlink:href="https://leetcode.com/problems/minimum-window-substring/description/" text:style-name="Internet_20_link" text:visited-style-name="Visited_20_Internet_20_Link"><text:span text:style-name="T58">https://leetcode.com/problems/minimum-window-substring/description/</text:span></text:a><text:span text:style-name="T58"> </text:span></text:p>
      <text:p text:style-name="P32">Status: <text:span text:style-name="T58">failure had to google but had good ideas. </text:span></text:p>
      <text:p text:style-name="P32">Time Taken: <text:span text:style-name="T58">40min</text:span></text:p>
      <text:p text:style-name="P32">Time Complexity: <text:span text:style-name="T58">O(n)</text:span></text:p>
      <text:p text:style-name="P32">Space Complexity: <text:span text:style-name="T58">O(m)</text:span></text:p>
      <text:p text:style-name="P32">Solution Notes:</text:p>
      <text:p text:style-name="P76">My idea </text:p>
      <text:p text:style-name="P76">was create a Counter dictionary for the substring to find and the original string (starting with the characters of the same length as the substring). Then looping through the s, to see if the current window for s was a substring of t, if it was remove characters from the left until it wasn’t to find the minimum, else keep adding until it was had trouble programming it and figuring out when I could exit out. </text:p>
      <text:p text:style-name="P76"/>
      <text:p text:style-name="P76">Googled Solution: </text:p>
      <text:p text:style-name="P76">initalise an empty counter dict for s and one for t filled with the characters for the substring to find in s </text:p>
      <text:p text:style-name="P76">then calculate what characters we need = len(t_dict) aka if there is 4 elements abcd we need to find those four things and we currently have a variable called have at 0. </text:p>
      <text:p text:style-name="P76">we need to return the substring which contains these characters so create an single element array like [0, 0] and length of the substring set at infinity. </text:p>
      <text:p text:style-name="P76">Also set l = 0 </text:p>
      <text:p text:style-name="P76"/>
      <text:p text:style-name="P76">then loop through s adding the current char to s_dict, if this char is in t_dict and s_dict[char] == t_dict[char], then increment have by 1 (keep doing this until have == need)</text:p>
      <text:p text:style-name="P76">while have == need </text:p>
      <text:p text:style-name="P76">calculate the window size = r – l + 1 </text:p>
      <text:p text:style-name="P76">if that window size is &lt; res_len set it to res len and set the res range to [l, r] </text:p>
      <text:p text:style-name="P76">now we have found a valid substring but it could be massive, so we need to remove elements from the left to see and check if it is still valid to find the minimum substring by doing s_dict[s[l]] -= 1. </text:p>
      <text:p text:style-name="P76">before checking if s[l] in if s[l] in t_dict and s_dict[s[l]] &lt; t_dict[s[l]]: (means if that character apperars less in s than it does in c we are further away from our goal), then subtract have by 1. meaning that window is invalid </text:p>
      <text:p text:style-name="P76"/>
      <text:p text:style-name="P76">upon every iteration we increment l += 1, until have != need, then we increment r again to go to the end of the array. </text:p>
      <text:p text:style-name="P76">Finally if res_len is not infinity return the substring range by doing s[res_range[0]:res_range[1] + 1] else just retur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Arial1" svg:font-family="Arial, sans-serif"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20:48.958799716</meta:creation-date>
    <dc:date>2025-11-28T16:53:34.803734970</dc:date>
    <meta:editing-duration>PT1H24M16S</meta:editing-duration>
    <meta:editing-cycles>12</meta:editing-cycles>
    <meta:generator>LibreOffice/7.3.7.2$Linux_X86_64 LibreOffice_project/30$Build-2</meta:generator>
    <meta:document-statistic meta:table-count="0" meta:image-count="0" meta:object-count="0" meta:page-count="60" meta:paragraph-count="1063" meta:word-count="11196" meta:character-count="67443" meta:non-whitespace-character-count="57021"/>
  </office:meta>
</office:document-meta>
</file>